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1.687954mm" fo:page-width="83.17271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eeeeec" draw:opacity="100.0%" draw:stroke="solid" svg:stroke-color="#ffffff" draw:stroke-linejoin="bevel" svg:stroke-opacity="100.0%" svg:stroke-width="0.06614583mm"/>
    </style:style>
    <style:style style:family="graphic" style:name="style-3">
      <style:graphic-properties draw:fill="solid" draw:fill-color="#f7f7f7" draw:opacity="100.0%" draw:stroke="none"/>
    </style:style>
    <style:style style:family="graphic" style:name="style-4">
      <style:graphic-properties draw:fill="solid" draw:fill-color="#2e3436" draw:opacity="100.0%" draw:stroke="none"/>
    </style:style>
    <style:style style:family="graphic" style:name="style-5">
      <style:graphic-properties draw:fill="solid" draw:fill-color="#2e3436" draw:opacity="100.0%" draw:stroke="none"/>
    </style:style>
    <style:style style:family="graphic" style:name="style-6">
      <style:graphic-properties draw:fill="solid" draw:fill-color="#2e3436" draw:opacity="100.0%" draw:stroke="none"/>
    </style:style>
    <style:style style:family="graphic" style:name="style-7">
      <style:graphic-properties draw:fill="solid" draw:fill-color="#2e3436" draw:opacity="100.0%" draw:stroke="none"/>
    </style:style>
    <style:style style:family="graphic" style:name="style-8">
      <style:graphic-properties draw:fill="solid" draw:fill-color="#2e3436" draw:opacity="100.0%" draw:stroke="none"/>
    </style:style>
    <style:style style:family="graphic" style:name="style-9">
      <style:graphic-properties draw:fill="solid" draw:fill-color="#2e3436" draw:opacity="100.0%" draw:stroke="none"/>
    </style:style>
    <style:style style:family="graphic" style:name="style-10">
      <style:graphic-properties draw:fill="solid" draw:fill-color="#2e3436" draw:opacity="100.0%" draw:stroke="none"/>
    </style:style>
    <style:style style:family="graphic" style:name="style-11">
      <style:graphic-properties draw:fill="solid" draw:fill-color="#2e3436" draw:opacity="100.0%" draw:stroke="none"/>
    </style:style>
    <style:style style:family="graphic" style:name="style-12">
      <style:graphic-properties draw:fill="solid" draw:fill-color="#2e3436" draw:opacity="100.0%" draw:stroke="none"/>
    </style:style>
    <style:style style:family="graphic" style:name="style-13">
      <style:graphic-properties draw:fill="solid" draw:fill-color="#ffffff" draw:opacity="100.0%" draw:stroke="none"/>
    </style:style>
    <style:style style:family="graphic" style:name="style-14">
      <style:graphic-properties draw:fill="solid" draw:fill-color="#ffffff" draw:opacity="100.0%" draw:stroke="none"/>
    </style:style>
    <style:style style:family="graphic" style:name="style-15">
      <style:graphic-properties draw:fill="solid" draw:fill-color="#ffffff" draw:opacity="100.0%" draw:stroke="none"/>
    </style:style>
    <style:style style:family="graphic" style:name="style-16">
      <style:graphic-properties draw:fill="solid" draw:fill-color="#ffffff" draw:opacity="100.0%" draw:stroke="none"/>
    </style:style>
    <style:style style:family="graphic" style:name="style-17">
      <style:graphic-properties draw:fill="solid" draw:fill-color="#ffffff" draw:opacity="100.0%" draw:stroke="none"/>
    </style:style>
    <style:style style:family="graphic" style:name="style-18">
      <style:graphic-properties draw:fill="solid" draw:fill-color="#ffffff" draw:opacity="100.0%" draw:stroke="none"/>
    </style:style>
    <style:style style:family="graphic" style:name="style-19">
      <style:graphic-properties draw:fill="solid" draw:fill-color="#ffffff" draw:opacity="100.0%" draw:stroke="none"/>
    </style:style>
    <style:style style:family="graphic" style:name="style-20">
      <style:graphic-properties draw:fill="solid" draw:fill-color="#ffffff" draw:opacity="100.0%" draw:stroke="none"/>
    </style:style>
    <style:style style:family="graphic" style:name="style-21">
      <style:graphic-properties draw:fill="solid" draw:fill-color="#cccccc" draw:opacity="100.0%" draw:stroke="none"/>
    </style:style>
    <style:style style:family="graphic" style:name="style-22">
      <style:graphic-properties draw:fill="solid" draw:fill-color="#cccccc" draw:opacity="100.0%" draw:stroke="none"/>
    </style:style>
    <style:style style:family="graphic" style:name="style-23">
      <style:graphic-properties draw:fill="solid" draw:fill-color="#cccccc" draw:opacity="100.0%" draw:stroke="none"/>
    </style:style>
    <style:style style:family="graphic" style:name="style-24">
      <style:graphic-properties draw:fill="solid" draw:fill-color="#cccccc" draw:opacity="100.0%" draw:stroke="none"/>
    </style:style>
    <style:style style:family="graphic" style:name="style-25">
      <style:graphic-properties draw:fill="solid" draw:fill-color="#cccccc" draw:opacity="100.0%" draw:stroke="none"/>
    </style:style>
    <style:style style:family="graphic" style:name="style-26">
      <style:graphic-properties draw:fill="solid" draw:fill-color="#cccccc" draw:opacity="100.0%" draw:stroke="none"/>
    </style:style>
    <style:style style:family="graphic" style:name="style-27">
      <style:graphic-properties draw:fill="solid" draw:fill-color="#cccccc" draw:opacity="100.0%" draw:stroke="none"/>
    </style:style>
    <style:style style:family="graphic" style:name="style-28">
      <style:graphic-properties draw:fill="solid" draw:fill-color="#cccccc" draw:opacity="100.0%" draw:stroke="none"/>
    </style:style>
    <style:style style:family="graphic" style:name="style-29">
      <style:graphic-properties draw:fill="solid" draw:fill-color="#f7f7f7" draw:opacity="100.0%" draw:stroke="none"/>
    </style:style>
    <style:style style:family="graphic" style:name="style-30">
      <style:graphic-properties draw:fill="solid" draw:fill-color="#2e3436" draw:opacity="100.0%" draw:stroke="none"/>
    </style:style>
    <style:style style:family="graphic" style:name="style-31">
      <style:graphic-properties draw:fill="solid" draw:fill-color="#2e3436" draw:opacity="100.0%" draw:stroke="none"/>
    </style:style>
    <style:style style:family="graphic" style:name="style-32">
      <style:graphic-properties draw:fill="solid" draw:fill-color="#2e3436" draw:opacity="100.0%" draw:stroke="none"/>
    </style:style>
    <style:style style:family="graphic" style:name="style-33">
      <style:graphic-properties draw:fill="solid" draw:fill-color="#2e3436" draw:opacity="100.0%" draw:stroke="none"/>
    </style:style>
    <style:style style:family="graphic" style:name="style-34">
      <style:graphic-properties draw:fill="solid" draw:fill-color="#2e3436" draw:opacity="100.0%" draw:stroke="none"/>
    </style:style>
    <style:style style:family="graphic" style:name="style-35">
      <style:graphic-properties draw:fill="solid" draw:fill-color="#2e3436" draw:opacity="100.0%" draw:stroke="none"/>
    </style:style>
    <style:style style:family="graphic" style:name="style-36">
      <style:graphic-properties draw:fill="solid" draw:fill-color="#2e3436" draw:opacity="100.0%" draw:stroke="none"/>
    </style:style>
    <style:style style:family="graphic" style:name="style-37">
      <style:graphic-properties draw:fill="solid" draw:fill-color="#2e3436" draw:opacity="100.0%" draw:stroke="none"/>
    </style:style>
    <style:style style:family="graphic" style:name="style-38">
      <style:graphic-properties draw:fill="solid" draw:fill-color="#2e3436" draw:opacity="100.0%" draw:stroke="none"/>
    </style:style>
    <style:style style:family="graphic" style:name="style-39">
      <style:graphic-properties draw:fill="solid" draw:fill-color="#ffffff" draw:opacity="100.0%" draw:stroke="none"/>
    </style:style>
    <style:style style:family="graphic" style:name="style-40">
      <style:graphic-properties draw:fill="solid" draw:fill-color="#cccccc" draw:opacity="100.0%" draw:stroke="none"/>
    </style:style>
    <style:style style:family="graphic" style:name="style-41">
      <style:graphic-properties draw:fill="solid" draw:fill-color="#cccccc" draw:opacity="100.0%" draw:stroke="none"/>
    </style:style>
    <style:style style:family="graphic" style:name="style-42">
      <style:graphic-properties draw:fill="solid" draw:fill-color="#cccccc" draw:opacity="100.0%" draw:stroke="none"/>
    </style:style>
    <style:style style:family="graphic" style:name="style-43">
      <style:graphic-properties draw:fill="solid" draw:fill-color="#cccccc" draw:opacity="100.0%" draw:stroke="none"/>
    </style:style>
    <style:style style:family="graphic" style:name="style-44">
      <style:graphic-properties draw:fill="solid" draw:fill-color="#cccccc" draw:opacity="100.0%" draw:stroke="none"/>
    </style:style>
    <style:style style:family="graphic" style:name="style-45">
      <style:graphic-properties draw:fill="solid" draw:fill-color="#cccccc" draw:opacity="100.0%" draw:stroke="none"/>
    </style:style>
    <style:style style:family="graphic" style:name="style-46">
      <style:graphic-properties draw:fill="solid" draw:fill-color="#cccccc" draw:opacity="100.0%" draw:stroke="none"/>
    </style:style>
    <style:style style:family="graphic" style:name="style-47">
      <style:graphic-properties draw:fill="solid" draw:fill-color="#cccccc" draw:opacity="100.0%" draw:stroke="none"/>
    </style:style>
    <style:style style:family="graphic" style:name="style-48">
      <style:graphic-properties draw:fill="solid" draw:fill-color="#ffffff" draw:opacity="100.0%" draw:stroke="none"/>
    </style:style>
    <style:style style:family="graphic" style:name="style-49">
      <style:graphic-properties draw:fill="solid" draw:fill-color="#ffffff" draw:opacity="100.0%" draw:stroke="none"/>
    </style:style>
    <style:style style:family="graphic" style:name="style-50">
      <style:graphic-properties draw:fill="solid" draw:fill-color="#ffffff" draw:opacity="100.0%" draw:stroke="none"/>
    </style:style>
    <style:style style:family="graphic" style:name="style-51">
      <style:graphic-properties draw:fill="solid" draw:fill-color="#6b6f57" draw:opacity="100.0%" draw:stroke="none"/>
    </style:style>
    <style:style style:family="graphic" style:name="style-52">
      <style:graphic-properties draw:fill="solid" draw:fill-color="#8a9da5" draw:opacity="100.0%" draw:stroke="none"/>
    </style:style>
    <style:style style:family="graphic" style:name="style-53">
      <style:graphic-properties draw:fill="solid" draw:fill-color="#2e3436" draw:opacity="100.0%" draw:stroke="none"/>
    </style:style>
    <style:style style:family="graphic" style:name="style-54">
      <style:graphic-properties draw:fill="solid" draw:fill-color="#2e3436" draw:opacity="100.0%" draw:stroke="none"/>
    </style:style>
    <style:style style:family="graphic" style:name="style-55">
      <style:graphic-properties draw:fill="solid" draw:fill-color="#2e3436" draw:opacity="100.0%" draw:stroke="none"/>
    </style:style>
    <style:style style:family="graphic" style:name="style-56">
      <style:graphic-properties draw:fill="solid" draw:fill-color="#2e3436" draw:opacity="100.0%" draw:stroke="none"/>
    </style:style>
    <style:style style:family="graphic" style:name="style-57">
      <style:graphic-properties draw:fill="solid" draw:fill-color="#eeeeec" draw:opacity="100.0%" draw:stroke="none"/>
    </style:style>
    <style:style style:family="graphic" style:name="style-58">
      <style:graphic-properties draw:fill="solid" draw:fill-color="#eeeeec" draw:opacity="100.0%" draw:stroke="none"/>
    </style:style>
    <style:style style:family="graphic" style:name="style-59">
      <style:graphic-properties draw:fill="solid" draw:fill-color="#6b6f57" draw:opacity="100.0%" draw:stroke="none"/>
    </style:style>
    <style:style style:family="graphic" style:name="style-60">
      <style:graphic-properties draw:fill="solid" draw:fill-color="#8a9da5" draw:opacity="100.0%" draw:stroke="none"/>
    </style:style>
    <style:style style:family="graphic" style:name="style-61">
      <style:graphic-properties draw:fill="solid" draw:fill-color="#2e3436" draw:opacity="100.0%" draw:stroke="none"/>
    </style:style>
    <style:style style:family="graphic" style:name="style-62">
      <style:graphic-properties draw:fill="solid" draw:fill-color="#2e3436" draw:opacity="100.0%" draw:stroke="none"/>
    </style:style>
    <style:style style:family="graphic" style:name="style-63">
      <style:graphic-properties draw:fill="solid" draw:fill-color="#2e3436" draw:opacity="100.0%" draw:stroke="none"/>
    </style:style>
    <style:style style:family="graphic" style:name="style-64">
      <style:graphic-properties draw:fill="solid" draw:fill-color="#2e3436" draw:opacity="100.0%" draw:stroke="none"/>
    </style:style>
    <style:style style:family="graphic" style:name="style-65">
      <style:graphic-properties draw:fill="solid" draw:fill-color="#eeeeec" draw:opacity="100.0%" draw:stroke="none"/>
    </style:style>
    <style:style style:family="graphic" style:name="style-66">
      <style:graphic-properties draw:fill="solid" draw:fill-color="#eeeeec" draw:opacity="100.0%" draw:stroke="none"/>
    </style:style>
    <style:style style:family="graphic" style:name="style-67">
      <style:graphic-properties draw:fill="solid" draw:fill-color="#6b6f57" draw:opacity="100.0%" draw:stroke="none"/>
    </style:style>
    <style:style style:family="graphic" style:name="style-68">
      <style:graphic-properties draw:fill="solid" draw:fill-color="#8a9da5" draw:opacity="100.0%" draw:stroke="none"/>
    </style:style>
    <style:style style:family="graphic" style:name="style-69">
      <style:graphic-properties draw:fill="solid" draw:fill-color="#2e3436" draw:opacity="100.0%" draw:stroke="none"/>
    </style:style>
    <style:style style:family="graphic" style:name="style-70">
      <style:graphic-properties draw:fill="solid" draw:fill-color="#2e3436" draw:opacity="100.0%" draw:stroke="none"/>
    </style:style>
    <style:style style:family="graphic" style:name="style-71">
      <style:graphic-properties draw:fill="solid" draw:fill-color="#2e3436" draw:opacity="100.0%" draw:stroke="none"/>
    </style:style>
    <style:style style:family="graphic" style:name="style-72">
      <style:graphic-properties draw:fill="solid" draw:fill-color="#2e3436" draw:opacity="100.0%" draw:stroke="none"/>
    </style:style>
    <style:style style:family="graphic" style:name="style-73">
      <style:graphic-properties draw:fill="solid" draw:fill-color="#eeeeec" draw:opacity="100.0%" draw:stroke="none"/>
    </style:style>
    <style:style style:family="graphic" style:name="style-74">
      <style:graphic-properties draw:fill="solid" draw:fill-color="#eeeeec" draw:opacity="100.0%" draw:stroke="none"/>
    </style:style>
    <style:style style:family="graphic" style:name="style-75">
      <style:graphic-properties draw:fill="solid" draw:fill-color="#6b6f57" draw:opacity="100.0%" draw:stroke="none"/>
    </style:style>
    <style:style style:family="graphic" style:name="style-76">
      <style:graphic-properties draw:fill="solid" draw:fill-color="#8a9da5" draw:opacity="100.0%" draw:stroke="none"/>
    </style:style>
    <style:style style:family="graphic" style:name="style-77">
      <style:graphic-properties draw:fill="solid" draw:fill-color="#2e3436" draw:opacity="100.0%" draw:stroke="none"/>
    </style:style>
    <style:style style:family="graphic" style:name="style-78">
      <style:graphic-properties draw:fill="solid" draw:fill-color="#2e3436" draw:opacity="100.0%" draw:stroke="none"/>
    </style:style>
    <style:style style:family="graphic" style:name="style-79">
      <style:graphic-properties draw:fill="solid" draw:fill-color="#2e3436" draw:opacity="100.0%" draw:stroke="none"/>
    </style:style>
    <style:style style:family="graphic" style:name="style-80">
      <style:graphic-properties draw:fill="solid" draw:fill-color="#2e3436" draw:opacity="100.0%" draw:stroke="none"/>
    </style:style>
    <style:style style:family="graphic" style:name="style-81">
      <style:graphic-properties draw:fill="solid" draw:fill-color="#eeeeec" draw:opacity="100.0%" draw:stroke="none"/>
    </style:style>
    <style:style style:family="graphic" style:name="style-82">
      <style:graphic-properties draw:fill="solid" draw:fill-color="#eeeeec" draw:opacity="100.0%" draw:stroke="none"/>
    </style:style>
    <style:style style:family="graphic" style:name="style-83">
      <style:graphic-properties draw:fill="solid" draw:fill-color="#6b6f57" draw:opacity="100.0%" draw:stroke="none"/>
    </style:style>
    <style:style style:family="graphic" style:name="style-84">
      <style:graphic-properties draw:fill="solid" draw:fill-color="#8a9da5" draw:opacity="100.0%" draw:stroke="none"/>
    </style:style>
    <style:style style:family="graphic" style:name="style-85">
      <style:graphic-properties draw:fill="solid" draw:fill-color="#2e3436" draw:opacity="100.0%" draw:stroke="none"/>
    </style:style>
    <style:style style:family="graphic" style:name="style-86">
      <style:graphic-properties draw:fill="solid" draw:fill-color="#2e3436" draw:opacity="100.0%" draw:stroke="none"/>
    </style:style>
    <style:style style:family="graphic" style:name="style-87">
      <style:graphic-properties draw:fill="solid" draw:fill-color="#2e3436" draw:opacity="100.0%" draw:stroke="none"/>
    </style:style>
    <style:style style:family="graphic" style:name="style-88">
      <style:graphic-properties draw:fill="solid" draw:fill-color="#2e3436" draw:opacity="100.0%" draw:stroke="none"/>
    </style:style>
    <style:style style:family="graphic" style:name="style-89">
      <style:graphic-properties draw:fill="solid" draw:fill-color="#eeeeec" draw:opacity="100.0%" draw:stroke="none"/>
    </style:style>
    <style:style style:family="graphic" style:name="style-90">
      <style:graphic-properties draw:fill="solid" draw:fill-color="#eeeeec" draw:opacity="100.0%" draw:stroke="none"/>
    </style:style>
    <style:style style:family="graphic" style:name="style-91">
      <style:graphic-properties draw:fill="solid" draw:fill-color="#6b6f57" draw:opacity="100.0%" draw:stroke="none"/>
    </style:style>
    <style:style style:family="graphic" style:name="style-92">
      <style:graphic-properties draw:fill="solid" draw:fill-color="#8a9da5" draw:opacity="100.0%" draw:stroke="none"/>
    </style:style>
    <style:style style:family="graphic" style:name="style-93">
      <style:graphic-properties draw:fill="solid" draw:fill-color="#2e3436" draw:opacity="100.0%" draw:stroke="none"/>
    </style:style>
    <style:style style:family="graphic" style:name="style-94">
      <style:graphic-properties draw:fill="solid" draw:fill-color="#2e3436" draw:opacity="100.0%" draw:stroke="none"/>
    </style:style>
    <style:style style:family="graphic" style:name="style-95">
      <style:graphic-properties draw:fill="solid" draw:fill-color="#2e3436" draw:opacity="100.0%" draw:stroke="none"/>
    </style:style>
    <style:style style:family="graphic" style:name="style-96">
      <style:graphic-properties draw:fill="solid" draw:fill-color="#2e3436" draw:opacity="100.0%" draw:stroke="none"/>
    </style:style>
    <style:style style:family="graphic" style:name="style-97">
      <style:graphic-properties draw:fill="solid" draw:fill-color="#eeeeec" draw:opacity="100.0%" draw:stroke="none"/>
    </style:style>
    <style:style style:family="graphic" style:name="style-98">
      <style:graphic-properties draw:fill="solid" draw:fill-color="#eeeeec" draw:opacity="100.0%" draw:stroke="none"/>
    </style:style>
    <style:style style:family="graphic" style:name="style-99">
      <style:graphic-properties draw:fill="solid" draw:fill-color="#6b6f57" draw:opacity="100.0%" draw:stroke="none"/>
    </style:style>
    <style:style style:family="graphic" style:name="style-100">
      <style:graphic-properties draw:fill="solid" draw:fill-color="#8a9da5" draw:opacity="100.0%" draw:stroke="none"/>
    </style:style>
    <style:style style:family="graphic" style:name="style-101">
      <style:graphic-properties draw:fill="solid" draw:fill-color="#2e3436" draw:opacity="100.0%" draw:stroke="none"/>
    </style:style>
    <style:style style:family="graphic" style:name="style-102">
      <style:graphic-properties draw:fill="solid" draw:fill-color="#2e3436" draw:opacity="100.0%" draw:stroke="none"/>
    </style:style>
    <style:style style:family="graphic" style:name="style-103">
      <style:graphic-properties draw:fill="solid" draw:fill-color="#2e3436" draw:opacity="100.0%" draw:stroke="none"/>
    </style:style>
    <style:style style:family="graphic" style:name="style-104">
      <style:graphic-properties draw:fill="solid" draw:fill-color="#2e3436" draw:opacity="100.0%" draw:stroke="none"/>
    </style:style>
    <style:style style:family="graphic" style:name="style-105">
      <style:graphic-properties draw:fill="solid" draw:fill-color="#eeeeec" draw:opacity="100.0%" draw:stroke="none"/>
    </style:style>
    <style:style style:family="graphic" style:name="style-106">
      <style:graphic-properties draw:fill="solid" draw:fill-color="#eeeeec" draw:opacity="100.0%" draw:stroke="none"/>
    </style:style>
    <style:style style:family="graphic" style:name="style-107">
      <style:graphic-properties draw:fill="solid" draw:fill-color="#6b6f57" draw:opacity="100.0%" draw:stroke="none"/>
    </style:style>
    <style:style style:family="graphic" style:name="style-108">
      <style:graphic-properties draw:fill="solid" draw:fill-color="#8a9da5" draw:opacity="100.0%" draw:stroke="none"/>
    </style:style>
    <style:style style:family="graphic" style:name="style-109">
      <style:graphic-properties draw:fill="solid" draw:fill-color="#2e3436" draw:opacity="100.0%" draw:stroke="none"/>
    </style:style>
    <style:style style:family="graphic" style:name="style-110">
      <style:graphic-properties draw:fill="solid" draw:fill-color="#2e3436" draw:opacity="100.0%" draw:stroke="none"/>
    </style:style>
    <style:style style:family="graphic" style:name="style-111">
      <style:graphic-properties draw:fill="solid" draw:fill-color="#2e3436" draw:opacity="100.0%" draw:stroke="none"/>
    </style:style>
    <style:style style:family="graphic" style:name="style-112">
      <style:graphic-properties draw:fill="solid" draw:fill-color="#2e3436" draw:opacity="100.0%" draw:stroke="none"/>
    </style:style>
    <style:style style:family="graphic" style:name="style-113">
      <style:graphic-properties draw:fill="solid" draw:fill-color="#eeeeec" draw:opacity="100.0%" draw:stroke="none"/>
    </style:style>
    <style:style style:family="graphic" style:name="style-114">
      <style:graphic-properties draw:fill="solid" draw:fill-color="#eeeeec" draw:opacity="100.0%" draw:stroke="none"/>
    </style:style>
    <style:style style:family="graphic" style:name="style-115">
      <style:graphic-properties draw:fill="solid" draw:fill-color="#6b6f57" draw:opacity="100.0%" draw:stroke="none"/>
    </style:style>
    <style:style style:family="graphic" style:name="style-116">
      <style:graphic-properties draw:fill="solid" draw:fill-color="#8a9da5" draw:opacity="100.0%" draw:stroke="none"/>
    </style:style>
    <style:style style:family="graphic" style:name="style-117">
      <style:graphic-properties draw:fill="solid" draw:fill-color="#2e3436" draw:opacity="100.0%" draw:stroke="none"/>
    </style:style>
    <style:style style:family="graphic" style:name="style-118">
      <style:graphic-properties draw:fill="solid" draw:fill-color="#2e3436" draw:opacity="100.0%" draw:stroke="none"/>
    </style:style>
    <style:style style:family="graphic" style:name="style-119">
      <style:graphic-properties draw:fill="solid" draw:fill-color="#2e3436" draw:opacity="100.0%" draw:stroke="none"/>
    </style:style>
    <style:style style:family="graphic" style:name="style-120">
      <style:graphic-properties draw:fill="solid" draw:fill-color="#2e3436" draw:opacity="100.0%" draw:stroke="none"/>
    </style:style>
    <style:style style:family="graphic" style:name="style-121">
      <style:graphic-properties draw:fill="solid" draw:fill-color="#eeeeec" draw:opacity="100.0%" draw:stroke="none"/>
    </style:style>
    <style:style style:family="graphic" style:name="style-122">
      <style:graphic-properties draw:fill="solid" draw:fill-color="#eeeeec" draw:opacity="100.0%" draw:stroke="none"/>
    </style:style>
    <style:style style:family="graphic" style:name="style-123">
      <style:graphic-properties draw:fill="solid" draw:fill-color="#6b6f57" draw:opacity="100.0%" draw:stroke="none"/>
    </style:style>
    <style:style style:family="graphic" style:name="style-124">
      <style:graphic-properties draw:fill="solid" draw:fill-color="#8a9da5" draw:opacity="100.0%" draw:stroke="none"/>
    </style:style>
    <style:style style:family="graphic" style:name="style-125">
      <style:graphic-properties draw:fill="solid" draw:fill-color="#2e3436" draw:opacity="100.0%" draw:stroke="none"/>
    </style:style>
    <style:style style:family="graphic" style:name="style-126">
      <style:graphic-properties draw:fill="solid" draw:fill-color="#2e3436" draw:opacity="100.0%" draw:stroke="none"/>
    </style:style>
    <style:style style:family="graphic" style:name="style-127">
      <style:graphic-properties draw:fill="solid" draw:fill-color="#2e3436" draw:opacity="100.0%" draw:stroke="none"/>
    </style:style>
    <style:style style:family="graphic" style:name="style-128">
      <style:graphic-properties draw:fill="solid" draw:fill-color="#2e3436" draw:opacity="100.0%" draw:stroke="none"/>
    </style:style>
    <style:style style:family="graphic" style:name="style-129">
      <style:graphic-properties draw:fill="solid" draw:fill-color="#eeeeec" draw:opacity="100.0%" draw:stroke="none"/>
    </style:style>
    <style:style style:family="graphic" style:name="style-130">
      <style:graphic-properties draw:fill="solid" draw:fill-color="#eeeeec" draw:opacity="100.0%" draw:stroke="none"/>
    </style:style>
    <style:style style:family="graphic" style:name="style-131">
      <style:graphic-properties draw:fill="solid" draw:fill-color="#6b6f57" draw:opacity="100.0%" draw:stroke="none"/>
    </style:style>
    <style:style style:family="graphic" style:name="style-132">
      <style:graphic-properties draw:fill="solid" draw:fill-color="#8a9da5" draw:opacity="100.0%" draw:stroke="none"/>
    </style:style>
    <style:style style:family="graphic" style:name="style-133">
      <style:graphic-properties draw:fill="solid" draw:fill-color="#2e3436" draw:opacity="100.0%" draw:stroke="none"/>
    </style:style>
    <style:style style:family="graphic" style:name="style-134">
      <style:graphic-properties draw:fill="solid" draw:fill-color="#2e3436" draw:opacity="100.0%" draw:stroke="none"/>
    </style:style>
    <style:style style:family="graphic" style:name="style-135">
      <style:graphic-properties draw:fill="solid" draw:fill-color="#2e3436" draw:opacity="100.0%" draw:stroke="none"/>
    </style:style>
    <style:style style:family="graphic" style:name="style-136">
      <style:graphic-properties draw:fill="solid" draw:fill-color="#2e3436" draw:opacity="100.0%" draw:stroke="none"/>
    </style:style>
    <style:style style:family="graphic" style:name="style-137">
      <style:graphic-properties draw:fill="solid" draw:fill-color="#eeeeec" draw:opacity="100.0%" draw:stroke="none"/>
    </style:style>
    <style:style style:family="graphic" style:name="style-138">
      <style:graphic-properties draw:fill="solid" draw:fill-color="#eeeeec" draw:opacity="100.0%" draw:stroke="none"/>
    </style:style>
    <style:style style:family="graphic" style:name="style-139">
      <style:graphic-properties draw:fill="solid" draw:fill-color="#8f5902" draw:opacity="100.0%" draw:stroke="none"/>
    </style:style>
    <style:style style:family="graphic" style:name="style-140">
      <style:graphic-properties draw:fill="solid" draw:fill-color="#2e3436" draw:opacity="100.0%" draw:stroke="none"/>
    </style:style>
    <style:style style:family="graphic" style:name="style-141">
      <style:graphic-properties draw:fill="solid" draw:fill-color="#2e3436" draw:opacity="100.0%" draw:stroke="none"/>
    </style:style>
    <style:style style:family="graphic" style:name="style-142">
      <style:graphic-properties draw:fill="solid" draw:fill-color="#a86b09" draw:opacity="40.00000059604645%" draw:stroke="none"/>
    </style:style>
    <style:style style:family="graphic" style:name="style-143">
      <style:graphic-properties draw:fill="solid" draw:fill-color="#a86b09" draw:opacity="100.0%" draw:stroke="none"/>
    </style:style>
    <style:style style:family="graphic" style:name="style-144">
      <style:graphic-properties draw:fill="solid" draw:fill-color="#a86b09" draw:opacity="100.0%" draw:stroke="none"/>
    </style:style>
    <style:style style:family="graphic" style:name="style-145">
      <style:graphic-properties draw:fill="solid" draw:fill-color="#c17d11" draw:opacity="50.0%" draw:stroke="none"/>
    </style:style>
    <style:style style:family="graphic" style:name="style-146">
      <style:graphic-properties draw:fill="solid" draw:fill-color="#2e3436" draw:opacity="100.0%" draw:stroke="none"/>
    </style:style>
    <style:style style:family="graphic" style:name="style-147">
      <style:graphic-properties draw:fill="solid" draw:fill-color="#a86b09" draw:opacity="40.00000059604645%" draw:stroke="none"/>
    </style:style>
    <style:style style:family="graphic" style:name="style-148">
      <style:graphic-properties draw:fill="solid" draw:fill-color="#a86b09" draw:opacity="100.0%" draw:stroke="none"/>
    </style:style>
    <style:style style:family="graphic" style:name="style-149">
      <style:graphic-properties draw:fill="solid" draw:fill-color="#a86b09" draw:opacity="100.0%" draw:stroke="none"/>
    </style:style>
    <style:style style:family="graphic" style:name="style-150">
      <style:graphic-properties draw:fill="solid" draw:fill-color="#c17d11" draw:opacity="50.0%" draw:stroke="none"/>
    </style:style>
    <style:style style:family="graphic" style:name="style-151">
      <style:graphic-properties draw:fill="solid" draw:fill-color="#a86b09" draw:opacity="40.00000059604645%" draw:stroke="none"/>
    </style:style>
    <style:style style:family="graphic" style:name="style-152">
      <style:graphic-properties draw:fill="solid" draw:fill-color="#a86b09" draw:opacity="100.0%" draw:stroke="none"/>
    </style:style>
    <style:style style:family="graphic" style:name="style-153">
      <style:graphic-properties draw:fill="solid" draw:fill-color="#a86b09" draw:opacity="100.0%" draw:stroke="none"/>
    </style:style>
    <style:style style:family="graphic" style:name="style-154">
      <style:graphic-properties draw:fill="solid" draw:fill-color="#c17d11" draw:opacity="50.0%" draw:stroke="none"/>
    </style:style>
    <style:style style:family="graphic" style:name="style-155">
      <style:graphic-properties draw:fill="solid" draw:fill-color="#c17d11" draw:opacity="50.0%" draw:stroke="none"/>
    </style:style>
    <style:style style:family="graphic" style:name="style-156">
      <style:graphic-properties draw:fill="solid" draw:fill-color="#a86b09" draw:opacity="40.00000059604645%" draw:stroke="none"/>
    </style:style>
    <style:style style:family="graphic" style:name="style-157">
      <style:graphic-properties draw:fill="solid" draw:fill-color="#a86b09" draw:opacity="100.0%" draw:stroke="none"/>
    </style:style>
    <style:style style:family="graphic" style:name="style-158">
      <style:graphic-properties draw:fill="solid" draw:fill-color="#a86b09" draw:opacity="100.0%" draw:stroke="none"/>
    </style:style>
    <style:style style:family="graphic" style:name="style-159">
      <style:graphic-properties draw:fill="solid" draw:fill-color="#c17d11" draw:opacity="50.0%" draw:stroke="none"/>
    </style:style>
    <style:style style:family="graphic" style:name="style-160">
      <style:graphic-properties draw:fill="solid" draw:fill-color="#a86b09" draw:opacity="40.00000059604645%" draw:stroke="none"/>
    </style:style>
    <style:style style:family="graphic" style:name="style-161">
      <style:graphic-properties draw:fill="solid" draw:fill-color="#a86b09" draw:opacity="100.0%" draw:stroke="none"/>
    </style:style>
    <style:style style:family="graphic" style:name="style-162">
      <style:graphic-properties draw:fill="solid" draw:fill-color="#a86b09" draw:opacity="100.0%" draw:stroke="none"/>
    </style:style>
    <style:style style:family="graphic" style:name="style-163">
      <style:graphic-properties draw:fill="solid" draw:fill-color="#c17d11" draw:opacity="50.0%" draw:stroke="none"/>
    </style:style>
    <style:style style:family="graphic" style:name="style-164">
      <style:graphic-properties draw:fill="solid" draw:fill-color="#c17d11" draw:opacity="50.0%" draw:stroke="none"/>
    </style:style>
    <style:style style:family="graphic" style:name="style-165">
      <style:graphic-properties draw:fill="solid" draw:fill-color="#2e3436" draw:opacity="100.0%" draw:stroke="none"/>
    </style:style>
    <style:style style:family="graphic" style:name="style-166">
      <style:graphic-properties draw:fill="solid" draw:fill-color="#2e3436" draw:opacity="100.0%" draw:stroke="none"/>
    </style:style>
    <style:style style:family="graphic" style:name="style-167">
      <style:graphic-properties draw:fill="solid" draw:fill-color="#2e3436" draw:opacity="100.0%" draw:stroke="none"/>
    </style:style>
    <style:style style:family="graphic" style:name="style-168">
      <style:graphic-properties draw:fill="solid" draw:fill-color="#2e3436" draw:opacity="100.0%" draw:stroke="none"/>
    </style:style>
    <style:style style:family="graphic" style:name="style-169">
      <style:graphic-properties draw:fill="solid" draw:fill-color="#2e3436" draw:opacity="100.0%" draw:stroke="none"/>
    </style:style>
    <style:style style:family="graphic" style:name="style-170">
      <style:graphic-properties draw:fill="solid" draw:fill-color="#2e3436" draw:opacity="100.0%" draw:stroke="none"/>
    </style:style>
    <style:style style:family="graphic" style:name="style-171">
      <style:graphic-properties draw:fill="solid" draw:fill-color="#2e3436" draw:opacity="100.0%" draw:stroke="none"/>
    </style:style>
    <style:style style:family="graphic" style:name="style-172">
      <style:graphic-properties draw:fill="solid" draw:fill-color="#2e3436" draw:opacity="100.0%" draw:stroke="none"/>
    </style:style>
    <style:style style:family="graphic" style:name="style-173">
      <style:graphic-properties draw:fill="solid" draw:fill-color="#6b6f57" draw:opacity="100.0%" draw:stroke="none"/>
    </style:style>
    <style:style style:family="graphic" style:name="style-174">
      <style:graphic-properties draw:fill="solid" draw:fill-color="#babdb6" draw:opacity="100.0%" draw:stroke="none"/>
    </style:style>
    <style:style style:family="graphic" style:name="style-175">
      <style:graphic-properties draw:fill="solid" draw:fill-color="#2e3436" draw:opacity="100.0%" draw:stroke="none"/>
    </style:style>
    <style:style style:family="graphic" style:name="style-176">
      <style:graphic-properties draw:fill="solid" draw:fill-color="#2e3436" draw:opacity="100.0%" draw:stroke="none"/>
    </style:style>
    <style:style style:family="graphic" style:name="style-177">
      <style:graphic-properties draw:fill="solid" draw:fill-color="#2e3436" draw:opacity="100.0%" draw:stroke="none"/>
    </style:style>
    <style:style style:family="graphic" style:name="style-178">
      <style:graphic-properties draw:fill="solid" draw:fill-color="#eeeeec" draw:opacity="100.0%" draw:stroke="none"/>
    </style:style>
    <style:style style:family="graphic" style:name="style-179">
      <style:graphic-properties draw:fill="solid" draw:fill-color="#eeeeec" draw:opacity="100.0%" draw:stroke="none"/>
    </style:style>
    <style:style style:family="graphic" style:name="style-180">
      <style:graphic-properties draw:fill="solid" draw:fill-color="#2e3436" draw:opacity="100.0%" draw:stroke="none"/>
    </style:style>
    <style:style style:family="graphic" style:name="style-181">
      <style:graphic-properties draw:fill="solid" draw:fill-color="#888a85" draw:opacity="100.0%" draw:stroke="none"/>
    </style:style>
    <style:style style:family="graphic" style:name="style-182">
      <style:graphic-properties draw:fill="solid" draw:fill-color="#555753" draw:opacity="100.0%" draw:stroke="none"/>
    </style:style>
    <style:style style:family="graphic" style:name="style-183">
      <style:graphic-properties draw:fill="solid" draw:fill-color="#888a85" draw:opacity="100.0%" draw:stroke="none"/>
    </style:style>
    <style:style style:family="graphic" style:name="style-184">
      <style:graphic-properties draw:fill="solid" draw:fill-color="#555753" draw:opacity="100.0%" draw:stroke="none"/>
    </style:style>
    <style:style style:family="graphic" style:name="style-185">
      <style:graphic-properties draw:fill="solid" draw:fill-color="#888a85" draw:opacity="100.0%" draw:stroke="none"/>
    </style:style>
    <style:style style:family="graphic" style:name="style-186">
      <style:graphic-properties draw:fill="solid" draw:fill-color="#555753" draw:opacity="100.0%" draw:stroke="none"/>
    </style:style>
    <style:style style:family="graphic" style:name="style-187">
      <style:graphic-properties draw:fill="solid" draw:fill-color="#888a85" draw:opacity="100.0%" draw:stroke="none"/>
    </style:style>
    <style:style style:family="graphic" style:name="style-188">
      <style:graphic-properties draw:fill="solid" draw:fill-color="#555753" draw:opacity="100.0%" draw:stroke="none"/>
    </style:style>
    <style:style style:family="graphic" style:name="style-189">
      <style:graphic-properties draw:fill="solid" draw:fill-color="#888a85" draw:opacity="100.0%" draw:stroke="none"/>
    </style:style>
    <style:style style:family="graphic" style:name="style-190">
      <style:graphic-properties draw:fill="solid" draw:fill-color="#555753" draw:opacity="100.0%" draw:stroke="none"/>
    </style:style>
    <style:style style:family="graphic" style:name="style-191">
      <style:graphic-properties draw:fill="solid" draw:fill-color="#888a85" draw:opacity="100.0%" draw:stroke="none"/>
    </style:style>
    <style:style style:family="graphic" style:name="style-192">
      <style:graphic-properties draw:fill="solid" draw:fill-color="#555753" draw:opacity="100.0%" draw:stroke="none"/>
    </style:style>
    <style:style style:family="graphic" style:name="style-193">
      <style:graphic-properties draw:fill="solid" draw:fill-color="#888a85" draw:opacity="100.0%" draw:stroke="none"/>
    </style:style>
    <style:style style:family="graphic" style:name="style-194">
      <style:graphic-properties draw:fill="solid" draw:fill-color="#555753" draw:opacity="100.0%" draw:stroke="none"/>
    </style:style>
    <style:style style:family="graphic" style:name="style-195">
      <style:graphic-properties draw:fill="solid" draw:fill-color="#888a85" draw:opacity="100.0%" draw:stroke="none"/>
    </style:style>
    <style:style style:family="graphic" style:name="style-196">
      <style:graphic-properties draw:fill="solid" draw:fill-color="#555753" draw:opacity="100.0%" draw:stroke="none"/>
    </style:style>
    <style:style style:family="graphic" style:name="style-197">
      <style:graphic-properties draw:fill="solid" draw:fill-color="#6b6f57" draw:opacity="100.0%" draw:stroke="none"/>
    </style:style>
    <style:style style:family="graphic" style:name="style-198">
      <style:graphic-properties draw:fill="solid" draw:fill-color="#babdb6" draw:opacity="100.0%" draw:stroke="none"/>
    </style:style>
    <style:style style:family="graphic" style:name="style-199">
      <style:graphic-properties draw:fill="solid" draw:fill-color="#2e3436" draw:opacity="100.0%" draw:stroke="none"/>
    </style:style>
    <style:style style:family="graphic" style:name="style-200">
      <style:graphic-properties draw:fill="solid" draw:fill-color="#2e3436" draw:opacity="100.0%" draw:stroke="none"/>
    </style:style>
    <style:style style:family="graphic" style:name="style-201">
      <style:graphic-properties draw:fill="solid" draw:fill-color="#2e3436" draw:opacity="100.0%" draw:stroke="none"/>
    </style:style>
    <style:style style:family="graphic" style:name="style-202">
      <style:graphic-properties draw:fill="solid" draw:fill-color="#eeeeec" draw:opacity="100.0%" draw:stroke="none"/>
    </style:style>
    <style:style style:family="graphic" style:name="style-203">
      <style:graphic-properties draw:fill="solid" draw:fill-color="#eeeeec" draw:opacity="100.0%" draw:stroke="none"/>
    </style:style>
    <style:style style:family="graphic" style:name="style-204">
      <style:graphic-properties draw:fill="solid" draw:fill-color="#2e3436" draw:opacity="100.0%" draw:stroke="none"/>
    </style:style>
    <style:style style:family="graphic" style:name="style-205">
      <style:graphic-properties draw:fill="solid" draw:fill-color="#888a85" draw:opacity="100.0%" draw:stroke="none"/>
    </style:style>
    <style:style style:family="graphic" style:name="style-206">
      <style:graphic-properties draw:fill="solid" draw:fill-color="#555753" draw:opacity="100.0%" draw:stroke="none"/>
    </style:style>
    <style:style style:family="graphic" style:name="style-207">
      <style:graphic-properties draw:fill="solid" draw:fill-color="#888a85" draw:opacity="100.0%" draw:stroke="none"/>
    </style:style>
    <style:style style:family="graphic" style:name="style-208">
      <style:graphic-properties draw:fill="solid" draw:fill-color="#555753" draw:opacity="100.0%" draw:stroke="none"/>
    </style:style>
    <style:style style:family="graphic" style:name="style-209">
      <style:graphic-properties draw:fill="solid" draw:fill-color="#888a85" draw:opacity="100.0%" draw:stroke="none"/>
    </style:style>
    <style:style style:family="graphic" style:name="style-210">
      <style:graphic-properties draw:fill="solid" draw:fill-color="#555753" draw:opacity="100.0%" draw:stroke="none"/>
    </style:style>
    <style:style style:family="graphic" style:name="style-211">
      <style:graphic-properties draw:fill="solid" draw:fill-color="#888a85" draw:opacity="100.0%" draw:stroke="none"/>
    </style:style>
    <style:style style:family="graphic" style:name="style-212">
      <style:graphic-properties draw:fill="solid" draw:fill-color="#555753" draw:opacity="100.0%" draw:stroke="none"/>
    </style:style>
    <style:style style:family="graphic" style:name="style-213">
      <style:graphic-properties draw:fill="solid" draw:fill-color="#888a85" draw:opacity="100.0%" draw:stroke="none"/>
    </style:style>
    <style:style style:family="graphic" style:name="style-214">
      <style:graphic-properties draw:fill="solid" draw:fill-color="#555753" draw:opacity="100.0%" draw:stroke="none"/>
    </style:style>
    <style:style style:family="graphic" style:name="style-215">
      <style:graphic-properties draw:fill="solid" draw:fill-color="#888a85" draw:opacity="100.0%" draw:stroke="none"/>
    </style:style>
    <style:style style:family="graphic" style:name="style-216">
      <style:graphic-properties draw:fill="solid" draw:fill-color="#555753" draw:opacity="100.0%" draw:stroke="none"/>
    </style:style>
    <style:style style:family="graphic" style:name="style-217">
      <style:graphic-properties draw:fill="solid" draw:fill-color="#888a85" draw:opacity="100.0%" draw:stroke="none"/>
    </style:style>
    <style:style style:family="graphic" style:name="style-218">
      <style:graphic-properties draw:fill="solid" draw:fill-color="#555753" draw:opacity="100.0%" draw:stroke="none"/>
    </style:style>
    <style:style style:family="graphic" style:name="style-219">
      <style:graphic-properties draw:fill="solid" draw:fill-color="#888a85" draw:opacity="100.0%" draw:stroke="none"/>
    </style:style>
    <style:style style:family="graphic" style:name="style-220">
      <style:graphic-properties draw:fill="solid" draw:fill-color="#555753" draw:opacity="100.0%" draw:stroke="none"/>
    </style:style>
    <style:style style:family="graphic" style:name="style-221">
      <style:graphic-properties draw:fill="solid" draw:fill-color="#6b6f57" draw:opacity="100.0%" draw:stroke="none"/>
    </style:style>
    <style:style style:family="graphic" style:name="style-222">
      <style:graphic-properties draw:fill="solid" draw:fill-color="#babdb6" draw:opacity="100.0%" draw:stroke="none"/>
    </style:style>
    <style:style style:family="graphic" style:name="style-223">
      <style:graphic-properties draw:fill="solid" draw:fill-color="#2e3436" draw:opacity="100.0%" draw:stroke="none"/>
    </style:style>
    <style:style style:family="graphic" style:name="style-224">
      <style:graphic-properties draw:fill="solid" draw:fill-color="#2e3436" draw:opacity="100.0%" draw:stroke="none"/>
    </style:style>
    <style:style style:family="graphic" style:name="style-225">
      <style:graphic-properties draw:fill="solid" draw:fill-color="#2e3436" draw:opacity="100.0%" draw:stroke="none"/>
    </style:style>
    <style:style style:family="graphic" style:name="style-226">
      <style:graphic-properties draw:fill="solid" draw:fill-color="#eeeeec" draw:opacity="100.0%" draw:stroke="none"/>
    </style:style>
    <style:style style:family="graphic" style:name="style-227">
      <style:graphic-properties draw:fill="solid" draw:fill-color="#eeeeec" draw:opacity="100.0%" draw:stroke="none"/>
    </style:style>
    <style:style style:family="graphic" style:name="style-228">
      <style:graphic-properties draw:fill="solid" draw:fill-color="#2e3436" draw:opacity="100.0%" draw:stroke="none"/>
    </style:style>
    <style:style style:family="graphic" style:name="style-229">
      <style:graphic-properties draw:fill="solid" draw:fill-color="#888a85" draw:opacity="100.0%" draw:stroke="none"/>
    </style:style>
    <style:style style:family="graphic" style:name="style-230">
      <style:graphic-properties draw:fill="solid" draw:fill-color="#555753" draw:opacity="100.0%" draw:stroke="none"/>
    </style:style>
    <style:style style:family="graphic" style:name="style-231">
      <style:graphic-properties draw:fill="solid" draw:fill-color="#888a85" draw:opacity="100.0%" draw:stroke="none"/>
    </style:style>
    <style:style style:family="graphic" style:name="style-232">
      <style:graphic-properties draw:fill="solid" draw:fill-color="#555753" draw:opacity="100.0%" draw:stroke="none"/>
    </style:style>
    <style:style style:family="graphic" style:name="style-233">
      <style:graphic-properties draw:fill="solid" draw:fill-color="#888a85" draw:opacity="100.0%" draw:stroke="none"/>
    </style:style>
    <style:style style:family="graphic" style:name="style-234">
      <style:graphic-properties draw:fill="solid" draw:fill-color="#555753" draw:opacity="100.0%" draw:stroke="none"/>
    </style:style>
    <style:style style:family="graphic" style:name="style-235">
      <style:graphic-properties draw:fill="solid" draw:fill-color="#888a85" draw:opacity="100.0%" draw:stroke="none"/>
    </style:style>
    <style:style style:family="graphic" style:name="style-236">
      <style:graphic-properties draw:fill="solid" draw:fill-color="#555753" draw:opacity="100.0%" draw:stroke="none"/>
    </style:style>
    <style:style style:family="graphic" style:name="style-237">
      <style:graphic-properties draw:fill="solid" draw:fill-color="#888a85" draw:opacity="100.0%" draw:stroke="none"/>
    </style:style>
    <style:style style:family="graphic" style:name="style-238">
      <style:graphic-properties draw:fill="solid" draw:fill-color="#555753" draw:opacity="100.0%" draw:stroke="none"/>
    </style:style>
    <style:style style:family="graphic" style:name="style-239">
      <style:graphic-properties draw:fill="solid" draw:fill-color="#888a85" draw:opacity="100.0%" draw:stroke="none"/>
    </style:style>
    <style:style style:family="graphic" style:name="style-240">
      <style:graphic-properties draw:fill="solid" draw:fill-color="#555753" draw:opacity="100.0%" draw:stroke="none"/>
    </style:style>
    <style:style style:family="graphic" style:name="style-241">
      <style:graphic-properties draw:fill="solid" draw:fill-color="#888a85" draw:opacity="100.0%" draw:stroke="none"/>
    </style:style>
    <style:style style:family="graphic" style:name="style-242">
      <style:graphic-properties draw:fill="solid" draw:fill-color="#555753" draw:opacity="100.0%" draw:stroke="none"/>
    </style:style>
    <style:style style:family="graphic" style:name="style-243">
      <style:graphic-properties draw:fill="solid" draw:fill-color="#888a85" draw:opacity="100.0%" draw:stroke="none"/>
    </style:style>
    <style:style style:family="graphic" style:name="style-244">
      <style:graphic-properties draw:fill="solid" draw:fill-color="#555753" draw:opacity="100.0%" draw:stroke="none"/>
    </style:style>
    <style:style style:family="graphic" style:name="style-245">
      <style:graphic-properties draw:fill="solid" draw:fill-color="#6b6f57" draw:opacity="100.0%" draw:stroke="none"/>
    </style:style>
    <style:style style:family="graphic" style:name="style-246">
      <style:graphic-properties draw:fill="solid" draw:fill-color="#babdb6" draw:opacity="100.0%" draw:stroke="none"/>
    </style:style>
    <style:style style:family="graphic" style:name="style-247">
      <style:graphic-properties draw:fill="solid" draw:fill-color="#2e3436" draw:opacity="100.0%" draw:stroke="none"/>
    </style:style>
    <style:style style:family="graphic" style:name="style-248">
      <style:graphic-properties draw:fill="solid" draw:fill-color="#2e3436" draw:opacity="100.0%" draw:stroke="none"/>
    </style:style>
    <style:style style:family="graphic" style:name="style-249">
      <style:graphic-properties draw:fill="solid" draw:fill-color="#2e3436" draw:opacity="100.0%" draw:stroke="none"/>
    </style:style>
    <style:style style:family="graphic" style:name="style-250">
      <style:graphic-properties draw:fill="solid" draw:fill-color="#eeeeec" draw:opacity="100.0%" draw:stroke="none"/>
    </style:style>
    <style:style style:family="graphic" style:name="style-251">
      <style:graphic-properties draw:fill="solid" draw:fill-color="#eeeeec" draw:opacity="100.0%" draw:stroke="none"/>
    </style:style>
    <style:style style:family="graphic" style:name="style-252">
      <style:graphic-properties draw:fill="solid" draw:fill-color="#2e3436" draw:opacity="100.0%" draw:stroke="none"/>
    </style:style>
    <style:style style:family="graphic" style:name="style-253">
      <style:graphic-properties draw:fill="solid" draw:fill-color="#888a85" draw:opacity="100.0%" draw:stroke="none"/>
    </style:style>
    <style:style style:family="graphic" style:name="style-254">
      <style:graphic-properties draw:fill="solid" draw:fill-color="#555753" draw:opacity="100.0%" draw:stroke="none"/>
    </style:style>
    <style:style style:family="graphic" style:name="style-255">
      <style:graphic-properties draw:fill="solid" draw:fill-color="#888a85" draw:opacity="100.0%" draw:stroke="none"/>
    </style:style>
    <style:style style:family="graphic" style:name="style-256">
      <style:graphic-properties draw:fill="solid" draw:fill-color="#555753" draw:opacity="100.0%" draw:stroke="none"/>
    </style:style>
    <style:style style:family="graphic" style:name="style-257">
      <style:graphic-properties draw:fill="solid" draw:fill-color="#888a85" draw:opacity="100.0%" draw:stroke="none"/>
    </style:style>
    <style:style style:family="graphic" style:name="style-258">
      <style:graphic-properties draw:fill="solid" draw:fill-color="#555753" draw:opacity="100.0%" draw:stroke="none"/>
    </style:style>
    <style:style style:family="graphic" style:name="style-259">
      <style:graphic-properties draw:fill="solid" draw:fill-color="#888a85" draw:opacity="100.0%" draw:stroke="none"/>
    </style:style>
    <style:style style:family="graphic" style:name="style-260">
      <style:graphic-properties draw:fill="solid" draw:fill-color="#555753" draw:opacity="100.0%" draw:stroke="none"/>
    </style:style>
    <style:style style:family="graphic" style:name="style-261">
      <style:graphic-properties draw:fill="solid" draw:fill-color="#888a85" draw:opacity="100.0%" draw:stroke="none"/>
    </style:style>
    <style:style style:family="graphic" style:name="style-262">
      <style:graphic-properties draw:fill="solid" draw:fill-color="#555753" draw:opacity="100.0%" draw:stroke="none"/>
    </style:style>
    <style:style style:family="graphic" style:name="style-263">
      <style:graphic-properties draw:fill="solid" draw:fill-color="#888a85" draw:opacity="100.0%" draw:stroke="none"/>
    </style:style>
    <style:style style:family="graphic" style:name="style-264">
      <style:graphic-properties draw:fill="solid" draw:fill-color="#555753" draw:opacity="100.0%" draw:stroke="none"/>
    </style:style>
    <style:style style:family="graphic" style:name="style-265">
      <style:graphic-properties draw:fill="solid" draw:fill-color="#888a85" draw:opacity="100.0%" draw:stroke="none"/>
    </style:style>
    <style:style style:family="graphic" style:name="style-266">
      <style:graphic-properties draw:fill="solid" draw:fill-color="#555753" draw:opacity="100.0%" draw:stroke="none"/>
    </style:style>
    <style:style style:family="graphic" style:name="style-267">
      <style:graphic-properties draw:fill="solid" draw:fill-color="#888a85" draw:opacity="100.0%" draw:stroke="none"/>
    </style:style>
    <style:style style:family="graphic" style:name="style-268">
      <style:graphic-properties draw:fill="solid" draw:fill-color="#555753" draw:opacity="100.0%" draw:stroke="none"/>
    </style:style>
    <style:style style:family="graphic" style:name="style-269">
      <style:graphic-properties draw:fill="solid" draw:fill-color="#6b6f57" draw:opacity="100.0%" draw:stroke="none"/>
    </style:style>
    <style:style style:family="graphic" style:name="style-270">
      <style:graphic-properties draw:fill="solid" draw:fill-color="#c17d11" draw:opacity="100.0%" draw:stroke="none"/>
    </style:style>
    <style:style style:family="graphic" style:name="style-271">
      <style:graphic-properties draw:fill="solid" draw:fill-color="#2e3436" draw:opacity="100.0%" draw:stroke="none"/>
    </style:style>
    <style:style style:family="graphic" style:name="style-272">
      <style:graphic-properties draw:fill="solid" draw:fill-color="#2e3436" draw:opacity="100.0%" draw:stroke="none"/>
    </style:style>
    <style:style style:family="graphic" style:name="style-273">
      <style:graphic-properties draw:fill="solid" draw:fill-color="#2e3436" draw:opacity="100.0%" draw:stroke="none"/>
    </style:style>
    <style:style style:family="graphic" style:name="style-274">
      <style:graphic-properties draw:fill="solid" draw:fill-color="#e9b96e" draw:opacity="100.0%" draw:stroke="none"/>
    </style:style>
    <style:style style:family="graphic" style:name="style-275">
      <style:graphic-properties draw:fill="solid" draw:fill-color="#e9b96e" draw:opacity="100.0%" draw:stroke="none"/>
    </style:style>
    <style:style style:family="graphic" style:name="style-276">
      <style:graphic-properties draw:fill="solid" draw:fill-color="#2e3436" draw:opacity="100.0%" draw:stroke="none"/>
    </style:style>
    <style:style style:family="graphic" style:name="style-277">
      <style:graphic-properties draw:fill="solid" draw:fill-color="#e9b96e" draw:opacity="100.0%" draw:stroke="none"/>
    </style:style>
    <style:style style:family="graphic" style:name="style-278">
      <style:graphic-properties draw:fill="solid" draw:fill-color="#2e3436" draw:opacity="100.0%" draw:stroke="none"/>
    </style:style>
    <style:style style:family="graphic" style:name="style-279">
      <style:graphic-properties draw:fill="solid" draw:fill-color="#e9b96e" draw:opacity="100.0%" draw:stroke="none"/>
    </style:style>
    <style:style style:family="graphic" style:name="style-280">
      <style:graphic-properties draw:fill="solid" draw:fill-color="#2e3436" draw:opacity="100.0%" draw:stroke="none"/>
    </style:style>
    <style:style style:family="graphic" style:name="style-281">
      <style:graphic-properties draw:fill="solid" draw:fill-color="#e9b96e" draw:opacity="100.0%" draw:stroke="none"/>
    </style:style>
    <style:style style:family="graphic" style:name="style-282">
      <style:graphic-properties draw:fill="solid" draw:fill-color="#2e3436" draw:opacity="100.0%" draw:stroke="none"/>
    </style:style>
    <style:style style:family="graphic" style:name="style-283">
      <style:graphic-properties draw:fill="solid" draw:fill-color="#e9b96e" draw:opacity="100.0%" draw:stroke="none"/>
    </style:style>
    <style:style style:family="graphic" style:name="style-284">
      <style:graphic-properties draw:fill="solid" draw:fill-color="#2e3436" draw:opacity="100.0%" draw:stroke="none"/>
    </style:style>
    <style:style style:family="graphic" style:name="style-285">
      <style:graphic-properties draw:fill="solid" draw:fill-color="#e9b96e" draw:opacity="100.0%" draw:stroke="none"/>
    </style:style>
    <style:style style:family="graphic" style:name="style-286">
      <style:graphic-properties draw:fill="solid" draw:fill-color="#2e3436" draw:opacity="100.0%" draw:stroke="none"/>
    </style:style>
    <style:style style:family="graphic" style:name="style-287">
      <style:graphic-properties draw:fill="solid" draw:fill-color="#e9b96e" draw:opacity="100.0%" draw:stroke="none"/>
    </style:style>
    <style:style style:family="graphic" style:name="style-288">
      <style:graphic-properties draw:fill="solid" draw:fill-color="#2e3436" draw:opacity="100.0%" draw:stroke="none"/>
    </style:style>
    <style:style style:family="graphic" style:name="style-289">
      <style:graphic-properties draw:fill="solid" draw:fill-color="#e9b96e" draw:opacity="100.0%" draw:stroke="none"/>
    </style:style>
    <style:style style:family="graphic" style:name="style-290">
      <style:graphic-properties draw:fill="solid" draw:fill-color="#2e3436" draw:opacity="100.0%" draw:stroke="none"/>
    </style:style>
    <style:style style:family="graphic" style:name="style-291">
      <style:graphic-properties draw:fill="solid" draw:fill-color="#e9b96e" draw:opacity="100.0%" draw:stroke="none"/>
    </style:style>
    <style:style style:family="graphic" style:name="style-292">
      <style:graphic-properties draw:fill="solid" draw:fill-color="#2e3436" draw:opacity="100.0%" draw:stroke="none"/>
    </style:style>
    <style:style style:family="graphic" style:name="style-293">
      <style:graphic-properties draw:fill="solid" draw:fill-color="#6b6f57" draw:opacity="100.0%" draw:stroke="none"/>
    </style:style>
    <style:style style:family="graphic" style:name="style-294">
      <style:graphic-properties draw:fill="solid" draw:fill-color="#c17d11" draw:opacity="100.0%" draw:stroke="none"/>
    </style:style>
    <style:style style:family="graphic" style:name="style-295">
      <style:graphic-properties draw:fill="solid" draw:fill-color="#2e3436" draw:opacity="100.0%" draw:stroke="none"/>
    </style:style>
    <style:style style:family="graphic" style:name="style-296">
      <style:graphic-properties draw:fill="solid" draw:fill-color="#2e3436" draw:opacity="100.0%" draw:stroke="none"/>
    </style:style>
    <style:style style:family="graphic" style:name="style-297">
      <style:graphic-properties draw:fill="solid" draw:fill-color="#2e3436" draw:opacity="100.0%" draw:stroke="none"/>
    </style:style>
    <style:style style:family="graphic" style:name="style-298">
      <style:graphic-properties draw:fill="solid" draw:fill-color="#e9b96e" draw:opacity="100.0%" draw:stroke="none"/>
    </style:style>
    <style:style style:family="graphic" style:name="style-299">
      <style:graphic-properties draw:fill="solid" draw:fill-color="#e9b96e" draw:opacity="100.0%" draw:stroke="none"/>
    </style:style>
    <style:style style:family="graphic" style:name="style-300">
      <style:graphic-properties draw:fill="solid" draw:fill-color="#2e3436" draw:opacity="100.0%" draw:stroke="none"/>
    </style:style>
    <style:style style:family="graphic" style:name="style-301">
      <style:graphic-properties draw:fill="solid" draw:fill-color="#e9b96e" draw:opacity="100.0%" draw:stroke="none"/>
    </style:style>
    <style:style style:family="graphic" style:name="style-302">
      <style:graphic-properties draw:fill="solid" draw:fill-color="#2e3436" draw:opacity="100.0%" draw:stroke="none"/>
    </style:style>
    <style:style style:family="graphic" style:name="style-303">
      <style:graphic-properties draw:fill="solid" draw:fill-color="#e9b96e" draw:opacity="100.0%" draw:stroke="none"/>
    </style:style>
    <style:style style:family="graphic" style:name="style-304">
      <style:graphic-properties draw:fill="solid" draw:fill-color="#2e3436" draw:opacity="100.0%" draw:stroke="none"/>
    </style:style>
    <style:style style:family="graphic" style:name="style-305">
      <style:graphic-properties draw:fill="solid" draw:fill-color="#e9b96e" draw:opacity="100.0%" draw:stroke="none"/>
    </style:style>
    <style:style style:family="graphic" style:name="style-306">
      <style:graphic-properties draw:fill="solid" draw:fill-color="#2e3436" draw:opacity="100.0%" draw:stroke="none"/>
    </style:style>
    <style:style style:family="graphic" style:name="style-307">
      <style:graphic-properties draw:fill="solid" draw:fill-color="#e9b96e" draw:opacity="100.0%" draw:stroke="none"/>
    </style:style>
    <style:style style:family="graphic" style:name="style-308">
      <style:graphic-properties draw:fill="solid" draw:fill-color="#2e3436" draw:opacity="100.0%" draw:stroke="none"/>
    </style:style>
    <style:style style:family="graphic" style:name="style-309">
      <style:graphic-properties draw:fill="solid" draw:fill-color="#e9b96e" draw:opacity="100.0%" draw:stroke="none"/>
    </style:style>
    <style:style style:family="graphic" style:name="style-310">
      <style:graphic-properties draw:fill="solid" draw:fill-color="#2e3436" draw:opacity="100.0%" draw:stroke="none"/>
    </style:style>
    <style:style style:family="graphic" style:name="style-311">
      <style:graphic-properties draw:fill="solid" draw:fill-color="#e9b96e" draw:opacity="100.0%" draw:stroke="none"/>
    </style:style>
    <style:style style:family="graphic" style:name="style-312">
      <style:graphic-properties draw:fill="solid" draw:fill-color="#2e3436" draw:opacity="100.0%" draw:stroke="none"/>
    </style:style>
    <style:style style:family="graphic" style:name="style-313">
      <style:graphic-properties draw:fill="solid" draw:fill-color="#e9b96e" draw:opacity="100.0%" draw:stroke="none"/>
    </style:style>
    <style:style style:family="graphic" style:name="style-314">
      <style:graphic-properties draw:fill="solid" draw:fill-color="#2e3436" draw:opacity="100.0%" draw:stroke="none"/>
    </style:style>
    <style:style style:family="graphic" style:name="style-315">
      <style:graphic-properties draw:fill="solid" draw:fill-color="#e9b96e" draw:opacity="100.0%" draw:stroke="none"/>
    </style:style>
    <style:style style:family="graphic" style:name="style-316">
      <style:graphic-properties draw:fill="solid" draw:fill-color="#2e3436" draw:opacity="100.0%" draw:stroke="none"/>
    </style:style>
    <style:style style:family="graphic" style:name="style-317">
      <style:graphic-properties draw:fill="solid" draw:fill-color="#6b6f57" draw:opacity="100.0%" draw:stroke="none"/>
    </style:style>
    <style:style style:family="graphic" style:name="style-318">
      <style:graphic-properties draw:fill="solid" draw:fill-color="#c17d11" draw:opacity="100.0%" draw:stroke="none"/>
    </style:style>
    <style:style style:family="graphic" style:name="style-319">
      <style:graphic-properties draw:fill="solid" draw:fill-color="#2e3436" draw:opacity="100.0%" draw:stroke="none"/>
    </style:style>
    <style:style style:family="graphic" style:name="style-320">
      <style:graphic-properties draw:fill="solid" draw:fill-color="#2e3436" draw:opacity="100.0%" draw:stroke="none"/>
    </style:style>
    <style:style style:family="graphic" style:name="style-321">
      <style:graphic-properties draw:fill="solid" draw:fill-color="#2e3436" draw:opacity="100.0%" draw:stroke="none"/>
    </style:style>
    <style:style style:family="graphic" style:name="style-322">
      <style:graphic-properties draw:fill="solid" draw:fill-color="#e9b96e" draw:opacity="100.0%" draw:stroke="none"/>
    </style:style>
    <style:style style:family="graphic" style:name="style-323">
      <style:graphic-properties draw:fill="solid" draw:fill-color="#e9b96e" draw:opacity="100.0%" draw:stroke="none"/>
    </style:style>
    <style:style style:family="graphic" style:name="style-324">
      <style:graphic-properties draw:fill="solid" draw:fill-color="#2e3436" draw:opacity="100.0%" draw:stroke="none"/>
    </style:style>
    <style:style style:family="graphic" style:name="style-325">
      <style:graphic-properties draw:fill="solid" draw:fill-color="#e9b96e" draw:opacity="100.0%" draw:stroke="none"/>
    </style:style>
    <style:style style:family="graphic" style:name="style-326">
      <style:graphic-properties draw:fill="solid" draw:fill-color="#2e3436" draw:opacity="100.0%" draw:stroke="none"/>
    </style:style>
    <style:style style:family="graphic" style:name="style-327">
      <style:graphic-properties draw:fill="solid" draw:fill-color="#e9b96e" draw:opacity="100.0%" draw:stroke="none"/>
    </style:style>
    <style:style style:family="graphic" style:name="style-328">
      <style:graphic-properties draw:fill="solid" draw:fill-color="#2e3436" draw:opacity="100.0%" draw:stroke="none"/>
    </style:style>
    <style:style style:family="graphic" style:name="style-329">
      <style:graphic-properties draw:fill="solid" draw:fill-color="#e9b96e" draw:opacity="100.0%" draw:stroke="none"/>
    </style:style>
    <style:style style:family="graphic" style:name="style-330">
      <style:graphic-properties draw:fill="solid" draw:fill-color="#2e3436" draw:opacity="100.0%" draw:stroke="none"/>
    </style:style>
    <style:style style:family="graphic" style:name="style-331">
      <style:graphic-properties draw:fill="solid" draw:fill-color="#e9b96e" draw:opacity="100.0%" draw:stroke="none"/>
    </style:style>
    <style:style style:family="graphic" style:name="style-332">
      <style:graphic-properties draw:fill="solid" draw:fill-color="#2e3436" draw:opacity="100.0%" draw:stroke="none"/>
    </style:style>
    <style:style style:family="graphic" style:name="style-333">
      <style:graphic-properties draw:fill="solid" draw:fill-color="#e9b96e" draw:opacity="100.0%" draw:stroke="none"/>
    </style:style>
    <style:style style:family="graphic" style:name="style-334">
      <style:graphic-properties draw:fill="solid" draw:fill-color="#2e3436" draw:opacity="100.0%" draw:stroke="none"/>
    </style:style>
    <style:style style:family="graphic" style:name="style-335">
      <style:graphic-properties draw:fill="solid" draw:fill-color="#e9b96e" draw:opacity="100.0%" draw:stroke="none"/>
    </style:style>
    <style:style style:family="graphic" style:name="style-336">
      <style:graphic-properties draw:fill="solid" draw:fill-color="#2e3436" draw:opacity="100.0%" draw:stroke="none"/>
    </style:style>
    <style:style style:family="graphic" style:name="style-337">
      <style:graphic-properties draw:fill="solid" draw:fill-color="#e9b96e" draw:opacity="100.0%" draw:stroke="none"/>
    </style:style>
    <style:style style:family="graphic" style:name="style-338">
      <style:graphic-properties draw:fill="solid" draw:fill-color="#2e3436" draw:opacity="100.0%" draw:stroke="none"/>
    </style:style>
    <style:style style:family="graphic" style:name="style-339">
      <style:graphic-properties draw:fill="solid" draw:fill-color="#e9b96e" draw:opacity="100.0%" draw:stroke="none"/>
    </style:style>
    <style:style style:family="graphic" style:name="style-340">
      <style:graphic-properties draw:fill="solid" draw:fill-color="#2e3436" draw:opacity="100.0%" draw:stroke="none"/>
    </style:style>
    <style:style style:family="graphic" style:name="style-341">
      <style:graphic-properties draw:fill="solid" draw:fill-color="#6b6f57" draw:opacity="100.0%" draw:stroke="none"/>
    </style:style>
    <style:style style:family="graphic" style:name="style-342">
      <style:graphic-properties draw:fill="solid" draw:fill-color="#c17d11" draw:opacity="100.0%" draw:stroke="none"/>
    </style:style>
    <style:style style:family="graphic" style:name="style-343">
      <style:graphic-properties draw:fill="solid" draw:fill-color="#2e3436" draw:opacity="100.0%" draw:stroke="none"/>
    </style:style>
    <style:style style:family="graphic" style:name="style-344">
      <style:graphic-properties draw:fill="solid" draw:fill-color="#2e3436" draw:opacity="100.0%" draw:stroke="none"/>
    </style:style>
    <style:style style:family="graphic" style:name="style-345">
      <style:graphic-properties draw:fill="solid" draw:fill-color="#2e3436" draw:opacity="100.0%" draw:stroke="none"/>
    </style:style>
    <style:style style:family="graphic" style:name="style-346">
      <style:graphic-properties draw:fill="solid" draw:fill-color="#e9b96e" draw:opacity="100.0%" draw:stroke="none"/>
    </style:style>
    <style:style style:family="graphic" style:name="style-347">
      <style:graphic-properties draw:fill="solid" draw:fill-color="#e9b96e" draw:opacity="100.0%" draw:stroke="none"/>
    </style:style>
    <style:style style:family="graphic" style:name="style-348">
      <style:graphic-properties draw:fill="solid" draw:fill-color="#2e3436" draw:opacity="100.0%" draw:stroke="none"/>
    </style:style>
    <style:style style:family="graphic" style:name="style-349">
      <style:graphic-properties draw:fill="solid" draw:fill-color="#e9b96e" draw:opacity="100.0%" draw:stroke="none"/>
    </style:style>
    <style:style style:family="graphic" style:name="style-350">
      <style:graphic-properties draw:fill="solid" draw:fill-color="#2e3436" draw:opacity="100.0%" draw:stroke="none"/>
    </style:style>
    <style:style style:family="graphic" style:name="style-351">
      <style:graphic-properties draw:fill="solid" draw:fill-color="#e9b96e" draw:opacity="100.0%" draw:stroke="none"/>
    </style:style>
    <style:style style:family="graphic" style:name="style-352">
      <style:graphic-properties draw:fill="solid" draw:fill-color="#2e3436" draw:opacity="100.0%" draw:stroke="none"/>
    </style:style>
    <style:style style:family="graphic" style:name="style-353">
      <style:graphic-properties draw:fill="solid" draw:fill-color="#e9b96e" draw:opacity="100.0%" draw:stroke="none"/>
    </style:style>
    <style:style style:family="graphic" style:name="style-354">
      <style:graphic-properties draw:fill="solid" draw:fill-color="#2e3436" draw:opacity="100.0%" draw:stroke="none"/>
    </style:style>
    <style:style style:family="graphic" style:name="style-355">
      <style:graphic-properties draw:fill="solid" draw:fill-color="#e9b96e" draw:opacity="100.0%" draw:stroke="none"/>
    </style:style>
    <style:style style:family="graphic" style:name="style-356">
      <style:graphic-properties draw:fill="solid" draw:fill-color="#2e3436" draw:opacity="100.0%" draw:stroke="none"/>
    </style:style>
    <style:style style:family="graphic" style:name="style-357">
      <style:graphic-properties draw:fill="solid" draw:fill-color="#e9b96e" draw:opacity="100.0%" draw:stroke="none"/>
    </style:style>
    <style:style style:family="graphic" style:name="style-358">
      <style:graphic-properties draw:fill="solid" draw:fill-color="#2e3436" draw:opacity="100.0%" draw:stroke="none"/>
    </style:style>
    <style:style style:family="graphic" style:name="style-359">
      <style:graphic-properties draw:fill="solid" draw:fill-color="#e9b96e" draw:opacity="100.0%" draw:stroke="none"/>
    </style:style>
    <style:style style:family="graphic" style:name="style-360">
      <style:graphic-properties draw:fill="solid" draw:fill-color="#2e3436" draw:opacity="100.0%" draw:stroke="none"/>
    </style:style>
    <style:style style:family="graphic" style:name="style-361">
      <style:graphic-properties draw:fill="solid" draw:fill-color="#e9b96e" draw:opacity="100.0%" draw:stroke="none"/>
    </style:style>
    <style:style style:family="graphic" style:name="style-362">
      <style:graphic-properties draw:fill="solid" draw:fill-color="#2e3436" draw:opacity="100.0%" draw:stroke="none"/>
    </style:style>
    <style:style style:family="graphic" style:name="style-363">
      <style:graphic-properties draw:fill="solid" draw:fill-color="#e9b96e" draw:opacity="100.0%" draw:stroke="none"/>
    </style:style>
    <style:style style:family="graphic" style:name="style-364">
      <style:graphic-properties draw:fill="solid" draw:fill-color="#2e3436" draw:opacity="100.0%" draw:stroke="none"/>
    </style:style>
    <style:style style:family="graphic" style:name="style-365">
      <style:graphic-properties draw:fill="solid" draw:fill-color="#4e9a06" draw:opacity="100.0%" draw:stroke="none"/>
    </style:style>
    <style:style style:family="graphic" style:name="style-366">
      <style:graphic-properties draw:fill="solid" draw:fill-color="#73d216" draw:opacity="100.0%" draw:stroke="none"/>
    </style:style>
    <style:style style:family="graphic" style:name="style-367">
      <style:graphic-properties draw:fill="solid" draw:fill-color="#3d7904" draw:opacity="100.0%" draw:stroke="none"/>
    </style:style>
    <style:style style:family="graphic" style:name="style-368">
      <style:graphic-properties draw:fill="solid" draw:fill-color="#73d216" draw:opacity="100.0%" draw:stroke="none"/>
    </style:style>
    <style:style style:family="graphic" style:name="style-369">
      <style:graphic-properties draw:fill="solid" draw:fill-color="#3d7904" draw:opacity="100.0%" draw:stroke="none"/>
    </style:style>
    <style:style style:family="graphic" style:name="style-370">
      <style:graphic-properties draw:fill="solid" draw:fill-color="#73d216" draw:opacity="100.0%" draw:stroke="none"/>
    </style:style>
    <style:style style:family="graphic" style:name="style-371">
      <style:graphic-properties draw:fill="solid" draw:fill-color="#3d7904" draw:opacity="100.0%" draw:stroke="none"/>
    </style:style>
    <style:style style:family="graphic" style:name="style-372">
      <style:graphic-properties draw:fill="solid" draw:fill-color="#73d216" draw:opacity="100.0%" draw:stroke="none"/>
    </style:style>
    <style:style style:family="graphic" style:name="style-373">
      <style:graphic-properties draw:fill="solid" draw:fill-color="#3d7904" draw:opacity="100.0%" draw:stroke="none"/>
    </style:style>
    <style:style style:family="graphic" style:name="style-374">
      <style:graphic-properties draw:fill="solid" draw:fill-color="#73d216" draw:opacity="100.0%" draw:stroke="none"/>
    </style:style>
    <style:style style:family="graphic" style:name="style-375">
      <style:graphic-properties draw:fill="solid" draw:fill-color="#3d7904" draw:opacity="100.0%" draw:stroke="none"/>
    </style:style>
    <style:style style:family="graphic" style:name="style-376">
      <style:graphic-properties draw:fill="solid" draw:fill-color="#73d216" draw:opacity="100.0%" draw:stroke="none"/>
    </style:style>
    <style:style style:family="graphic" style:name="style-377">
      <style:graphic-properties draw:fill="solid" draw:fill-color="#3d7904" draw:opacity="100.0%" draw:stroke="none"/>
    </style:style>
    <style:style style:family="graphic" style:name="style-378">
      <style:graphic-properties draw:fill="solid" draw:fill-color="#73d216" draw:opacity="100.0%" draw:stroke="none"/>
    </style:style>
    <style:style style:family="graphic" style:name="style-379">
      <style:graphic-properties draw:fill="solid" draw:fill-color="#3d7904" draw:opacity="100.0%" draw:stroke="none"/>
    </style:style>
    <style:style style:family="graphic" style:name="style-380">
      <style:graphic-properties draw:fill="solid" draw:fill-color="#73d216" draw:opacity="100.0%" draw:stroke="none"/>
    </style:style>
    <style:style style:family="graphic" style:name="style-381">
      <style:graphic-properties draw:fill="solid" draw:fill-color="#3d7904" draw:opacity="100.0%" draw:stroke="none"/>
    </style:style>
    <style:style style:family="graphic" style:name="style-382">
      <style:graphic-properties draw:fill="solid" draw:fill-color="#73d216" draw:opacity="100.0%" draw:stroke="none"/>
    </style:style>
    <style:style style:family="graphic" style:name="style-383">
      <style:graphic-properties draw:fill="solid" draw:fill-color="#3d7904" draw:opacity="100.0%" draw:stroke="none"/>
    </style:style>
    <style:style style:family="graphic" style:name="style-384">
      <style:graphic-properties draw:fill="solid" draw:fill-color="#c17d11" draw:opacity="100.0%" draw:stroke="none"/>
    </style:style>
    <style:style style:family="graphic" style:name="style-385">
      <style:graphic-properties draw:fill="solid" draw:fill-color="#8f5902" draw:opacity="100.0%" draw:stroke="none"/>
    </style:style>
    <style:style style:family="graphic" style:name="style-386">
      <style:graphic-properties draw:fill="solid" draw:fill-color="#8f5902" draw:opacity="100.0%" draw:stroke="none"/>
    </style:style>
    <style:style style:family="graphic" style:name="style-387">
      <style:graphic-properties draw:fill="solid" draw:fill-color="#8f5902" draw:opacity="100.0%" draw:stroke="none"/>
    </style:style>
    <style:style style:family="graphic" style:name="style-388">
      <style:graphic-properties draw:fill="solid" draw:fill-color="#73d216" draw:opacity="100.0%" draw:stroke="none"/>
    </style:style>
    <style:style style:family="graphic" style:name="style-389">
      <style:graphic-properties draw:fill="solid" draw:fill-color="#3d7904" draw:opacity="100.0%" draw:stroke="none"/>
    </style:style>
    <style:style style:family="graphic" style:name="style-390">
      <style:graphic-properties draw:fill="solid" draw:fill-color="#73d216" draw:opacity="100.0%" draw:stroke="none"/>
    </style:style>
    <style:style style:family="graphic" style:name="style-391">
      <style:graphic-properties draw:fill="solid" draw:fill-color="#3d7904" draw:opacity="100.0%" draw:stroke="none"/>
    </style:style>
    <style:style style:family="graphic" style:name="style-392">
      <style:graphic-properties draw:fill="solid" draw:fill-color="#73d216" draw:opacity="100.0%" draw:stroke="none"/>
    </style:style>
    <style:style style:family="graphic" style:name="style-393">
      <style:graphic-properties draw:fill="solid" draw:fill-color="#3d7904" draw:opacity="100.0%" draw:stroke="none"/>
    </style:style>
    <style:style style:family="graphic" style:name="style-394">
      <style:graphic-properties draw:fill="solid" draw:fill-color="#73d216" draw:opacity="100.0%" draw:stroke="none"/>
    </style:style>
    <style:style style:family="graphic" style:name="style-395">
      <style:graphic-properties draw:fill="solid" draw:fill-color="#3d7904" draw:opacity="100.0%" draw:stroke="none"/>
    </style:style>
    <style:style style:family="graphic" style:name="style-396">
      <style:graphic-properties draw:fill="solid" draw:fill-color="#73d216" draw:opacity="100.0%" draw:stroke="none"/>
    </style:style>
    <style:style style:family="graphic" style:name="style-397">
      <style:graphic-properties draw:fill="solid" draw:fill-color="#3d7904" draw:opacity="100.0%" draw:stroke="none"/>
    </style:style>
    <style:style style:family="graphic" style:name="style-398">
      <style:graphic-properties draw:fill="solid" draw:fill-color="#73d216" draw:opacity="100.0%" draw:stroke="none"/>
    </style:style>
    <style:style style:family="graphic" style:name="style-399">
      <style:graphic-properties draw:fill="solid" draw:fill-color="#3d7904" draw:opacity="100.0%" draw:stroke="none"/>
    </style:style>
    <style:style style:family="graphic" style:name="style-400">
      <style:graphic-properties draw:fill="solid" draw:fill-color="#73d216" draw:opacity="100.0%" draw:stroke="none"/>
    </style:style>
    <style:style style:family="graphic" style:name="style-401">
      <style:graphic-properties draw:fill="solid" draw:fill-color="#3d7904" draw:opacity="100.0%" draw:stroke="none"/>
    </style:style>
    <style:style style:family="graphic" style:name="style-402">
      <style:graphic-properties draw:fill="solid" draw:fill-color="#73d216" draw:opacity="100.0%" draw:stroke="none"/>
    </style:style>
    <style:style style:family="graphic" style:name="style-403">
      <style:graphic-properties draw:fill="solid" draw:fill-color="#3d7904" draw:opacity="100.0%" draw:stroke="none"/>
    </style:style>
    <style:style style:family="graphic" style:name="style-404">
      <style:graphic-properties draw:fill="solid" draw:fill-color="#73d216" draw:opacity="100.0%" draw:stroke="none"/>
    </style:style>
    <style:style style:family="graphic" style:name="style-405">
      <style:graphic-properties draw:fill="solid" draw:fill-color="#3d7904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path svg:d="M 0.0 264.5833 L 529.2837 0.0 L 0.0 264.5833 z" svg:height="2.6458333mm" draw:style-name="style-2" svg:viewBox="0.0 0.0 529.2837 264.5833" svg:width="5.292837mm" svg:x="38.15382mm" svg:y="15.307745mm"/>
            <draw:g draw:id="g2979">
              <draw:g draw:id="g7099">
                <draw:g draw:id="g7294">
                  <draw:g draw:id="g7071">
                    <draw:path svg:d="M 0.0 793.74994 L 1587.8503 0.0 L 3175.699 793.74994 L 1587.8503 1587.4999 L 0.0 793.74994 z" svg:height="15.874999mm" draw:style-name="style-3" svg:viewBox="0.0 0.0 3175.699 1587.4999" svg:width="31.75699mm" svg:x="16.633596mm" svg:y="18.282944mm"/>
                    <draw:path svg:d="M 0.0 132.25937 L 264.5833 264.52194 L 529.1666 132.25937 L 264.5833 0.0 L 0.0 132.25937 z" svg:height="2.6452196mm" draw:style-name="style-4" svg:viewBox="0.0 0.0 529.1666 264.52194" svg:width="5.2916665mm" svg:x="29.866268mm" svg:y="18.282944mm"/>
                    <draw:path svg:d="M 0.0 132.25937 L 264.5833 264.52194 L 529.1666 132.25937 L 264.5833 0.0 L 0.0 132.25937 z" svg:height="2.6452196mm" draw:style-name="style-5" svg:viewBox="0.0 0.0 529.1666 264.52194" svg:width="5.2916665mm" svg:x="21.92699mm" svg:y="22.251694mm"/>
                    <draw:path svg:d="M 0.0 132.26259 L 264.5833 264.52518 L 529.1666 132.26259 L 264.5833 0.0 L 0.0 132.26259 z" svg:height="2.6452518mm" draw:style-name="style-6" svg:viewBox="0.0 0.0 529.1666 264.52518" svg:width="5.2916665mm" svg:x="37.804913mm" svg:y="22.25137mm"/>
                    <draw:path svg:d="M 0.0 132.26259 L 264.5833 264.52518 L 529.1666 132.26259 L 264.5833 0.0 L 0.0 132.26259 z" svg:height="2.6452518mm" draw:style-name="style-7" svg:viewBox="0.0 0.0 529.1666 264.52518" svg:width="5.2916665mm" svg:x="29.866268mm" svg:y="26.221024mm"/>
                    <draw:path svg:d="M 0.0 264.52518 L 529.1666 529.0471 L 1058.3333 264.52518 L 529.1666 0.0 L 0.0 264.52518 z" svg:height="5.2904716mm" draw:style-name="style-8" svg:viewBox="0.0 0.0 1058.3333 529.0471" svg:width="10.583333mm" svg:x="27.219837mm" svg:y="20.929647mm"/>
                    <draw:path svg:d="M 0.0 132.25937 L 264.5833 264.52194 L 529.1666 132.25937 L 264.5833 0.0 L 0.0 132.25937 z" svg:height="2.6452196mm" draw:style-name="style-9" svg:viewBox="0.0 0.0 529.1666 264.52194" svg:width="5.2916665mm" svg:x="24.573421mm" svg:y="26.220442mm"/>
                    <draw:path svg:d="M 0.0 264.52194 L 529.1666 529.0471 L 1058.3333 264.52194 L 529.1666 0.0 L 0.0 264.52194 z" svg:height="5.2904716mm" draw:style-name="style-10" svg:viewBox="0.0 0.0 1058.3333 529.0471" svg:width="10.583333mm" svg:x="19.281755mm" svg:y="24.897818mm"/>
                    <draw:path svg:d="M 0.0 264.52518 L 529.1666 529.05035 L 1058.3333 264.52518 L 529.1666 0.0 L 0.0 264.52518 z" svg:height="5.2905035mm" draw:style-name="style-11" svg:viewBox="0.0 0.0 1058.3333 529.05035" svg:width="10.583333mm" svg:x="35.15908mm" svg:y="24.897203mm"/>
                    <draw:path svg:d="M 0.0 264.52518 L 529.1666 529.0471 L 1058.3333 264.52518 L 529.1666 0.0 L 0.0 264.52518 z" svg:height="5.2904716mm" draw:style-name="style-12" svg:viewBox="0.0 0.0 1058.3333 529.0471" svg:width="10.583333mm" svg:x="27.219837mm" svg:y="28.867147mm"/>
                    <draw:path svg:d="M 0.0 48.072 C 0.0 48.072 68.036865 45.87575 95.31718 36.645046 C 130.57343 24.714252 192.3332 48.072 192.3332 48.072 L 96.1666 0.0 L 0.0 48.072 z" svg:height="0.48071998mm" draw:style-name="style-13" svg:viewBox="0.0 0.0 192.3332 48.072" svg:width="1.9233321mm" svg:x="31.527035mm" svg:y="18.711212mm"/>
                    <draw:path svg:d="M 0.0 48.072 C 0.0 48.072 68.03525 45.87575 95.31556 36.645046 C 130.57181 24.714252 192.3332 48.072 192.3332 48.072 L 96.1666 0.0 L 0.0 48.072 z" svg:height="0.48071998mm" draw:style-name="style-14" svg:viewBox="0.0 0.0 192.3332 48.072" svg:width="1.9233321mm" svg:x="23.622543mm" svg:y="22.597311mm"/>
                    <draw:path svg:d="M 0.0 48.072 C 0.0 48.072 68.036865 45.87575 95.31718 36.645046 C 130.57343 24.714252 192.3332 48.072 192.3332 48.072 L 96.1666 0.0 L 0.0 48.072 z" svg:height="0.48071998mm" draw:style-name="style-15" svg:viewBox="0.0 0.0 192.3332 48.072" svg:width="1.9233321mm" svg:x="31.573801mm" svg:y="26.553595mm"/>
                    <draw:path svg:d="M 0.0 48.072 C 0.0 48.072 68.036865 45.87575 95.31718 36.645046 C 130.57343 24.714252 192.3332 48.072 192.3332 48.072 L 96.1666 0.0 L 0.0 48.072 z" svg:height="0.48071998mm" draw:style-name="style-16" svg:viewBox="0.0 0.0 192.3332 48.072" svg:width="1.9233321mm" svg:x="39.643593mm" svg:y="22.65099mm"/>
                    <draw:path svg:d="M 0.0 72.0434 C 0.0 72.0434 101.96406 68.75226 142.84819 54.919125 C 195.68571 37.03908 288.24466 72.0434 288.24466 72.0434 L 144.12233 0.0 L 0.0 72.0434 z" svg:height="0.720434mm" draw:style-name="style-17" svg:viewBox="0.0 0.0 288.24466 72.0434" svg:width="2.8824465mm" svg:x="30.997803mm" svg:y="21.67127mm"/>
                    <draw:path svg:d="M 0.0 72.0434 C 0.0 72.0434 101.96406 68.75226 142.84819 54.919125 C 195.68571 37.03908 288.24466 72.0434 288.24466 72.0434 L 144.12233 0.0 L 0.0 72.0434 z" svg:height="0.720434mm" draw:style-name="style-18" svg:viewBox="0.0 0.0 288.24466 72.0434" svg:width="2.8824465mm" svg:x="23.060305mm" svg:y="25.474655mm"/>
                    <draw:path svg:d="M 0.0 72.0434 C 0.0 72.0434 101.96406 68.75226 142.84819 54.919125 C 195.68571 37.03908 288.24466 72.0434 288.24466 72.0434 L 144.12233 0.0 L 0.0 72.0434 z" svg:height="0.720434mm" draw:style-name="style-19" svg:viewBox="0.0 0.0 288.24466 72.0434" svg:width="2.8824465mm" svg:x="31.130095mm" svg:y="29.27804mm"/>
                    <draw:path svg:d="M 0.0 72.0434 C 0.0 72.0434 101.96406 68.75226 142.84819 54.919125 C 195.68571 37.03908 288.24466 72.0434 288.24466 72.0434 L 144.12233 0.0 L 0.0 72.0434 z" svg:height="0.720434mm" draw:style-name="style-20" svg:viewBox="0.0 0.0 288.24466 72.0434" svg:width="2.8824465mm" svg:x="39.067596mm" svg:y="25.474655mm"/>
                    <draw:path svg:d="M 0.0 48.072 C 0.0 48.072 68.036865 45.87575 95.31718 36.645046 C 130.57343 24.714252 192.3332 48.072 192.3332 48.072 L 96.1666 0.0 L 0.0 48.072 z" svg:height="0.48071998mm" draw:style-name="style-21" svg:viewBox="0.0 0.0 192.3332 48.072" svg:width="1.9233321mm" svg:x="26.268442mm" svg:y="23.80444mm"/>
                    <draw:path svg:d="M 0.0 48.072 C 0.0 48.072 68.036865 45.87575 95.31718 36.645046 C 130.57343 24.714252 192.3332 48.072 192.3332 48.072 L 96.1666 0.0 L 0.0 48.072 z" svg:height="0.48071998mm" draw:style-name="style-22" svg:viewBox="0.0 0.0 192.3332 48.072" svg:width="1.9233321mm" svg:x="36.91792mm" svg:y="23.771368mm"/>
                    <draw:path svg:d="M 0.0 48.072 C 0.0 48.072 68.036865 45.87575 95.31718 36.645046 C 130.57343 24.714252 192.3332 48.072 192.3332 48.072 L 96.1666 0.0 L 0.0 48.072 z" svg:height="0.48071998mm" draw:style-name="style-23" svg:viewBox="0.0 0.0 192.3332 48.072" svg:width="1.9233321mm" svg:x="28.914274mm" svg:y="19.868763mm"/>
                    <draw:path svg:d="M 0.0 48.072 C 0.0 48.072 68.036865 45.87575 95.31718 36.645046 C 130.57343 24.714252 192.3332 48.072 192.3332 48.072 L 96.1666 0.0 L 0.0 48.072 z" svg:height="0.48071998mm" draw:style-name="style-24" svg:viewBox="0.0 0.0 192.3332 48.072" svg:width="1.9233321mm" svg:x="34.20594mm" svg:y="19.802618mm"/>
                    <draw:path svg:d="M 0.0 48.072 C 0.0 48.072 68.036865 45.87575 95.31718 36.645046 C 130.57343 24.714252 192.3332 48.072 192.3332 48.072 L 96.1666 0.0 L 0.0 48.072 z" svg:height="0.48071998mm" draw:style-name="style-25" svg:viewBox="0.0 0.0 192.3332 48.072" svg:width="1.9233321mm" svg:x="42.110367mm" svg:y="23.80444mm"/>
                    <draw:path svg:d="M 0.0 48.072 C 0.0 48.072 68.036865 45.87575 95.31718 36.645046 C 130.57343 24.714252 192.3332 48.072 192.3332 48.072 L 96.1666 0.0 L 0.0 48.072 z" svg:height="0.48071998mm" draw:style-name="style-26" svg:viewBox="0.0 0.0 192.3332 48.072" svg:width="1.9233321mm" svg:x="34.20594mm" svg:y="27.77319mm"/>
                    <draw:path svg:d="M 0.0 48.072 C 0.0 48.072 68.036865 45.87575 95.31718 36.645046 C 130.57343 24.714252 192.3332 48.072 192.3332 48.072 L 96.1666 0.0 L 0.0 48.072 z" svg:height="0.48071998mm" draw:style-name="style-27" svg:viewBox="0.0 0.0 192.3332 48.072" svg:width="1.9233321mm" svg:x="28.947348mm" svg:y="27.839336mm"/>
                    <draw:path svg:d="M 0.0 48.072 C 0.0 48.072 68.036865 45.87575 95.31718 36.645046 C 130.57343 24.714252 192.3332 48.072 192.3332 48.072 L 96.1666 0.0 L 0.0 48.072 z" svg:height="0.48071998mm" draw:style-name="style-28" svg:viewBox="0.0 0.0 192.3332 48.072" svg:width="1.9233321mm" svg:x="20.976774mm" svg:y="23.80444mm"/>
                  </draw:g>
                  <draw:path svg:d="M 0.0 793.74994 L 1587.8503 0.0 L 3175.699 793.74994 L 1587.8503 1587.4999 L 0.0 793.74994 z" svg:height="15.874999mm" draw:style-name="style-29" svg:viewBox="0.0 0.0 3175.699 1587.4999" svg:width="31.75699mm" svg:x="16.633596mm" svg:y="18.282944mm"/>
                  <draw:path svg:d="M 0.0 132.25937 L 264.5833 264.52194 L 529.1666 132.25937 L 264.5833 0.0 L 0.0 132.25937 z" svg:height="2.6452196mm" draw:style-name="style-30" svg:viewBox="0.0 0.0 529.1666 264.52194" svg:width="5.2916665mm" svg:x="29.866268mm" svg:y="18.282944mm"/>
                  <draw:path svg:d="M 0.0 132.25937 L 264.5833 264.52194 L 529.1666 132.25937 L 264.5833 0.0 L 0.0 132.25937 z" svg:height="2.6452196mm" draw:style-name="style-31" svg:viewBox="0.0 0.0 529.1666 264.52194" svg:width="5.2916665mm" svg:x="21.92699mm" svg:y="22.251694mm"/>
                  <draw:path svg:d="M 0.0 132.26259 L 264.5833 264.52518 L 529.1666 132.26259 L 264.5833 0.0 L 0.0 132.26259 z" svg:height="2.6452518mm" draw:style-name="style-32" svg:viewBox="0.0 0.0 529.1666 264.52518" svg:width="5.2916665mm" svg:x="37.804913mm" svg:y="22.25137mm"/>
                  <draw:path svg:d="M 0.0 132.26259 L 264.5833 264.52518 L 529.1666 132.26259 L 264.5833 0.0 L 0.0 132.26259 z" svg:height="2.6452518mm" draw:style-name="style-33" svg:viewBox="0.0 0.0 529.1666 264.52518" svg:width="5.2916665mm" svg:x="29.866268mm" svg:y="26.221024mm"/>
                  <draw:path svg:d="M 0.0 264.52518 L 529.1666 529.0471 L 1058.3333 264.52518 L 529.1666 0.0 L 0.0 264.52518 z" svg:height="5.2904716mm" draw:style-name="style-34" svg:viewBox="0.0 0.0 1058.3333 529.0471" svg:width="10.583333mm" svg:x="27.219837mm" svg:y="20.929647mm"/>
                  <draw:path svg:d="M 0.0 132.25937 L 264.5833 264.52194 L 529.1666 132.25937 L 264.5833 0.0 L 0.0 132.25937 z" svg:height="2.6452196mm" draw:style-name="style-35" svg:viewBox="0.0 0.0 529.1666 264.52194" svg:width="5.2916665mm" svg:x="24.573421mm" svg:y="26.220442mm"/>
                  <draw:path svg:d="M 0.0 264.52194 L 529.1666 529.0471 L 1058.3333 264.52194 L 529.1666 0.0 L 0.0 264.52194 z" svg:height="5.2904716mm" draw:style-name="style-36" svg:viewBox="0.0 0.0 1058.3333 529.0471" svg:width="10.583333mm" svg:x="19.281755mm" svg:y="24.897818mm"/>
                  <draw:path svg:d="M 0.0 264.52518 L 529.1666 529.05035 L 1058.3333 264.52518 L 529.1666 0.0 L 0.0 264.52518 z" svg:height="5.2905035mm" draw:style-name="style-37" svg:viewBox="0.0 0.0 1058.3333 529.05035" svg:width="10.583333mm" svg:x="35.15908mm" svg:y="24.897203mm"/>
                  <draw:path svg:d="M 0.0 264.52518 L 529.1666 529.0471 L 1058.3333 264.52518 L 529.1666 0.0 L 0.0 264.52518 z" svg:height="5.2904716mm" draw:style-name="style-38" svg:viewBox="0.0 0.0 1058.3333 529.0471" svg:width="10.583333mm" svg:x="27.219837mm" svg:y="28.867147mm"/>
                  <draw:path svg:d="M 192.3332 0.0 C 192.3332 0.0 124.29796 2.1962483 97.01604 11.42695 C 61.759792 23.357746 0.0 0.0 0.0 0.0 L 96.1666 48.072 L 192.3332 0.0 z" svg:height="0.48071998mm" draw:style-name="style-39" svg:viewBox="0.0 0.0 192.3332 48.072" svg:width="1.9233321mm" svg:x="31.573801mm" svg:y="25.399628mm"/>
                  <draw:path svg:d="M 0.0 48.072 C 0.0 48.072 68.036865 45.87575 95.31718 36.645046 C 130.57343 24.714252 192.3332 48.072 192.3332 48.072 L 96.1666 0.0 L 0.0 48.072 z" svg:height="0.48071998mm" draw:style-name="style-40" svg:viewBox="0.0 0.0 192.3332 48.072" svg:width="1.9233321mm" svg:x="26.268442mm" svg:y="23.80444mm"/>
                  <draw:path svg:d="M 0.0 48.072 C 0.0 48.072 68.036865 45.87575 95.31718 36.645046 C 130.57343 24.714252 192.3332 48.072 192.3332 48.072 L 96.1666 0.0 L 0.0 48.072 z" svg:height="0.48071998mm" draw:style-name="style-41" svg:viewBox="0.0 0.0 192.3332 48.072" svg:width="1.9233321mm" svg:x="36.91792mm" svg:y="23.771368mm"/>
                  <draw:path svg:d="M 0.0 48.072 C 0.0 48.072 68.036865 45.87575 95.31718 36.645046 C 130.57343 24.714252 192.3332 48.072 192.3332 48.072 L 96.1666 0.0 L 0.0 48.072 z" svg:height="0.48071998mm" draw:style-name="style-42" svg:viewBox="0.0 0.0 192.3332 48.072" svg:width="1.9233321mm" svg:x="28.914274mm" svg:y="19.868763mm"/>
                  <draw:path svg:d="M 0.0 48.072 C 0.0 48.072 68.036865 45.87575 95.31718 36.645046 C 130.57343 24.714252 192.3332 48.072 192.3332 48.072 L 96.1666 0.0 L 0.0 48.072 z" svg:height="0.48071998mm" draw:style-name="style-43" svg:viewBox="0.0 0.0 192.3332 48.072" svg:width="1.9233321mm" svg:x="34.20594mm" svg:y="19.802618mm"/>
                  <draw:path svg:d="M 0.0 48.072 C 0.0 48.072 68.036865 45.87575 95.31718 36.645046 C 130.57343 24.714252 192.3332 48.072 192.3332 48.072 L 96.1666 0.0 L 0.0 48.072 z" svg:height="0.48071998mm" draw:style-name="style-44" svg:viewBox="0.0 0.0 192.3332 48.072" svg:width="1.9233321mm" svg:x="42.110367mm" svg:y="23.80444mm"/>
                  <draw:path svg:d="M 0.0 48.072 C 0.0 48.072 68.036865 45.87575 95.31718 36.645046 C 130.57343 24.714252 192.3332 48.072 192.3332 48.072 L 96.1666 0.0 L 0.0 48.072 z" svg:height="0.48071998mm" draw:style-name="style-45" svg:viewBox="0.0 0.0 192.3332 48.072" svg:width="1.9233321mm" svg:x="34.20594mm" svg:y="27.77319mm"/>
                  <draw:path svg:d="M 0.0 48.072 C 0.0 48.072 68.036865 45.87575 95.31718 36.645046 C 130.57343 24.714252 192.3332 48.072 192.3332 48.072 L 96.1666 0.0 L 0.0 48.072 z" svg:height="0.48071998mm" draw:style-name="style-46" svg:viewBox="0.0 0.0 192.3332 48.072" svg:width="1.9233321mm" svg:x="28.947348mm" svg:y="27.839336mm"/>
                  <draw:path svg:d="M 0.0 48.072 C 0.0 48.072 68.036865 45.87575 95.31718 36.645046 C 130.57343 24.714252 192.3332 48.072 192.3332 48.072 L 96.1666 0.0 L 0.0 48.072 z" svg:height="0.48071998mm" draw:style-name="style-47" svg:viewBox="0.0 0.0 192.3332 48.072" svg:width="1.9233321mm" svg:x="20.976774mm" svg:y="23.80444mm"/>
                  <draw:path svg:d="M 192.3332 0.0 C 192.3332 0.0 124.29635 2.1962483 97.01604 11.42695 C 61.759792 23.357746 0.0 0.0 0.0 0.0 L 96.1666 48.072 L 192.3332 0.0 z" svg:height="0.48071998mm" draw:style-name="style-48" svg:viewBox="0.0 0.0 192.3332 48.072" svg:width="1.9233321mm" svg:x="23.622543mm" svg:y="29.32849mm"/>
                  <draw:path svg:d="M 192.3332 0.0 C 192.3332 0.0 124.29635 2.1962483 97.01604 11.42695 C 61.759792 23.357746 0.0 0.0 0.0 0.0 L 96.1666 48.072 L 192.3332 0.0 z" svg:height="0.48071998mm" draw:style-name="style-49" svg:viewBox="0.0 0.0 192.3332 48.072" svg:width="1.9233321mm" svg:x="39.47831mm" svg:y="29.234955mm"/>
                  <draw:path svg:d="M 192.3332 0.0 C 192.3332 0.0 124.29635 2.1962483 97.01604 11.42695 C 61.759792 23.357746 0.0 0.0 0.0 0.0 L 96.1666 48.072 L 192.3332 0.0 z" svg:height="0.48071998mm" draw:style-name="style-50" svg:viewBox="0.0 0.0 192.3332 48.072" svg:width="1.9233321mm" svg:x="31.760902mm" svg:y="33.210583mm"/>
                </draw:g>
              </draw:g>
            </draw:g>
            <draw:g draw:id="g3001">
              <draw:g draw:id="g28054">
                <draw:path svg:d="M 264.64307 0.0 L 0.0 132.29166 z" svg:height="1.3229166mm" draw:style-name="style-51" svg:viewBox="0.0 0.0 264.64307 132.29166" svg:width="2.6464307mm" svg:x="13.232062mm" svg:y="27.346287mm"/>
                <draw:path svg:d="M 529.28455 0.0 L 0.0 264.5833 L 534.22125 531.69556 L 1063.5042 267.11224 L 529.28455 0.0 z" svg:height="5.3169556mm" draw:style-name="style-52" svg:viewBox="0.0 0.0 1063.5042 531.69556" svg:width="10.635041mm" svg:x="10.585649mm" svg:y="27.346287mm"/>
                <draw:path svg:d="M 19.961636 0.0 L 549.1283 264.5833 L 529.28455 274.5052 L 0.0 9.921874 L 19.961636 0.0 z" svg:height="2.7450519mm" draw:style-name="style-53" svg:viewBox="0.0 0.0 549.1283 274.5052" svg:width="5.491283mm" svg:x="13.232062mm" svg:y="28.569984mm"/>
                <draw:path svg:d="M 19.961636 0.0 L 549.1283 264.5833 L 529.28455 274.5052 L 0.0 9.921874 L 19.961636 0.0 z" svg:height="2.7450519mm" draw:style-name="style-54" svg:viewBox="0.0 0.0 549.1283 274.5052" svg:width="5.491283mm" svg:x="10.585649mm" svg:y="29.8929mm"/>
                <draw:path svg:d="M 19.961636 142.21353 L 284.4852 9.921874 L 264.64145 0.0 L 0.0 132.29166 L 19.961636 142.21353 z" svg:height="1.4221354mm" draw:style-name="style-55" svg:viewBox="0.0 0.0 284.4852 142.21353" svg:width="2.844852mm" svg:x="15.678877mm" svg:y="28.569984mm"/>
                <draw:path svg:d="M 19.961636 142.21353 L 284.4852 9.921874 L 264.64145 0.0 L 0.0 132.29166 L 19.961636 142.21353 z" svg:height="1.4221354mm" draw:style-name="style-56" svg:viewBox="0.0 0.0 284.4852 142.21353" svg:width="2.844852mm" svg:x="15.678877mm" svg:y="31.215818mm"/>
                <draw:path svg:d="M 19.961636 132.8601 L 266.3613 9.921874 L 246.51756 0.0 L 0.0 122.938225 L 19.961636 132.8601 z" svg:height="1.328601mm" draw:style-name="style-57" svg:viewBox="0.0 0.0 266.3613 132.8601" svg:width="2.663613mm" svg:x="15.678877mm" svg:y="28.45423mm"/>
                <draw:path svg:d="M 19.961636 132.8601 L 266.3613 9.921874 L 246.51756 0.0 L 0.0 122.938225 L 19.961636 132.8601 z" svg:height="1.328601mm" draw:style-name="style-58" svg:viewBox="0.0 0.0 266.3613 132.8601" svg:width="2.663613mm" svg:x="15.678877mm" svg:y="31.099998mm"/>
              </draw:g>
              <draw:g draw:id="g28644">
                <draw:path svg:d="M 264.64307 0.0 L 0.0 132.29166 z" svg:height="1.3229166mm" draw:style-name="style-59" svg:viewBox="0.0 0.0 264.64307 132.29166" svg:width="2.6464307mm" svg:x="7.9392376mm" svg:y="29.992119mm"/>
                <draw:path svg:d="M 529.28455 0.0 L 0.0 264.5833 L 534.22125 531.69556 L 1063.5042 267.11224 L 529.28455 0.0 z" svg:height="5.3169556mm" draw:style-name="style-60" svg:viewBox="0.0 0.0 1063.5042 531.69556" svg:width="10.635041mm" svg:x="5.292823mm" svg:y="29.992119mm"/>
                <draw:path svg:d="M 19.961636 0.0 L 549.1283 264.5833 L 529.28455 274.5052 L 0.0 9.921874 L 19.961636 0.0 z" svg:height="2.7450519mm" draw:style-name="style-61" svg:viewBox="0.0 0.0 549.1283 274.5052" svg:width="5.491283mm" svg:x="7.9392376mm" svg:y="31.215818mm"/>
                <draw:path svg:d="M 19.961636 0.0 L 549.1283 264.5833 L 529.28455 274.5052 L 0.0 9.921874 L 19.961636 0.0 z" svg:height="2.7450519mm" draw:style-name="style-62" svg:viewBox="0.0 0.0 549.1283 274.5052" svg:width="5.491283mm" svg:x="5.292823mm" svg:y="32.538734mm"/>
                <draw:path svg:d="M 19.961636 142.21353 L 284.4852 9.921874 L 264.64145 0.0 L 0.0 132.29166 L 19.961636 142.21353 z" svg:height="1.4221354mm" draw:style-name="style-63" svg:viewBox="0.0 0.0 284.4852 142.21353" svg:width="2.844852mm" svg:x="10.386052mm" svg:y="31.215818mm"/>
                <draw:path svg:d="M 19.961636 142.21353 L 284.4852 9.921874 L 264.64145 0.0 L 0.0 132.29166 L 19.961636 142.21353 z" svg:height="1.4221354mm" draw:style-name="style-64" svg:viewBox="0.0 0.0 284.4852 142.21353" svg:width="2.844852mm" svg:x="10.386052mm" svg:y="33.861652mm"/>
                <draw:path svg:d="M 19.961636 132.8601 L 266.3613 9.921874 L 246.51756 0.0 L 0.0 122.938225 L 19.961636 132.8601 z" svg:height="1.328601mm" draw:style-name="style-65" svg:viewBox="0.0 0.0 266.3613 132.8601" svg:width="2.663613mm" svg:x="10.386052mm" svg:y="31.100061mm"/>
                <draw:path svg:d="M 19.961636 132.8601 L 266.3613 9.921874 L 246.51756 0.0 L 0.0 122.938225 L 19.961636 132.8601 z" svg:height="1.328601mm" draw:style-name="style-66" svg:viewBox="0.0 0.0 266.3613 132.8601" svg:width="2.663613mm" svg:x="10.386052mm" svg:y="33.74583mm"/>
              </draw:g>
              <draw:g draw:id="g28662">
                <draw:path svg:d="M 264.64307 0.0 L 0.0 132.29166 z" svg:height="1.3229166mm" draw:style-name="style-67" svg:viewBox="0.0 0.0 264.64307 132.29166" svg:width="2.6464307mm" svg:x="2.6464045mm" svg:y="32.637955mm"/>
                <draw:path svg:d="M 529.28455 0.0 L 0.0 264.5833 L 534.22125 531.69556 L 1063.5042 267.11224 L 529.28455 0.0 z" svg:height="5.3169556mm" draw:style-name="style-68" svg:viewBox="0.0 0.0 1063.5042 531.69556" svg:width="10.635041mm" svg:x="-1.0093053E-5mm" svg:y="32.637955mm"/>
                <draw:path svg:d="M 19.961636 0.0 L 549.1283 264.5833 L 529.28455 274.5052 L 0.0 9.921874 L 19.961636 0.0 z" svg:height="2.7450519mm" draw:style-name="style-69" svg:viewBox="0.0 0.0 549.1283 274.5052" svg:width="5.491283mm" svg:x="2.6464045mm" svg:y="33.861652mm"/>
                <draw:path svg:d="M 19.961636 0.0 L 549.1283 264.5833 L 529.28455 274.5052 L 0.0 9.921874 L 19.961636 0.0 z" svg:height="2.7450519mm" draw:style-name="style-70" svg:viewBox="0.0 0.0 549.1283 274.5052" svg:width="5.491283mm" svg:x="-1.0093053E-5mm" svg:y="35.184566mm"/>
                <draw:path svg:d="M 19.961636 142.21353 L 284.4852 9.921874 L 264.64145 0.0 L 0.0 132.29166 L 19.961636 142.21353 z" svg:height="1.4221354mm" draw:style-name="style-71" svg:viewBox="0.0 0.0 284.4852 142.21353" svg:width="2.844852mm" svg:x="5.093219mm" svg:y="33.861652mm"/>
                <draw:path svg:d="M 19.961636 142.21353 L 284.4852 9.921874 L 264.64145 0.0 L 0.0 132.29166 L 19.961636 142.21353 z" svg:height="1.4221354mm" draw:style-name="style-72" svg:viewBox="0.0 0.0 284.4852 142.21353" svg:width="2.844852mm" svg:x="5.093219mm" svg:y="36.507484mm"/>
                <draw:path svg:d="M 19.961636 132.8601 L 266.3613 9.921874 L 246.51756 0.0 L 0.0 122.938225 L 19.961636 132.8601 z" svg:height="1.328601mm" draw:style-name="style-73" svg:viewBox="0.0 0.0 266.3613 132.8601" svg:width="2.663613mm" svg:x="5.093219mm" svg:y="33.745895mm"/>
                <draw:path svg:d="M 19.961636 132.8601 L 266.3613 9.921874 L 246.51756 0.0 L 0.0 122.938225 L 19.961636 132.8601 z" svg:height="1.328601mm" draw:style-name="style-74" svg:viewBox="0.0 0.0 266.3613 132.8601" svg:width="2.663613mm" svg:x="5.093219mm" svg:y="36.391663mm"/>
              </draw:g>
              <draw:g draw:id="g28680">
                <draw:path svg:d="M 264.64307 0.0 L 0.0 132.29166 z" svg:height="1.3229166mm" draw:style-name="style-75" svg:viewBox="0.0 0.0 264.64307 132.29166" svg:width="2.6464307mm" svg:x="18.5249mm" svg:y="29.992119mm"/>
                <draw:path svg:d="M 529.28455 0.0 L 0.0 264.5833 L 534.22125 531.69556 L 1063.5042 267.11224 L 529.28455 0.0 z" svg:height="5.3169556mm" draw:style-name="style-76" svg:viewBox="0.0 0.0 1063.5042 531.69556" svg:width="10.635041mm" svg:x="15.878486mm" svg:y="29.992119mm"/>
                <draw:path svg:d="M 19.961636 0.0 L 549.1283 264.5833 L 529.28455 274.5052 L 0.0 9.921874 L 19.961636 0.0 z" svg:height="2.7450519mm" draw:style-name="style-77" svg:viewBox="0.0 0.0 549.1283 274.5052" svg:width="5.491283mm" svg:x="18.5249mm" svg:y="31.215818mm"/>
                <draw:path svg:d="M 19.961636 0.0 L 549.1283 264.5833 L 529.28455 274.5052 L 0.0 9.921874 L 19.961636 0.0 z" svg:height="2.7450519mm" draw:style-name="style-78" svg:viewBox="0.0 0.0 549.1283 274.5052" svg:width="5.491283mm" svg:x="15.878486mm" svg:y="32.538734mm"/>
                <draw:path svg:d="M 19.961636 142.21353 L 284.4852 9.921874 L 264.64145 0.0 L 0.0 132.29166 L 19.961636 142.21353 z" svg:height="1.4221354mm" draw:style-name="style-79" svg:viewBox="0.0 0.0 284.4852 142.21353" svg:width="2.844852mm" svg:x="20.971714mm" svg:y="31.215818mm"/>
                <draw:path svg:d="M 19.961636 142.21353 L 284.4852 9.921874 L 264.64145 0.0 L 0.0 132.29166 L 19.961636 142.21353 z" svg:height="1.4221354mm" draw:style-name="style-80" svg:viewBox="0.0 0.0 284.4852 142.21353" svg:width="2.844852mm" svg:x="20.971714mm" svg:y="33.861652mm"/>
                <draw:path svg:d="M 19.961636 132.8601 L 266.3613 9.921874 L 246.51756 0.0 L 0.0 122.938225 L 19.961636 132.8601 z" svg:height="1.328601mm" draw:style-name="style-81" svg:viewBox="0.0 0.0 266.3613 132.8601" svg:width="2.663613mm" svg:x="20.971714mm" svg:y="31.100061mm"/>
                <draw:path svg:d="M 19.961636 132.8601 L 266.3613 9.921874 L 246.51756 0.0 L 0.0 122.938225 L 19.961636 132.8601 z" svg:height="1.328601mm" draw:style-name="style-82" svg:viewBox="0.0 0.0 266.3613 132.8601" svg:width="2.663613mm" svg:x="20.971714mm" svg:y="33.74583mm"/>
              </draw:g>
              <draw:g draw:id="g28698">
                <draw:path svg:d="M 264.64307 0.0 L 0.0 132.29166 z" svg:height="1.3229166mm" draw:style-name="style-83" svg:viewBox="0.0 0.0 264.64307 132.29166" svg:width="2.6464307mm" svg:x="13.232062mm" svg:y="32.637955mm"/>
                <draw:path svg:d="M 529.28455 0.0 L 0.0 264.5833 L 534.22125 531.69556 L 1063.5042 267.11224 L 529.28455 0.0 z" svg:height="5.3169556mm" draw:style-name="style-84" svg:viewBox="0.0 0.0 1063.5042 531.69556" svg:width="10.635041mm" svg:x="10.585649mm" svg:y="32.637955mm"/>
                <draw:path svg:d="M 19.961636 0.0 L 549.1283 264.5833 L 529.28455 274.5052 L 0.0 9.921874 L 19.961636 0.0 z" svg:height="2.7450519mm" draw:style-name="style-85" svg:viewBox="0.0 0.0 549.1283 274.5052" svg:width="5.491283mm" svg:x="13.232062mm" svg:y="33.861652mm"/>
                <draw:path svg:d="M 19.961636 0.0 L 549.1283 264.5833 L 529.28455 274.5052 L 0.0 9.921874 L 19.961636 0.0 z" svg:height="2.7450519mm" draw:style-name="style-86" svg:viewBox="0.0 0.0 549.1283 274.5052" svg:width="5.491283mm" svg:x="10.585649mm" svg:y="35.184566mm"/>
                <draw:path svg:d="M 19.961636 142.21353 L 284.4852 9.921874 L 264.64145 0.0 L 0.0 132.29166 L 19.961636 142.21353 z" svg:height="1.4221354mm" draw:style-name="style-87" svg:viewBox="0.0 0.0 284.4852 142.21353" svg:width="2.844852mm" svg:x="15.678877mm" svg:y="33.861652mm"/>
                <draw:path svg:d="M 19.961636 142.21353 L 284.4852 9.921874 L 264.64145 0.0 L 0.0 132.29166 L 19.961636 142.21353 z" svg:height="1.4221354mm" draw:style-name="style-88" svg:viewBox="0.0 0.0 284.4852 142.21353" svg:width="2.844852mm" svg:x="15.678877mm" svg:y="36.507484mm"/>
                <draw:path svg:d="M 19.961636 132.8601 L 266.3613 9.921874 L 246.51756 0.0 L 0.0 122.938225 L 19.961636 132.8601 z" svg:height="1.328601mm" draw:style-name="style-89" svg:viewBox="0.0 0.0 266.3613 132.8601" svg:width="2.663613mm" svg:x="15.678877mm" svg:y="33.745895mm"/>
                <draw:path svg:d="M 19.961636 132.8601 L 266.3613 9.921874 L 246.51756 0.0 L 0.0 122.938225 L 19.961636 132.8601 z" svg:height="1.328601mm" draw:style-name="style-90" svg:viewBox="0.0 0.0 266.3613 132.8601" svg:width="2.663613mm" svg:x="15.678877mm" svg:y="36.391663mm"/>
              </draw:g>
              <draw:g draw:id="g28716">
                <draw:path svg:d="M 264.64307 0.0 L 0.0 132.29166 z" svg:height="1.3229166mm" draw:style-name="style-91" svg:viewBox="0.0 0.0 264.64307 132.29166" svg:width="2.6464307mm" svg:x="7.9392376mm" svg:y="35.283787mm"/>
                <draw:path svg:d="M 529.28455 0.0 L 0.0 264.5833 L 534.22125 531.69556 L 1063.5042 267.11224 L 529.28455 0.0 z" svg:height="5.3169556mm" draw:style-name="style-92" svg:viewBox="0.0 0.0 1063.5042 531.69556" svg:width="10.635041mm" svg:x="5.292823mm" svg:y="35.283787mm"/>
                <draw:path svg:d="M 19.961636 0.0 L 549.1283 264.5833 L 529.28455 274.5052 L 0.0 9.921874 L 19.961636 0.0 z" svg:height="2.7450519mm" draw:style-name="style-93" svg:viewBox="0.0 0.0 549.1283 274.5052" svg:width="5.491283mm" svg:x="7.9392376mm" svg:y="36.507484mm"/>
                <draw:path svg:d="M 19.961636 0.0 L 549.1283 264.5833 L 529.28455 274.5052 L 0.0 9.921874 L 19.961636 0.0 z" svg:height="2.7450519mm" draw:style-name="style-94" svg:viewBox="0.0 0.0 549.1283 274.5052" svg:width="5.491283mm" svg:x="5.292823mm" svg:y="37.8304mm"/>
                <draw:path svg:d="M 19.961636 142.21353 L 284.4852 9.921874 L 264.64145 0.0 L 0.0 132.29166 L 19.961636 142.21353 z" svg:height="1.4221354mm" draw:style-name="style-95" svg:viewBox="0.0 0.0 284.4852 142.21353" svg:width="2.844852mm" svg:x="10.386052mm" svg:y="36.507484mm"/>
                <draw:path svg:d="M 19.961636 142.21353 L 284.4852 9.921874 L 264.64145 0.0 L 0.0 132.29166 L 19.961636 142.21353 z" svg:height="1.4221354mm" draw:style-name="style-96" svg:viewBox="0.0 0.0 284.4852 142.21353" svg:width="2.844852mm" svg:x="10.386052mm" svg:y="39.153316mm"/>
                <draw:path svg:d="M 19.961636 132.8601 L 266.3613 9.921874 L 246.51756 0.0 L 0.0 122.938225 L 19.961636 132.8601 z" svg:height="1.328601mm" draw:style-name="style-97" svg:viewBox="0.0 0.0 266.3613 132.8601" svg:width="2.663613mm" svg:x="10.386052mm" svg:y="36.391727mm"/>
                <draw:path svg:d="M 19.961636 132.8601 L 266.3613 9.921874 L 246.51756 0.0 L 0.0 122.938225 L 19.961636 132.8601 z" svg:height="1.328601mm" draw:style-name="style-98" svg:viewBox="0.0 0.0 266.3613 132.8601" svg:width="2.663613mm" svg:x="10.386052mm" svg:y="39.0375mm"/>
              </draw:g>
              <draw:g draw:id="g28734">
                <draw:path svg:d="M 264.64307 0.0 L 0.0 132.29166 z" svg:height="1.3229166mm" draw:style-name="style-99" svg:viewBox="0.0 0.0 264.64307 132.29166" svg:width="2.6464307mm" svg:x="18.5249mm" svg:y="29.992119mm"/>
                <draw:path svg:d="M 529.28455 0.0 L 0.0 264.5833 L 534.22125 531.69556 L 1063.5042 267.11224 L 529.28455 0.0 z" svg:height="5.3169556mm" draw:style-name="style-100" svg:viewBox="0.0 0.0 1063.5042 531.69556" svg:width="10.635041mm" svg:x="15.878486mm" svg:y="29.992119mm"/>
                <draw:path svg:d="M 19.961636 0.0 L 549.1283 264.5833 L 529.28455 274.5052 L 0.0 9.921874 L 19.961636 0.0 z" svg:height="2.7450519mm" draw:style-name="style-101" svg:viewBox="0.0 0.0 549.1283 274.5052" svg:width="5.491283mm" svg:x="18.5249mm" svg:y="31.215818mm"/>
                <draw:path svg:d="M 19.961636 0.0 L 549.1283 264.5833 L 529.28455 274.5052 L 0.0 9.921874 L 19.961636 0.0 z" svg:height="2.7450519mm" draw:style-name="style-102" svg:viewBox="0.0 0.0 549.1283 274.5052" svg:width="5.491283mm" svg:x="15.878486mm" svg:y="32.538734mm"/>
                <draw:path svg:d="M 19.961636 142.21353 L 284.4852 9.921874 L 264.64145 0.0 L 0.0 132.29166 L 19.961636 142.21353 z" svg:height="1.4221354mm" draw:style-name="style-103" svg:viewBox="0.0 0.0 284.4852 142.21353" svg:width="2.844852mm" svg:x="20.971714mm" svg:y="31.215818mm"/>
                <draw:path svg:d="M 19.961636 142.21353 L 284.4852 9.921874 L 264.64145 0.0 L 0.0 132.29166 L 19.961636 142.21353 z" svg:height="1.4221354mm" draw:style-name="style-104" svg:viewBox="0.0 0.0 284.4852 142.21353" svg:width="2.844852mm" svg:x="20.971714mm" svg:y="33.861652mm"/>
                <draw:path svg:d="M 19.961636 132.8601 L 266.3613 9.921874 L 246.51756 0.0 L 0.0 122.938225 L 19.961636 132.8601 z" svg:height="1.328601mm" draw:style-name="style-105" svg:viewBox="0.0 0.0 266.3613 132.8601" svg:width="2.663613mm" svg:x="20.971714mm" svg:y="31.100061mm"/>
                <draw:path svg:d="M 19.961636 132.8601 L 266.3613 9.921874 L 246.51756 0.0 L 0.0 122.938225 L 19.961636 132.8601 z" svg:height="1.328601mm" draw:style-name="style-106" svg:viewBox="0.0 0.0 266.3613 132.8601" svg:width="2.663613mm" svg:x="20.971714mm" svg:y="33.74583mm"/>
              </draw:g>
              <draw:g draw:id="g28752">
                <draw:path svg:d="M 264.64307 0.0 L 0.0 132.29166 z" svg:height="1.3229166mm" draw:style-name="style-107" svg:viewBox="0.0 0.0 264.64307 132.29166" svg:width="2.6464307mm" svg:x="7.9392376mm" svg:y="35.283787mm"/>
                <draw:path svg:d="M 529.28455 0.0 L 0.0 264.5833 L 534.22125 531.69556 L 1063.5042 267.11224 L 529.28455 0.0 z" svg:height="5.3169556mm" draw:style-name="style-108" svg:viewBox="0.0 0.0 1063.5042 531.69556" svg:width="10.635041mm" svg:x="5.292823mm" svg:y="35.283787mm"/>
                <draw:path svg:d="M 19.961636 0.0 L 549.1283 264.5833 L 529.28455 274.5052 L 0.0 9.921874 L 19.961636 0.0 z" svg:height="2.7450519mm" draw:style-name="style-109" svg:viewBox="0.0 0.0 549.1283 274.5052" svg:width="5.491283mm" svg:x="7.9392376mm" svg:y="36.507484mm"/>
                <draw:path svg:d="M 19.961636 0.0 L 549.1283 264.5833 L 529.28455 274.5052 L 0.0 9.921874 L 19.961636 0.0 z" svg:height="2.7450519mm" draw:style-name="style-110" svg:viewBox="0.0 0.0 549.1283 274.5052" svg:width="5.491283mm" svg:x="5.292823mm" svg:y="37.8304mm"/>
                <draw:path svg:d="M 19.961636 142.21353 L 284.4852 9.921874 L 264.64145 0.0 L 0.0 132.29166 L 19.961636 142.21353 z" svg:height="1.4221354mm" draw:style-name="style-111" svg:viewBox="0.0 0.0 284.4852 142.21353" svg:width="2.844852mm" svg:x="10.386052mm" svg:y="36.507484mm"/>
                <draw:path svg:d="M 19.961636 142.21353 L 284.4852 9.921874 L 264.64145 0.0 L 0.0 132.29166 L 19.961636 142.21353 z" svg:height="1.4221354mm" draw:style-name="style-112" svg:viewBox="0.0 0.0 284.4852 142.21353" svg:width="2.844852mm" svg:x="10.386052mm" svg:y="39.153316mm"/>
                <draw:path svg:d="M 19.961636 132.8601 L 266.3613 9.921874 L 246.51756 0.0 L 0.0 122.938225 L 19.961636 132.8601 z" svg:height="1.328601mm" draw:style-name="style-113" svg:viewBox="0.0 0.0 266.3613 132.8601" svg:width="2.663613mm" svg:x="10.386052mm" svg:y="36.391727mm"/>
                <draw:path svg:d="M 19.961636 132.8601 L 266.3613 9.921874 L 246.51756 0.0 L 0.0 122.938225 L 19.961636 132.8601 z" svg:height="1.328601mm" draw:style-name="style-114" svg:viewBox="0.0 0.0 266.3613 132.8601" svg:width="2.663613mm" svg:x="10.386052mm" svg:y="39.0375mm"/>
              </draw:g>
              <draw:g draw:id="g28770">
                <draw:path svg:d="M 264.64307 0.0 L 0.0 132.29166 z" svg:height="1.3229166mm" draw:style-name="style-115" svg:viewBox="0.0 0.0 264.64307 132.29166" svg:width="2.6464307mm" svg:x="18.524908mm" svg:y="35.283787mm"/>
                <draw:path svg:d="M 529.28455 0.0 L 0.0 264.5833 L 534.22125 531.69556 L 1063.5042 267.11224 L 529.28455 0.0 z" svg:height="5.3169556mm" draw:style-name="style-116" svg:viewBox="0.0 0.0 1063.5042 531.69556" svg:width="10.635041mm" svg:x="15.878493mm" svg:y="35.283787mm"/>
                <draw:path svg:d="M 19.961636 0.0 L 549.1283 264.5833 L 529.28455 274.5052 L 0.0 9.921874 L 19.961636 0.0 z" svg:height="2.7450519mm" draw:style-name="style-117" svg:viewBox="0.0 0.0 549.1283 274.5052" svg:width="5.491283mm" svg:x="18.524908mm" svg:y="36.507484mm"/>
                <draw:path svg:d="M 19.961636 0.0 L 549.1283 264.5833 L 529.28455 274.5052 L 0.0 9.921874 L 19.961636 0.0 z" svg:height="2.7450519mm" draw:style-name="style-118" svg:viewBox="0.0 0.0 549.1283 274.5052" svg:width="5.491283mm" svg:x="15.878493mm" svg:y="37.8304mm"/>
                <draw:path svg:d="M 19.961636 142.21353 L 284.4852 9.921874 L 264.64145 0.0 L 0.0 132.29166 L 19.961636 142.21353 z" svg:height="1.4221354mm" draw:style-name="style-119" svg:viewBox="0.0 0.0 284.4852 142.21353" svg:width="2.844852mm" svg:x="20.971722mm" svg:y="36.507484mm"/>
                <draw:path svg:d="M 19.961636 142.21353 L 284.4852 9.921874 L 264.64145 0.0 L 0.0 132.29166 L 19.961636 142.21353 z" svg:height="1.4221354mm" draw:style-name="style-120" svg:viewBox="0.0 0.0 284.4852 142.21353" svg:width="2.844852mm" svg:x="20.971722mm" svg:y="39.153316mm"/>
                <draw:path svg:d="M 19.961636 132.8601 L 266.3613 9.921874 L 246.51756 0.0 L 0.0 122.938225 L 19.961636 132.8601 z" svg:height="1.328601mm" draw:style-name="style-121" svg:viewBox="0.0 0.0 266.3613 132.8601" svg:width="2.663613mm" svg:x="20.971722mm" svg:y="36.391727mm"/>
                <draw:path svg:d="M 19.961636 132.8601 L 266.3613 9.921874 L 246.51756 0.0 L 0.0 122.938225 L 19.961636 132.8601 z" svg:height="1.328601mm" draw:style-name="style-122" svg:viewBox="0.0 0.0 266.3613 132.8601" svg:width="2.663613mm" svg:x="20.971722mm" svg:y="39.0375mm"/>
              </draw:g>
              <draw:g draw:id="g28788">
                <draw:path svg:d="M 264.64307 0.0 L 0.0 132.29166 z" svg:height="1.3229166mm" draw:style-name="style-123" svg:viewBox="0.0 0.0 264.64307 132.29166" svg:width="2.6464307mm" svg:x="23.817738mm" svg:y="32.637955mm"/>
                <draw:path svg:d="M 529.28455 0.0 L 0.0 264.5833 L 534.22125 531.69556 L 1063.5042 267.11224 L 529.28455 0.0 z" svg:height="5.3169556mm" draw:style-name="style-124" svg:viewBox="0.0 0.0 1063.5042 531.69556" svg:width="10.635041mm" svg:x="21.171322mm" svg:y="32.637955mm"/>
                <draw:path svg:d="M 19.961636 0.0 L 549.1283 264.5833 L 529.28455 274.5052 L 0.0 9.921874 L 19.961636 0.0 z" svg:height="2.7450519mm" draw:style-name="style-125" svg:viewBox="0.0 0.0 549.1283 274.5052" svg:width="5.491283mm" svg:x="23.817738mm" svg:y="33.861652mm"/>
                <draw:path svg:d="M 19.961636 0.0 L 549.1283 264.5833 L 529.28455 274.5052 L 0.0 9.921874 L 19.961636 0.0 z" svg:height="2.7450519mm" draw:style-name="style-126" svg:viewBox="0.0 0.0 549.1283 274.5052" svg:width="5.491283mm" svg:x="21.171322mm" svg:y="35.184566mm"/>
                <draw:path svg:d="M 19.961636 142.21353 L 284.4852 9.921874 L 264.64145 0.0 L 0.0 132.29166 L 19.961636 142.21353 z" svg:height="1.4221354mm" draw:style-name="style-127" svg:viewBox="0.0 0.0 284.4852 142.21353" svg:width="2.844852mm" svg:x="26.264551mm" svg:y="33.861652mm"/>
                <draw:path svg:d="M 19.961636 142.21353 L 284.4852 9.921874 L 264.64145 0.0 L 0.0 132.29166 L 19.961636 142.21353 z" svg:height="1.4221354mm" draw:style-name="style-128" svg:viewBox="0.0 0.0 284.4852 142.21353" svg:width="2.844852mm" svg:x="26.264551mm" svg:y="36.507484mm"/>
                <draw:path svg:d="M 19.961636 132.8601 L 266.3613 9.921874 L 246.51756 0.0 L 0.0 122.938225 L 19.961636 132.8601 z" svg:height="1.328601mm" draw:style-name="style-129" svg:viewBox="0.0 0.0 266.3613 132.8601" svg:width="2.663613mm" svg:x="26.264551mm" svg:y="33.745895mm"/>
                <draw:path svg:d="M 19.961636 132.8601 L 266.3613 9.921874 L 246.51756 0.0 L 0.0 122.938225 L 19.961636 132.8601 z" svg:height="1.328601mm" draw:style-name="style-130" svg:viewBox="0.0 0.0 266.3613 132.8601" svg:width="2.663613mm" svg:x="26.264551mm" svg:y="36.391663mm"/>
              </draw:g>
              <draw:g draw:id="g28806">
                <draw:path svg:d="M 264.64307 0.0 L 0.0 132.29166 z" svg:height="1.3229166mm" draw:style-name="style-131" svg:viewBox="0.0 0.0 264.64307 132.29166" svg:width="2.6464307mm" svg:x="13.232079mm" svg:y="37.92962mm"/>
                <draw:path svg:d="M 529.28455 0.0 L 0.0 264.5833 L 534.22125 531.69556 L 1063.5042 267.11224 L 529.28455 0.0 z" svg:height="5.3169556mm" draw:style-name="style-132" svg:viewBox="0.0 0.0 1063.5042 531.69556" svg:width="10.635041mm" svg:x="10.585664mm" svg:y="37.92962mm"/>
                <draw:path svg:d="M 19.961636 0.0 L 549.1283 264.5833 L 529.28455 274.5052 L 0.0 9.921874 L 19.961636 0.0 z" svg:height="2.7450519mm" draw:style-name="style-133" svg:viewBox="0.0 0.0 549.1283 274.5052" svg:width="5.491283mm" svg:x="13.232079mm" svg:y="39.153316mm"/>
                <draw:path svg:d="M 19.961636 0.0 L 549.1283 264.5833 L 529.28455 274.5052 L 0.0 9.921874 L 19.961636 0.0 z" svg:height="2.7450519mm" draw:style-name="style-134" svg:viewBox="0.0 0.0 549.1283 274.5052" svg:width="5.491283mm" svg:x="10.585664mm" svg:y="40.476234mm"/>
                <draw:path svg:d="M 19.961636 142.21353 L 284.4852 9.921874 L 264.64145 0.0 L 0.0 132.29166 L 19.961636 142.21353 z" svg:height="1.4221354mm" draw:style-name="style-135" svg:viewBox="0.0 0.0 284.4852 142.21353" svg:width="2.844852mm" svg:x="15.678893mm" svg:y="39.153316mm"/>
                <draw:path svg:d="M 19.961636 142.21353 L 284.4852 9.921874 L 264.64145 0.0 L 0.0 132.29166 L 19.961636 142.21353 z" svg:height="1.4221354mm" draw:style-name="style-136" svg:viewBox="0.0 0.0 284.4852 142.21353" svg:width="2.844852mm" svg:x="15.678893mm" svg:y="41.79915mm"/>
                <draw:path svg:d="M 19.961636 132.8601 L 266.3613 9.921874 L 246.51756 0.0 L 0.0 122.938225 L 19.961636 132.8601 z" svg:height="1.328601mm" draw:style-name="style-137" svg:viewBox="0.0 0.0 266.3613 132.8601" svg:width="2.663613mm" svg:x="15.678893mm" svg:y="39.037563mm"/>
                <draw:path svg:d="M 19.961636 132.8601 L 266.3613 9.921874 L 246.51756 0.0 L 0.0 122.938225 L 19.961636 132.8601 z" svg:height="1.328601mm" draw:style-name="style-138" svg:viewBox="0.0 0.0 266.3613 132.8601" svg:width="2.663613mm" svg:x="15.678893mm" svg:y="41.68333mm"/>
              </draw:g>
            </draw:g>
            <draw:g draw:id="g3156">
              <draw:g draw:id="g6921">
                <draw:path svg:d="M 1587.8524 0.0 L 0.0 793.74994 L 1602.6637 1595.0818 L 3190.513 801.33185 L 1587.8524 0.0 z" svg:height="15.950818mm" draw:style-name="style-139" svg:viewBox="0.0 0.0 3190.513 1595.0818" svg:width="31.90513mm" svg:x="33.65324mm" svg:y="9.608081mm"/>
                <draw:g draw:id="g6826">
                  <draw:path svg:d="M 29.943361 0.0 L 198.93619 71.22748 L 1617.7927 793.74994 L 1588.0271 808.634 L 1095.8066 545.0648 L 0.0 14.884023 L 29.943361 0.0 z" svg:height="8.08634mm" draw:style-name="style-140" svg:viewBox="0.0 0.0 1617.7927 808.634" svg:width="16.177927mm" svg:x="46.0566mm" svg:y="11.1955805mm"/>
                  <draw:path svg:d="M 29.943361 0.0 L 1617.7924 793.74994 L 1588.0267 808.634 L 0.0 14.884023 L 29.943361 0.0 z" svg:height="8.08634mm" draw:style-name="style-141" svg:viewBox="0.0 0.0 1617.7924 808.634" svg:width="16.177923mm" svg:x="49.2323mm" svg:y="9.608081mm"/>
                  <draw:path svg:d="M 29.943361 0.0 C 189.33467 82.48406 315.2678 187.52852 483.0413 270.01135 L 892.4415 485.92477 L 1617.7927 793.74994 L 1588.0271 808.6352 C 1588.0271 808.6352 1010.62775 558.2411 769.52454 437.59802 C 533.9748 319.72974 0.0 14.885234 0.0 14.885234 L 29.943361 0.0 z" svg:height="8.086352mm" draw:style-name="style-142" svg:viewBox="0.0 0.0 1617.7927 808.6352" svg:width="16.177927mm" svg:x="48.094616mm" svg:y="10.199832mm"/>
                  <draw:path svg:d="M 29.943361 0.0 C 189.33467 82.48285 295.9291 187.52852 463.7023 270.01135 L 856.98346 489.14648 L 1617.7927 793.74994 L 1588.0271 808.634 C 1588.0271 808.634 981.6179 564.6857 740.51465 444.04263 C 504.9646 326.17435 0.0 14.884023 0.0 14.884023 L 29.943361 0.0 z" svg:height="8.08634mm" draw:style-name="style-143" svg:viewBox="0.0 0.0 1617.7927 808.634" svg:width="16.177927mm" svg:x="47.46244mm" svg:y="10.51499mm"/>
                  <draw:path svg:d="M 29.943361 0.0 C 189.33467 82.48406 318.49374 174.63445 486.26694 257.1185 L 895.6644 460.13663 L 1617.7927 793.74994 L 1588.0271 808.6352 C 1588.0271 808.6352 1017.076 538.89874 775.9728 418.2557 C 540.42303 300.38742 0.0 14.885234 0.0 14.885234 L 29.943361 0.0 z" svg:height="8.086352mm" draw:style-name="style-144" svg:viewBox="0.0 0.0 1617.7927 808.6352" svg:width="16.177927mm" svg:x="48.70063mm" svg:y="9.896907mm"/>
                  <draw:path svg:d="M 29.943361 0.0 C 189.33467 82.48406 318.49374 174.63445 486.26694 257.1185 L 895.6641 460.13782 L 1617.7924 793.74994 L 1588.0267 808.6352 C 1588.0267 808.6352 1017.0763 538.89996 775.9731 418.2557 C 540.42303 300.38742 0.0 14.885234 0.0 14.885234 L 29.943361 0.0 z" svg:height="8.086352mm" draw:style-name="style-145" svg:viewBox="0.0 0.0 1617.7924 808.6352" svg:width="16.177923mm" svg:x="46.704098mm" svg:y="10.898541mm"/>
                  <draw:path svg:d="M 301.63733 0.0 L 0.0 186.55836 L 12.1601095 194.75433 L 317.5696 7.9646297 L 301.63733 0.0 z" svg:height="1.9475434mm" draw:style-name="style-146" svg:viewBox="0.0 0.0 317.5696 194.75433" svg:width="3.1756961mm" svg:x="56.4168mm" svg:y="17.763905mm"/>
                </draw:g>
                <draw:g draw:id="g6881">
                  <draw:path svg:d="M 29.943361 0.0 C 189.33467 82.48285 315.26794 187.5273 483.04144 270.01135 L 892.4417 485.92355 L 1617.7926 793.74994 L 1588.027 808.634 C 1588.027 808.634 1010.6279 558.2411 769.52466 437.5968 C 533.9746 319.72852 0.0 14.884023 0.0 14.884023 L 29.943361 0.0 z" svg:height="8.08634mm" draw:style-name="style-147" svg:viewBox="0.0 0.0 1617.7926 808.634" svg:width="16.177925mm" svg:x="38.575783mm" svg:y="15.059491mm"/>
                  <draw:path svg:d="M 29.943361 0.0 C 189.33467 82.48285 295.92896 187.52852 463.7023 270.01135 L 856.9833 489.14648 L 1617.7926 793.74994 L 1588.027 808.634 C 1588.027 808.634 981.61804 564.6869 740.51483 444.04263 C 504.96475 326.17435 0.0 14.884023 0.0 14.884023 L 29.943361 0.0 z" svg:height="8.08634mm" draw:style-name="style-148" svg:viewBox="0.0 0.0 1617.7926 808.634" svg:width="16.177925mm" svg:x="37.943607mm" svg:y="15.374637mm"/>
                  <draw:path svg:d="M 29.943361 0.0 C 189.33482 82.48406 318.49374 174.63565 486.26724 257.1185 L 895.6644 460.13782 L 1617.7927 793.74994 L 1588.0271 808.6352 C 1588.0271 808.6352 1017.0763 538.89996 775.9734 418.2557 C 540.42334 300.38742 0.0 14.885234 0.0 14.885234 L 29.943361 0.0 z" svg:height="8.086352mm" draw:style-name="style-149" svg:viewBox="0.0 0.0 1617.7927 808.6352" svg:width="16.177927mm" svg:x="39.181793mm" svg:y="14.756555mm"/>
                  <draw:path svg:d="M 29.943514 0.0 C 189.33482 82.48285 318.4939 174.63445 486.26724 257.11728 L 895.6644 460.13663 L 1617.7927 793.74994 L 1588.0271 808.634 C 1588.0271 808.634 1017.0766 538.89874 775.9734 418.2545 C 540.42316 300.3862 0.0 14.884023 0.0 14.884023 L 29.943514 0.0 z" svg:height="8.08634mm" draw:style-name="style-150" svg:viewBox="0.0 0.0 1617.7927 808.634" svg:width="16.177927mm" svg:x="37.18526mm" svg:y="15.758202mm"/>
                </draw:g>
                <draw:g draw:id="g6887">
                  <draw:path svg:d="M 29.943361 0.0 C 189.33467 82.48406 332.80762 177.00468 500.58078 259.48755 L 904.7191 475.40094 C 1075.1233 551.25995 1226.2335 627.1286 1396.6377 707.13824 L 1617.7924 793.74994 L 1588.0267 808.6352 C 1588.0267 808.6352 1024.6592 549.4722 783.55615 428.82797 C 548.0061 310.9597 0.0 14.885234 0.0 14.885234 L 29.943361 0.0 z" svg:height="8.086352mm" draw:style-name="style-151" svg:viewBox="0.0 0.0 1617.7924 808.6352" svg:width="16.177923mm" svg:x="41.781334mm" svg:y="13.453146mm"/>
                  <draw:path svg:d="M 29.943361 0.0 C 189.33467 82.48285 323.99243 164.7271 491.76593 247.20995 L 897.32434 464.59128 L 1617.7924 793.74994 L 1588.0267 808.634 C 1588.0267 808.634 1018.3922 534.9867 777.3477 414.22495 C 607.9595 329.36334 293.8874 150.92223 119.35257 62.554317 C 52.690884 28.802746 0.0 14.884023 0.0 14.884023 L 29.943361 0.0 z" svg:height="8.08634mm" draw:style-name="style-152" svg:viewBox="0.0 0.0 1617.7924 808.634" svg:width="16.177923mm" svg:x="41.14916mm" svg:y="13.768304mm"/>
                  <draw:path svg:d="M 29.943361 0.0 C 189.33467 82.48406 313.23184 169.37314 481.005 251.85599 L 904.4336 456.6291 L 1617.7921 793.74994 L 1588.0265 808.6352 C 1588.0265 808.6352 1025.8457 533.63745 784.7425 412.9944 C 549.19244 295.1249 0.0 14.885234 0.0 14.885234 L 29.943361 0.0 z" svg:height="8.086352mm" draw:style-name="style-153" svg:viewBox="0.0 0.0 1617.7921 808.6352" svg:width="16.177921mm" svg:x="42.387344mm" svg:y="13.150221mm"/>
                  <draw:path svg:d="M 29.943361 0.0 C 84.251755 23.891466 141.80728 42.097717 190.84439 68.0736 C 295.81467 123.67704 386.88196 189.74858 500.29858 246.59346 L 1617.7924 793.74994 L 1588.0267 808.634 C 1206.6005 616.004 826.7851 420.1536 445.1009 228.04202 C 359.15714 184.78522 278.38052 132.94731 192.20786 90.14832 C 131.06909 59.78317 61.1533 45.218895 0.0 14.884023 L 29.943361 0.0 z" svg:height="8.08634mm" draw:style-name="style-154" svg:viewBox="0.0 0.0 1617.7924 808.634" svg:width="16.177923mm" svg:x="40.390816mm" svg:y="14.151868mm"/>
                  <draw:path svg:d="M 29.943361 0.0 C 84.251755 23.891466 141.80728 42.097717 190.84439 68.0736 C 295.81467 123.67704 386.88196 189.74858 500.29858 246.59346 L 1617.7924 793.74994 L 1588.0267 808.634 C 1206.6005 616.004 826.7851 420.1536 445.1009 228.04202 C 359.15714 184.78522 278.38052 132.94731 192.20786 90.14832 C 131.06909 59.78317 61.1533 45.218895 0.0 14.884023 L 29.943361 0.0 z" svg:height="8.08634mm" draw:style-name="style-155" svg:viewBox="0.0 0.0 1617.7924 808.634" svg:width="16.177923mm" svg:x="40.390816mm" svg:y="14.151868mm"/>
                </draw:g>
                <draw:g draw:id="g6899">
                  <draw:path svg:d="M 29.943361 0.0 C 189.33467 82.48285 315.26794 187.5273 483.04144 270.01135 L 892.4417 485.92355 L 1617.7926 793.74994 L 1588.027 808.634 C 1588.027 808.634 1010.6279 558.2411 769.52466 437.5968 C 533.9746 319.72852 0.0 14.884023 0.0 14.884023 L 29.943361 0.0 z" svg:height="8.08634mm" draw:style-name="style-156" svg:viewBox="0.0 0.0 1617.7926 808.634" svg:width="16.177925mm" svg:x="45.22344mm" svg:y="11.686054mm"/>
                  <draw:path svg:d="M 29.943361 0.0 C 189.33467 82.48285 295.92896 187.52852 463.7023 270.01135 L 856.9833 489.14648 L 1617.7926 793.74994 L 1588.027 808.634 C 1588.027 808.634 981.61804 564.6869 740.51483 444.04263 C 504.96475 326.17435 0.0 14.884023 0.0 14.884023 L 29.943361 0.0 z" svg:height="8.08634mm" draw:style-name="style-157" svg:viewBox="0.0 0.0 1617.7926 808.634" svg:width="16.177925mm" svg:x="44.591263mm" svg:y="12.0012mm"/>
                  <draw:path svg:d="M 29.943361 0.0 C 189.33482 82.48406 318.49374 174.63565 486.26724 257.1185 L 895.6644 460.13782 L 1617.7927 793.74994 L 1588.0271 808.6352 C 1588.0271 808.6352 1017.0763 538.89996 775.9734 418.2557 C 540.42334 300.38742 0.0 14.885234 0.0 14.885234 L 29.943361 0.0 z" svg:height="8.086352mm" draw:style-name="style-158" svg:viewBox="0.0 0.0 1617.7927 808.6352" svg:width="16.177927mm" svg:x="45.82945mm" svg:y="11.383118mm"/>
                  <draw:path svg:d="M 29.943514 0.0 C 189.33482 82.48285 318.4939 174.63445 486.26724 257.11728 L 895.6644 460.13663 L 1617.7927 793.74994 L 1588.0271 808.634 C 1588.0271 808.634 1017.0766 538.89874 775.9734 418.2545 C 540.42316 300.3862 0.0 14.884023 0.0 14.884023 L 29.943514 0.0 z" svg:height="8.08634mm" draw:style-name="style-159" svg:viewBox="0.0 0.0 1617.7927 808.634" svg:width="16.177927mm" svg:x="43.83292mm" svg:y="12.384764mm"/>
                </draw:g>
                <draw:g draw:id="g6909">
                  <draw:path svg:d="M 29.943361 0.0 C 189.33467 82.48406 332.80762 177.00468 500.58078 259.48755 L 904.7191 475.40094 C 1075.1233 551.25995 1226.2335 627.1286 1396.6377 707.13824 L 1617.7924 793.74994 L 1588.0267 808.6352 C 1588.0267 808.6352 1024.6592 549.4722 783.55615 428.82797 C 548.0061 310.9597 0.0 14.885234 0.0 14.885234 L 29.943361 0.0 z" svg:height="8.086352mm" draw:style-name="style-160" svg:viewBox="0.0 0.0 1617.7924 808.6352" svg:width="16.177923mm" svg:x="35.332115mm" svg:y="16.677755mm"/>
                  <draw:path svg:d="M 29.943361 0.0 C 189.33467 82.48285 323.99243 164.7271 491.76593 247.20995 L 897.32434 464.59128 L 1617.7924 793.74994 L 1588.0267 808.634 C 1588.0267 808.634 1018.3922 534.9867 777.3477 414.22495 C 607.9595 329.36334 293.8874 150.92223 119.35257 62.554317 C 52.690884 28.802746 0.0 14.884023 0.0 14.884023 L 29.943361 0.0 z" svg:height="8.08634mm" draw:style-name="style-161" svg:viewBox="0.0 0.0 1617.7924 808.634" svg:width="16.177923mm" svg:x="34.69994mm" svg:y="16.992912mm"/>
                  <draw:path svg:d="M 29.943361 0.0 C 189.33467 82.48406 313.23184 169.37314 481.005 251.85599 L 904.4336 456.6291 L 1617.7921 793.74994 L 1588.0265 808.6352 C 1588.0265 808.6352 1025.8457 533.63745 784.7425 412.9944 C 549.19244 295.1249 0.0 14.885234 0.0 14.885234 L 29.943361 0.0 z" svg:height="8.086352mm" draw:style-name="style-162" svg:viewBox="0.0 0.0 1617.7921 808.6352" svg:width="16.177921mm" svg:x="35.93813mm" svg:y="16.37483mm"/>
                  <draw:path svg:d="M 29.943361 0.0 C 84.251755 23.891466 141.80728 42.097717 190.84439 68.0736 C 295.81467 123.67704 386.88196 189.74858 500.29858 246.59346 L 1617.7924 793.74994 L 1588.0267 808.634 C 1206.6005 616.004 826.7851 420.1536 445.1009 228.04202 C 359.15714 184.78522 278.38052 132.94731 192.20786 90.14832 C 131.06909 59.78317 61.1533 45.218895 0.0 14.884023 L 29.943361 0.0 z" svg:height="8.08634mm" draw:style-name="style-163" svg:viewBox="0.0 0.0 1617.7924 808.634" svg:width="16.177923mm" svg:x="33.941597mm" svg:y="17.376476mm"/>
                  <draw:path svg:d="M 29.943361 0.0 C 84.251755 23.891466 141.80728 42.097717 190.84439 68.0736 C 295.81467 123.67704 386.88196 189.74858 500.29858 246.59346 L 1617.7924 793.74994 L 1588.0267 808.634 C 1206.6005 616.004 826.7851 420.1536 445.1009 228.04202 C 359.15714 184.78522 278.38052 132.94731 192.20786 90.14832 C 131.06909 59.78317 61.1533 45.218895 0.0 14.884023 L 29.943361 0.0 z" svg:height="8.08634mm" draw:style-name="style-164" svg:viewBox="0.0 0.0 1617.7924 808.634" svg:width="16.177923mm" svg:x="33.941597mm" svg:y="17.376476mm"/>
                </draw:g>
                <draw:path svg:d="M 29.943361 0.0 L 1617.7924 793.74994 L 1588.0267 808.634 L 1367.3075 714.0988 L 0.0 14.884023 L 29.943361 0.0 z" svg:height="8.08634mm" draw:style-name="style-165" svg:viewBox="0.0 0.0 1617.7924 808.634" svg:width="16.177923mm" svg:x="43.180336mm" svg:y="12.63424mm"/>
                <draw:path svg:d="M 29.943361 0.0 L 1617.7924 793.74994 L 1588.0267 808.634 C 1294.6729 658.88904 1004.82385 495.31253 711.4667 354.7143 L 0.0 14.884023 L 29.943361 0.0 z" svg:height="8.08634mm" draw:style-name="style-166" svg:viewBox="0.0 0.0 1617.7924 808.634" svg:width="16.177923mm" svg:x="39.705204mm" svg:y="14.370581mm"/>
                <draw:path svg:d="M 29.943361 0.0 L 936.9328 472.6843 L 1617.7927 793.74994 L 1588.0271 808.634 L 0.0 14.884023 L 29.943361 0.0 z" svg:height="8.08634mm" draw:style-name="style-167" svg:viewBox="0.0 0.0 1617.7927 808.634" svg:width="16.177927mm" svg:x="36.45067mm" svg:y="15.997456mm"/>
                <draw:path svg:d="M 259.20898 0.0 L 0.0 155.02928 L 12.1601095 163.22646 L 276.65945 8.681641 L 259.20898 0.0 z" svg:height="1.6322646mm" draw:style-name="style-168" svg:viewBox="0.0 0.0 276.65945 163.22646" svg:width="2.7665946mm" svg:x="41.31986mm" svg:y="19.748655mm"/>
                <draw:path svg:d="M 301.63763 0.0 L 0.0 186.55716 L 12.1601095 194.75433 L 317.5696 7.9634185 L 301.63763 0.0 z" svg:height="1.9475434mm" draw:style-name="style-169" svg:viewBox="0.0 0.0 317.5696 194.75433" svg:width="3.1756961mm" svg:x="48.45304mm" svg:y="20.177517mm"/>
                <draw:path svg:d="M 301.63763 0.0 L 0.0 186.55836 L 12.1601095 194.75433 L 317.5696 7.9646297 L 301.63763 0.0 z" svg:height="1.9475434mm" draw:style-name="style-170" svg:viewBox="0.0 0.0 317.5696 194.75433" svg:width="3.1756961mm" svg:x="43.96485mm" svg:y="14.539296mm"/>
                <draw:path svg:d="M 301.63763 0.0 L 0.0 186.55836 L 12.1601095 194.75433 L 317.5696 7.9646297 L 301.63763 0.0 z" svg:height="1.9475434mm" draw:style-name="style-171" svg:viewBox="0.0 0.0 317.5696 194.75433" svg:width="3.1756961mm" svg:x="47.82608mm" svg:y="10.339104mm"/>
                <draw:path svg:d="M 292.36102 0.0 L 0.0 171.35097 L 29.528234 186.11266 L 308.2933 7.9634185 L 292.36102 0.0 z" svg:height="1.8611267mm" draw:style-name="style-172" svg:viewBox="0.0 0.0 308.2933 186.11266" svg:width="3.082933mm" svg:x="57.58318mm" svg:y="15.170204mm"/>
              </draw:g>
            </draw:g>
            <draw:g draw:id="g10253">
              <draw:g draw:id="g4980">
                <draw:path svg:d="M 396.96298 0.0 L 0.0 198.43748 z" svg:height="1.9843749mm" draw:style-name="style-173" svg:viewBox="0.0 0.0 396.96298 198.43748" svg:width="3.96963mm" svg:x="29.075815mm" svg:y="36.490948mm"/>
                <draw:path svg:d="M 793.9252 0.0 L 0.0 396.87497 L 801.33185 797.5401 L 1595.2562 400.66513 L 793.9252 0.0 z" svg:height="7.975401mm" draw:style-name="style-174" svg:viewBox="0.0 0.0 1595.2562 797.5401" svg:width="15.952562mm" svg:x="25.106194mm" svg:y="36.490948mm"/>
                <draw:path svg:d="M 21.989128 0.0 L 812.1714 398.74503 L 793.9252 407.78192 L 0.0 10.906957 L 21.989128 0.0 z" svg:height="4.0778193mm" draw:style-name="style-175" svg:viewBox="0.0 0.0 812.1714 407.78192" svg:width="8.121714mm" svg:x="25.106194mm" svg:y="40.350628mm"/>
                <draw:path svg:d="M 26.464388 211.66666 L 419.7745 14.882812 L 390.00888 0.0 L 0.0 198.43748 L 26.464388 211.66666 z" svg:height="2.1166666mm" draw:style-name="style-176" svg:viewBox="0.0 0.0 419.7745 211.66666" svg:width="4.197745mm" svg:x="32.81557mm" svg:y="38.326496mm"/>
                <draw:path svg:d="M 29.94084 222.1069 L 445.61795 14.398345 L 421.49313 0.0 L 0.0 207.22409 L 29.94084 222.1069 z" svg:height="2.221069mm" draw:style-name="style-177" svg:viewBox="0.0 0.0 445.61795 222.1069" svg:width="4.4561796mm" svg:x="32.746037mm" svg:y="42.20738mm"/>
                <draw:path svg:d="M 29.94084 209.15067 L 409.22726 14.882812 L 379.46164 0.0 L 0.0 194.26785 L 29.94084 209.15067 z" svg:height="2.0915065mm" draw:style-name="style-178" svg:viewBox="0.0 0.0 409.22726 209.15067" svg:width="4.0922728mm" svg:x="32.649185mm" svg:y="38.152863mm"/>
                <draw:path svg:d="M 22.97098 205.94995 L 408.49734 13.229166 L 382.03415 0.0 L 0.0 190.9751 L 22.97098 205.94995 z" svg:height="2.0594995mm" draw:style-name="style-179" svg:viewBox="0.0 0.0 408.49734 205.94995" svg:width="4.0849733mm" svg:x="32.700214mm" svg:y="42.162952mm"/>
                <draw:path svg:d="M 21.989128 0.0 L 812.171 398.74503 L 793.9252 407.78192 L 0.0 10.906957 L 21.989128 0.0 z" svg:height="4.0778193mm" draw:style-name="style-180" svg:viewBox="0.0 0.0 812.171 407.78192" svg:width="8.12171mm" svg:x="29.110584mm" svg:y="38.349716mm"/>
                <draw:g draw:id="g493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81" svg:viewBox="0.0 0.0 49.88875 24.337984" svg:width="0.49888748mm" svg:x="32.31668mm" svg:y="43.39713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82" svg:viewBox="0.0 0.0 40.350483 20.175264" svg:width="0.40350482mm" svg:x="32.41847mm" svg:y="43.367645mm"/>
                </draw:g>
                <draw:g draw:id="g4938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83" svg:viewBox="0.0 0.0 49.88875 24.337984" svg:width="0.49888748mm" svg:x="35.05395mm" svg:y="42.04293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84" svg:viewBox="0.0 0.0 40.350483 20.175264" svg:width="0.40350482mm" svg:x="35.155735mm" svg:y="42.013447mm"/>
                </draw:g>
                <draw:g draw:id="g494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85" svg:viewBox="0.0 0.0 49.88875 24.337984" svg:width="0.49888748mm" svg:x="26.229923mm" svg:y="40.35442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86" svg:viewBox="0.0 0.0 40.350483 20.175264" svg:width="0.40350482mm" svg:x="26.331709mm" svg:y="40.324936mm"/>
                </draw:g>
                <draw:g draw:id="g4950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87" svg:viewBox="0.0 0.0 49.88875 24.337984" svg:width="0.49888748mm" svg:x="28.97752mm" svg:y="38.995083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88" svg:viewBox="0.0 0.0 40.350483 20.175264" svg:width="0.40350482mm" svg:x="29.079306mm" svg:y="38.965595mm"/>
                </draw:g>
                <draw:g draw:id="g495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89" svg:viewBox="0.0 0.0 49.88875 24.337984" svg:width="0.49888748mm" svg:x="32.40985mm" svg:y="39.381805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90" svg:viewBox="0.0 0.0 40.350483 20.175264" svg:width="0.40350482mm" svg:x="32.51164mm" svg:y="39.352318mm"/>
                </draw:g>
                <draw:g draw:id="g4962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91" svg:viewBox="0.0 0.0 49.88875 24.337984" svg:width="0.49888748mm" svg:x="35.038563mm" svg:y="38.067738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92" svg:viewBox="0.0 0.0 40.350483 20.175264" svg:width="0.40350482mm" svg:x="35.14035mm" svg:y="38.038254mm"/>
                </draw:g>
                <draw:g draw:id="g4968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93" svg:viewBox="0.0 0.0 49.88875 24.337984" svg:width="0.49888748mm" svg:x="36.7463mm" svg:y="39.017445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94" svg:viewBox="0.0 0.0 40.350483 20.175264" svg:width="0.40350482mm" svg:x="36.848083mm" svg:y="38.98796mm"/>
                </draw:g>
                <draw:g draw:id="g497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195" svg:viewBox="0.0 0.0 49.88875 24.337984" svg:width="0.49888748mm" svg:x="34.249325mm" svg:y="40.314354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196" svg:viewBox="0.0 0.0 40.350483 20.175264" svg:width="0.40350482mm" svg:x="34.35111mm" svg:y="40.28487mm"/>
                </draw:g>
              </draw:g>
              <draw:g draw:id="g5016">
                <draw:path svg:d="M 396.96298 0.0 L 0.0 198.43748 z" svg:height="1.9843749mm" draw:style-name="style-197" svg:viewBox="0.0 0.0 396.96298 198.43748" svg:width="3.96963mm" svg:x="21.17133mm" svg:y="40.44316mm"/>
                <draw:path svg:d="M 793.9252 0.0 L 0.0 396.87497 L 801.33185 797.5401 L 1595.2562 400.66513 L 793.9252 0.0 z" svg:height="7.975401mm" draw:style-name="style-198" svg:viewBox="0.0 0.0 1595.2562 797.5401" svg:width="15.952562mm" svg:x="17.201708mm" svg:y="40.44316mm"/>
                <draw:path svg:d="M 21.989128 0.0 L 812.1714 398.74503 L 793.9252 407.78192 L 0.0 10.906957 L 21.989128 0.0 z" svg:height="4.0778193mm" draw:style-name="style-199" svg:viewBox="0.0 0.0 812.1714 407.78192" svg:width="8.121714mm" svg:x="17.201708mm" svg:y="44.30284mm"/>
                <draw:path svg:d="M 26.464388 211.66666 L 419.7745 14.882812 L 390.00888 0.0 L 0.0 198.43748 L 26.464388 211.66666 z" svg:height="2.1166666mm" draw:style-name="style-200" svg:viewBox="0.0 0.0 419.7745 211.66666" svg:width="4.197745mm" svg:x="24.911085mm" svg:y="42.27871mm"/>
                <draw:path svg:d="M 29.94084 222.1069 L 445.61795 14.398345 L 421.49313 0.0 L 0.0 207.22409 L 29.94084 222.1069 z" svg:height="2.221069mm" draw:style-name="style-201" svg:viewBox="0.0 0.0 445.61795 222.1069" svg:width="4.4561796mm" svg:x="24.84155mm" svg:y="46.15959mm"/>
                <draw:path svg:d="M 29.94084 209.15067 L 409.22726 14.882812 L 379.46164 0.0 L 0.0 194.26785 L 29.94084 209.15067 z" svg:height="2.0915065mm" draw:style-name="style-202" svg:viewBox="0.0 0.0 409.22726 209.15067" svg:width="4.0922728mm" svg:x="24.7447mm" svg:y="42.105076mm"/>
                <draw:path svg:d="M 22.97098 205.94995 L 408.49734 13.229166 L 382.03415 0.0 L 0.0 190.9751 L 22.97098 205.94995 z" svg:height="2.0594995mm" draw:style-name="style-203" svg:viewBox="0.0 0.0 408.49734 205.94995" svg:width="4.0849733mm" svg:x="24.795729mm" svg:y="46.115166mm"/>
                <draw:path svg:d="M 21.989128 0.0 L 812.171 398.74503 L 793.9252 407.78192 L 0.0 10.906957 L 21.989128 0.0 z" svg:height="4.0778193mm" draw:style-name="style-204" svg:viewBox="0.0 0.0 812.171 407.78192" svg:width="8.12171mm" svg:x="21.206099mm" svg:y="42.30193mm"/>
                <draw:g draw:id="g503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05" svg:viewBox="0.0 0.0 49.88875 24.337984" svg:width="0.49888748mm" svg:x="24.412197mm" svg:y="47.349342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06" svg:viewBox="0.0 0.0 40.350483 20.175264" svg:width="0.40350482mm" svg:x="24.51398mm" svg:y="47.31986mm"/>
                </draw:g>
                <draw:g draw:id="g5040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07" svg:viewBox="0.0 0.0 49.88875 24.337984" svg:width="0.49888748mm" svg:x="27.149466mm" svg:y="45.995144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08" svg:viewBox="0.0 0.0 40.350483 20.175264" svg:width="0.40350482mm" svg:x="27.25125mm" svg:y="45.96566mm"/>
                </draw:g>
                <draw:g draw:id="g504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09" svg:viewBox="0.0 0.0 49.88875 24.337984" svg:width="0.49888748mm" svg:x="18.32544mm" svg:y="44.306633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10" svg:viewBox="0.0 0.0 40.350483 20.175264" svg:width="0.40350482mm" svg:x="18.427223mm" svg:y="44.27715mm"/>
                </draw:g>
                <draw:g draw:id="g5052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11" svg:viewBox="0.0 0.0 49.88875 24.337984" svg:width="0.49888748mm" svg:x="21.073034mm" svg:y="42.947296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12" svg:viewBox="0.0 0.0 40.350483 20.175264" svg:width="0.40350482mm" svg:x="21.17482mm" svg:y="42.91781mm"/>
                </draw:g>
                <draw:g draw:id="g5058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13" svg:viewBox="0.0 0.0 49.88875 24.337984" svg:width="0.49888748mm" svg:x="24.505367mm" svg:y="43.33402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14" svg:viewBox="0.0 0.0 40.350483 20.175264" svg:width="0.40350482mm" svg:x="24.607153mm" svg:y="43.30453mm"/>
                </draw:g>
                <draw:g draw:id="g506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15" svg:viewBox="0.0 0.0 49.88875 24.337984" svg:width="0.49888748mm" svg:x="27.134079mm" svg:y="42.01995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16" svg:viewBox="0.0 0.0 40.350483 20.175264" svg:width="0.40350482mm" svg:x="27.235865mm" svg:y="41.990467mm"/>
                </draw:g>
                <draw:g draw:id="g5070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17" svg:viewBox="0.0 0.0 49.88875 24.337984" svg:width="0.49888748mm" svg:x="28.841812mm" svg:y="42.969658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18" svg:viewBox="0.0 0.0 40.350483 20.175264" svg:width="0.40350482mm" svg:x="28.943598mm" svg:y="42.940174mm"/>
                </draw:g>
                <draw:g draw:id="g507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19" svg:viewBox="0.0 0.0 49.88875 24.337984" svg:width="0.49888748mm" svg:x="26.344837mm" svg:y="44.266567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20" svg:viewBox="0.0 0.0 40.350483 20.175264" svg:width="0.40350482mm" svg:x="26.446623mm" svg:y="44.237083mm"/>
                </draw:g>
              </draw:g>
              <draw:g draw:id="g5082">
                <draw:path svg:d="M 396.96298 0.0 L 0.0 198.43748 z" svg:height="1.9843749mm" draw:style-name="style-221" svg:viewBox="0.0 0.0 396.96298 198.43748" svg:width="3.96963mm" svg:x="37.049828mm" svg:y="40.44316mm"/>
                <draw:path svg:d="M 793.9252 0.0 L 0.0 396.87497 L 801.33185 797.5401 L 1595.2562 400.66513 L 793.9252 0.0 z" svg:height="7.975401mm" draw:style-name="style-222" svg:viewBox="0.0 0.0 1595.2562 797.5401" svg:width="15.952562mm" svg:x="33.080208mm" svg:y="40.44316mm"/>
                <draw:path svg:d="M 21.989128 0.0 L 812.1714 398.74503 L 793.9252 407.78192 L 0.0 10.906957 L 21.989128 0.0 z" svg:height="4.0778193mm" draw:style-name="style-223" svg:viewBox="0.0 0.0 812.1714 407.78192" svg:width="8.121714mm" svg:x="33.080208mm" svg:y="44.30284mm"/>
                <draw:path svg:d="M 26.464388 211.66666 L 419.7745 14.882812 L 390.00888 0.0 L 0.0 198.43748 L 26.464388 211.66666 z" svg:height="2.1166666mm" draw:style-name="style-224" svg:viewBox="0.0 0.0 419.7745 211.66666" svg:width="4.197745mm" svg:x="40.78958mm" svg:y="42.27871mm"/>
                <draw:path svg:d="M 29.94084 222.1069 L 445.61795 14.398345 L 421.49313 0.0 L 0.0 207.22409 L 29.94084 222.1069 z" svg:height="2.221069mm" draw:style-name="style-225" svg:viewBox="0.0 0.0 445.61795 222.1069" svg:width="4.4561796mm" svg:x="40.72005mm" svg:y="46.15959mm"/>
                <draw:path svg:d="M 29.94084 209.15067 L 409.22726 14.882812 L 379.46164 0.0 L 0.0 194.26785 L 29.94084 209.15067 z" svg:height="2.0915065mm" draw:style-name="style-226" svg:viewBox="0.0 0.0 409.22726 209.15067" svg:width="4.0922728mm" svg:x="40.623196mm" svg:y="42.105076mm"/>
                <draw:path svg:d="M 22.97098 205.94995 L 408.49734 13.229166 L 382.03415 0.0 L 0.0 190.9751 L 22.97098 205.94995 z" svg:height="2.0594995mm" draw:style-name="style-227" svg:viewBox="0.0 0.0 408.49734 205.94995" svg:width="4.0849733mm" svg:x="40.67423mm" svg:y="46.115166mm"/>
                <draw:path svg:d="M 21.989128 0.0 L 812.171 398.74503 L 793.9252 407.78192 L 0.0 10.906957 L 21.989128 0.0 z" svg:height="4.0778193mm" draw:style-name="style-228" svg:viewBox="0.0 0.0 812.171 407.78192" svg:width="8.12171mm" svg:x="37.0846mm" svg:y="42.30193mm"/>
                <draw:g draw:id="g5100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29" svg:viewBox="0.0 0.0 49.88875 24.337984" svg:width="0.49888748mm" svg:x="40.290695mm" svg:y="47.349342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30" svg:viewBox="0.0 0.0 40.350483 20.175264" svg:width="0.40350482mm" svg:x="40.39248mm" svg:y="47.31986mm"/>
                </draw:g>
                <draw:g draw:id="g510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31" svg:viewBox="0.0 0.0 49.88875 24.337984" svg:width="0.49888748mm" svg:x="43.02796mm" svg:y="45.995144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32" svg:viewBox="0.0 0.0 40.350483 20.175264" svg:width="0.40350482mm" svg:x="43.12975mm" svg:y="45.96566mm"/>
                </draw:g>
                <draw:g draw:id="g5112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33" svg:viewBox="0.0 0.0 49.88875 24.337984" svg:width="0.49888748mm" svg:x="34.203938mm" svg:y="44.306633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34" svg:viewBox="0.0 0.0 40.350483 20.175264" svg:width="0.40350482mm" svg:x="34.30572mm" svg:y="44.27715mm"/>
                </draw:g>
                <draw:g draw:id="g5118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35" svg:viewBox="0.0 0.0 49.88875 24.337984" svg:width="0.49888748mm" svg:x="36.951534mm" svg:y="42.947296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36" svg:viewBox="0.0 0.0 40.350483 20.175264" svg:width="0.40350482mm" svg:x="37.053318mm" svg:y="42.91781mm"/>
                </draw:g>
                <draw:g draw:id="g512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37" svg:viewBox="0.0 0.0 49.88875 24.337984" svg:width="0.49888748mm" svg:x="40.383865mm" svg:y="43.33402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38" svg:viewBox="0.0 0.0 40.350483 20.175264" svg:width="0.40350482mm" svg:x="40.48565mm" svg:y="43.30453mm"/>
                </draw:g>
                <draw:g draw:id="g5130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39" svg:viewBox="0.0 0.0 49.88875 24.337984" svg:width="0.49888748mm" svg:x="43.012577mm" svg:y="42.01995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40" svg:viewBox="0.0 0.0 40.350483 20.175264" svg:width="0.40350482mm" svg:x="43.114365mm" svg:y="41.990467mm"/>
                </draw:g>
                <draw:g draw:id="g513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41" svg:viewBox="0.0 0.0 49.88875 24.337984" svg:width="0.49888748mm" svg:x="44.72031mm" svg:y="42.969658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42" svg:viewBox="0.0 0.0 40.350483 20.175264" svg:width="0.40350482mm" svg:x="44.822098mm" svg:y="42.940174mm"/>
                </draw:g>
                <draw:g draw:id="g5142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43" svg:viewBox="0.0 0.0 49.88875 24.337984" svg:width="0.49888748mm" svg:x="42.223335mm" svg:y="44.266567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44" svg:viewBox="0.0 0.0 40.350483 20.175264" svg:width="0.40350482mm" svg:x="42.325123mm" svg:y="44.237083mm"/>
                </draw:g>
              </draw:g>
              <draw:g draw:id="g5148">
                <draw:path svg:d="M 396.96298 0.0 L 0.0 198.43748 z" svg:height="1.9843749mm" draw:style-name="style-245" svg:viewBox="0.0 0.0 396.96298 198.43748" svg:width="3.96963mm" svg:x="29.036518mm" svg:y="44.374012mm"/>
                <draw:path svg:d="M 793.9252 0.0 L 0.0 396.87497 L 801.33185 797.5401 L 1595.2562 400.66513 L 793.9252 0.0 z" svg:height="7.975401mm" draw:style-name="style-246" svg:viewBox="0.0 0.0 1595.2562 797.5401" svg:width="15.952562mm" svg:x="25.066896mm" svg:y="44.374012mm"/>
                <draw:path svg:d="M 21.989128 0.0 L 812.1714 398.74503 L 793.9252 407.78192 L 0.0 10.906957 L 21.989128 0.0 z" svg:height="4.0778193mm" draw:style-name="style-247" svg:viewBox="0.0 0.0 812.1714 407.78192" svg:width="8.121714mm" svg:x="25.066896mm" svg:y="48.233692mm"/>
                <draw:path svg:d="M 26.464388 211.66666 L 419.7745 14.882812 L 390.00888 0.0 L 0.0 198.43748 L 26.464388 211.66666 z" svg:height="2.1166666mm" draw:style-name="style-248" svg:viewBox="0.0 0.0 419.7745 211.66666" svg:width="4.197745mm" svg:x="32.77627mm" svg:y="46.209557mm"/>
                <draw:path svg:d="M 29.94084 222.1069 L 445.61795 14.398345 L 421.49313 0.0 L 0.0 207.22409 L 29.94084 222.1069 z" svg:height="2.221069mm" draw:style-name="style-249" svg:viewBox="0.0 0.0 445.61795 222.1069" svg:width="4.4561796mm" svg:x="32.706738mm" svg:y="50.09044mm"/>
                <draw:path svg:d="M 29.94084 209.15067 L 409.22726 14.882812 L 379.46164 0.0 L 0.0 194.26785 L 29.94084 209.15067 z" svg:height="2.0915065mm" draw:style-name="style-250" svg:viewBox="0.0 0.0 409.22726 209.15067" svg:width="4.0922728mm" svg:x="32.609886mm" svg:y="46.035923mm"/>
                <draw:path svg:d="M 22.97098 205.94995 L 408.49734 13.229166 L 382.03415 0.0 L 0.0 190.9751 L 22.97098 205.94995 z" svg:height="2.0594995mm" draw:style-name="style-251" svg:viewBox="0.0 0.0 408.49734 205.94995" svg:width="4.0849733mm" svg:x="32.660915mm" svg:y="50.046017mm"/>
                <draw:path svg:d="M 21.989128 0.0 L 812.171 398.74503 L 793.9252 407.78192 L 0.0 10.906957 L 21.989128 0.0 z" svg:height="4.0778193mm" draw:style-name="style-252" svg:viewBox="0.0 0.0 812.171 407.78192" svg:width="8.12171mm" svg:x="29.071285mm" svg:y="46.23278mm"/>
                <draw:g draw:id="g516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53" svg:viewBox="0.0 0.0 49.88875 24.337984" svg:width="0.49888748mm" svg:x="32.277386mm" svg:y="51.28019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54" svg:viewBox="0.0 0.0 40.350483 20.175264" svg:width="0.40350482mm" svg:x="32.37917mm" svg:y="51.250706mm"/>
                </draw:g>
                <draw:g draw:id="g5172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55" svg:viewBox="0.0 0.0 49.88875 24.337984" svg:width="0.49888748mm" svg:x="35.014652mm" svg:y="49.92599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56" svg:viewBox="0.0 0.0 40.350483 20.175264" svg:width="0.40350482mm" svg:x="35.116436mm" svg:y="49.896507mm"/>
                </draw:g>
                <draw:g draw:id="g5178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57" svg:viewBox="0.0 0.0 49.88875 24.337984" svg:width="0.49888748mm" svg:x="26.190626mm" svg:y="48.23748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58" svg:viewBox="0.0 0.0 40.350483 20.175264" svg:width="0.40350482mm" svg:x="26.292412mm" svg:y="48.207996mm"/>
                </draw:g>
                <draw:g draw:id="g5184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59" svg:viewBox="0.0 0.0 49.88875 24.337984" svg:width="0.49888748mm" svg:x="28.938223mm" svg:y="46.878143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60" svg:viewBox="0.0 0.0 40.350483 20.175264" svg:width="0.40350482mm" svg:x="29.040009mm" svg:y="46.84866mm"/>
                </draw:g>
                <draw:g draw:id="g5190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61" svg:viewBox="0.0 0.0 49.88875 24.337984" svg:width="0.49888748mm" svg:x="32.370556mm" svg:y="47.264866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62" svg:viewBox="0.0 0.0 40.350483 20.175264" svg:width="0.40350482mm" svg:x="32.47234mm" svg:y="47.235382mm"/>
                </draw:g>
                <draw:g draw:id="g5196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63" svg:viewBox="0.0 0.0 49.88875 24.337984" svg:width="0.49888748mm" svg:x="34.999268mm" svg:y="45.950798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64" svg:viewBox="0.0 0.0 40.350483 20.175264" svg:width="0.40350482mm" svg:x="35.10105mm" svg:y="45.921314mm"/>
                </draw:g>
                <draw:g draw:id="g5202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65" svg:viewBox="0.0 0.0 49.88875 24.337984" svg:width="0.49888748mm" svg:x="36.707mm" svg:y="46.90051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66" svg:viewBox="0.0 0.0 40.350483 20.175264" svg:width="0.40350482mm" svg:x="36.808784mm" svg:y="46.87102mm"/>
                </draw:g>
                <draw:g draw:id="g5208">
                  <draw:path svg:d="M 49.88875 8.873812 C 49.88875 14.441947 31.311878 24.337984 20.175205 24.337984 C 9.03853 24.337984 0.0 19.817911 0.0 14.249776 C 0.0 8.681641 11.813313 0.0 22.949987 0.0 C 34.086662 0.0 49.88875 3.3056767 49.88875 8.873812 z" svg:height="0.24337983mm" draw:style-name="style-267" svg:viewBox="0.0 0.0 49.88875 24.337984" svg:width="0.49888748mm" svg:x="34.210026mm" svg:y="48.197414mm"/>
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68" svg:viewBox="0.0 0.0 40.350483 20.175264" svg:width="0.40350482mm" svg:x="34.31181mm" svg:y="48.16793mm"/>
                </draw:g>
              </draw:g>
            </draw:g>
            <draw:g draw:id="g6660">
              <draw:g draw:id="g6372">
                <draw:path svg:d="M 396.96298 0.0 L 0.0 198.43748 z" svg:height="1.9843749mm" draw:style-name="style-269" svg:viewBox="0.0 0.0 396.96298 198.43748" svg:width="3.96963mm" svg:x="46.125683mm" svg:y="27.213999mm"/>
                <draw:path svg:d="M 793.9256 0.0 L 0.0 396.87497 L 801.33185 797.5401 L 1595.2566 400.66513 L 793.9256 0.0 z" svg:height="7.975401mm" draw:style-name="style-270" svg:viewBox="0.0 0.0 1595.2566 797.5401" svg:width="15.952566mm" svg:x="42.156055mm" svg:y="27.213999mm"/>
                <draw:path svg:d="M 21.989532 0.0 L 812.1714 398.74664 L 793.9256 407.78354 L 0.0 10.908571 L 21.989532 0.0 z" svg:height="4.0778356mm" draw:style-name="style-271" svg:viewBox="0.0 0.0 812.1714 407.78354" svg:width="8.121714mm" svg:x="42.156055mm" svg:y="31.073664mm"/>
                <draw:path svg:d="M 26.464388 211.66666 L 419.7749 14.882812 L 390.00928 0.0 L 0.0 198.43748 L 26.464388 211.66666 z" svg:height="2.1166666mm" draw:style-name="style-272" svg:viewBox="0.0 0.0 419.7749 211.66666" svg:width="4.197749mm" svg:x="49.865433mm" svg:y="29.049545mm"/>
                <draw:path svg:d="M 29.941242 222.1069 L 445.61838 14.398345 L 421.49313 0.0 L 0.0 207.22409 L 29.941242 222.1069 z" svg:height="2.221069mm" draw:style-name="style-273" svg:viewBox="0.0 0.0 445.61838 222.1069" svg:width="4.456184mm" svg:x="49.7959mm" svg:y="32.930428mm"/>
                <draw:path svg:d="M 29.941242 209.15067 L 409.22726 14.882812 L 379.46164 0.0 L 0.0 194.26785 L 29.941242 209.15067 z" svg:height="2.0915065mm" draw:style-name="style-274" svg:viewBox="0.0 0.0 409.22726 209.15067" svg:width="4.0922728mm" svg:x="49.699047mm" svg:y="28.875914mm"/>
                <draw:path svg:d="M 22.97098 205.94995 L 408.49774 13.229166 L 382.03415 0.0 L 0.0 190.9751 L 22.97098 205.94995 z" svg:height="2.0594995mm" draw:style-name="style-275" svg:viewBox="0.0 0.0 408.49774 205.94995" svg:width="4.084977mm" svg:x="49.750076mm" svg:y="32.886005mm"/>
                <draw:path svg:d="M 21.989128 0.0 L 812.1714 398.74503 L 793.9252 407.78192 L 0.0 10.906957 L 21.989128 0.0 z" svg:height="4.0778193mm" draw:style-name="style-276" svg:viewBox="0.0 0.0 812.1714 407.78192" svg:width="8.121714mm" svg:x="46.160446mm" svg:y="29.072767mm"/>
                <draw:g draw:id="g5514">
                  <draw:g draw:id="g574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77" svg:viewBox="0.0 0.0 40.350483 20.175264" svg:width="0.40350482mm" svg:x="46.162243mm" svg:y="29.738253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78" svg:viewBox="0.0 0.0 40.350483 20.175264" svg:width="0.40350482mm" svg:x="46.12917mm" svg:y="29.763058mm"/>
                  </draw:g>
                </draw:g>
                <draw:g draw:id="g5748">
                  <draw:g draw:id="g5750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79" svg:viewBox="0.0 0.0 40.350483 20.175264" svg:width="0.40350482mm" svg:x="43.48717mm" svg:y="31.068838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0" svg:viewBox="0.0 0.0 40.350483 20.175264" svg:width="0.40350482mm" svg:x="43.454098mm" svg:y="31.093641mm"/>
                  </draw:g>
                </draw:g>
                <draw:g draw:id="g5756">
                  <draw:g draw:id="g5758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1" svg:viewBox="0.0 0.0 40.350483 20.175264" svg:width="0.40350482mm" svg:x="49.42548mm" svg:y="33.984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2" svg:viewBox="0.0 0.0 40.350483 20.175264" svg:width="0.40350482mm" svg:x="49.392406mm" svg:y="34.008804mm"/>
                  </draw:g>
                </draw:g>
                <draw:g draw:id="g5764">
                  <draw:g draw:id="g5766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3" svg:viewBox="0.0 0.0 40.350483 20.175264" svg:width="0.40350482mm" svg:x="52.1231mm" svg:y="32.572636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4" svg:viewBox="0.0 0.0 40.350483 20.175264" svg:width="0.40350482mm" svg:x="52.090027mm" svg:y="32.59744mm"/>
                  </draw:g>
                </draw:g>
                <draw:g draw:id="g5772">
                  <draw:g draw:id="g577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5" svg:viewBox="0.0 0.0 40.350483 20.175264" svg:width="0.40350482mm" svg:x="51.416878mm" svg:y="30.9479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6" svg:viewBox="0.0 0.0 40.350483 20.175264" svg:width="0.40350482mm" svg:x="51.383804mm" svg:y="30.972706mm"/>
                  </draw:g>
                </draw:g>
                <draw:g draw:id="g5780">
                  <draw:g draw:id="g5782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7" svg:viewBox="0.0 0.0 40.350483 20.175264" svg:width="0.40350482mm" svg:x="53.81871mm" svg:y="29.767302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8" svg:viewBox="0.0 0.0 40.350483 20.175264" svg:width="0.40350482mm" svg:x="53.785637mm" svg:y="29.792107mm"/>
                  </draw:g>
                </draw:g>
                <draw:g draw:id="g5788">
                  <draw:g draw:id="g5790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89" svg:viewBox="0.0 0.0 40.350483 20.175264" svg:width="0.40350482mm" svg:x="51.870144mm" svg:y="28.793211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90" svg:viewBox="0.0 0.0 40.350483 20.175264" svg:width="0.40350482mm" svg:x="51.83707mm" svg:y="28.818016mm"/>
                  </draw:g>
                </draw:g>
                <draw:g draw:id="g5796">
                  <draw:g draw:id="g5798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91" svg:viewBox="0.0 0.0 40.350483 20.175264" svg:width="0.40350482mm" svg:x="49.48837mm" svg:y="29.98383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292" svg:viewBox="0.0 0.0 40.350483 20.175264" svg:width="0.40350482mm" svg:x="49.455296mm" svg:y="30.00864mm"/>
                  </draw:g>
                </draw:g>
              </draw:g>
              <draw:g draw:id="g6414">
                <draw:path svg:d="M 396.96298 0.0 L 0.0 198.43748 z" svg:height="1.9843749mm" draw:style-name="style-293" svg:viewBox="0.0 0.0 396.96298 198.43748" svg:width="3.96963mm" svg:x="54.028416mm" svg:y="31.199282mm"/>
                <draw:path svg:d="M 793.9256 0.0 L 0.0 396.87497 L 801.33185 797.5401 L 1595.2566 400.66513 L 793.9256 0.0 z" svg:height="7.975401mm" draw:style-name="style-294" svg:viewBox="0.0 0.0 1595.2566 797.5401" svg:width="15.952566mm" svg:x="50.05879mm" svg:y="31.199282mm"/>
                <draw:path svg:d="M 21.989532 0.0 L 812.1714 398.74664 L 793.9256 407.78354 L 0.0 10.908571 L 21.989532 0.0 z" svg:height="4.0778356mm" draw:style-name="style-295" svg:viewBox="0.0 0.0 812.1714 407.78354" svg:width="8.121714mm" svg:x="50.05879mm" svg:y="35.058945mm"/>
                <draw:path svg:d="M 26.464388 211.66666 L 419.7749 14.882812 L 390.00928 0.0 L 0.0 198.43748 L 26.464388 211.66666 z" svg:height="2.1166666mm" draw:style-name="style-296" svg:viewBox="0.0 0.0 419.7749 211.66666" svg:width="4.197749mm" svg:x="57.768166mm" svg:y="33.03483mm"/>
                <draw:path svg:d="M 29.941242 222.1069 L 445.61838 14.398345 L 421.49313 0.0 L 0.0 207.22409 L 29.941242 222.1069 z" svg:height="2.221069mm" draw:style-name="style-297" svg:viewBox="0.0 0.0 445.61838 222.1069" svg:width="4.456184mm" svg:x="57.69863mm" svg:y="36.915714mm"/>
                <draw:path svg:d="M 29.941242 209.15067 L 409.22726 14.882812 L 379.46164 0.0 L 0.0 194.26785 L 29.941242 209.15067 z" svg:height="2.0915065mm" draw:style-name="style-298" svg:viewBox="0.0 0.0 409.22726 209.15067" svg:width="4.0922728mm" svg:x="57.60178mm" svg:y="32.861195mm"/>
                <draw:path svg:d="M 22.97098 205.94995 L 408.49774 13.229166 L 382.03415 0.0 L 0.0 190.9751 L 22.97098 205.94995 z" svg:height="2.0594995mm" draw:style-name="style-299" svg:viewBox="0.0 0.0 408.49774 205.94995" svg:width="4.084977mm" svg:x="57.65281mm" svg:y="36.87129mm"/>
                <draw:path svg:d="M 21.989128 0.0 L 812.1714 398.74503 L 793.9252 407.78192 L 0.0 10.906957 L 21.989128 0.0 z" svg:height="4.0778193mm" draw:style-name="style-300" svg:viewBox="0.0 0.0 812.1714 407.78192" svg:width="8.121714mm" svg:x="54.06318mm" svg:y="33.058052mm"/>
                <draw:g draw:id="g6432">
                  <draw:g draw:id="g643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1" svg:viewBox="0.0 0.0 40.350483 20.175264" svg:width="0.40350482mm" svg:x="54.064976mm" svg:y="33.723537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2" svg:viewBox="0.0 0.0 40.350483 20.175264" svg:width="0.40350482mm" svg:x="54.031902mm" svg:y="33.74834mm"/>
                  </draw:g>
                </draw:g>
                <draw:g draw:id="g6440">
                  <draw:g draw:id="g6442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3" svg:viewBox="0.0 0.0 40.350483 20.175264" svg:width="0.40350482mm" svg:x="51.389904mm" svg:y="35.05412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4" svg:viewBox="0.0 0.0 40.350483 20.175264" svg:width="0.40350482mm" svg:x="51.35683mm" svg:y="35.078926mm"/>
                  </draw:g>
                </draw:g>
                <draw:g draw:id="g6448">
                  <draw:g draw:id="g6450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5" svg:viewBox="0.0 0.0 40.350483 20.175264" svg:width="0.40350482mm" svg:x="57.328213mm" svg:y="37.969284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6" svg:viewBox="0.0 0.0 40.350483 20.175264" svg:width="0.40350482mm" svg:x="57.29514mm" svg:y="37.994087mm"/>
                  </draw:g>
                </draw:g>
                <draw:g draw:id="g6456">
                  <draw:g draw:id="g6458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7" svg:viewBox="0.0 0.0 40.350483 20.175264" svg:width="0.40350482mm" svg:x="60.025833mm" svg:y="36.55792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8" svg:viewBox="0.0 0.0 40.350483 20.175264" svg:width="0.40350482mm" svg:x="59.992764mm" svg:y="36.58272mm"/>
                  </draw:g>
                </draw:g>
                <draw:g draw:id="g6464">
                  <draw:g draw:id="g6466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09" svg:viewBox="0.0 0.0 40.350483 20.175264" svg:width="0.40350482mm" svg:x="59.31961mm" svg:y="34.933186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0" svg:viewBox="0.0 0.0 40.350483 20.175264" svg:width="0.40350482mm" svg:x="59.286537mm" svg:y="34.95799mm"/>
                  </draw:g>
                </draw:g>
                <draw:g draw:id="g6472">
                  <draw:g draw:id="g647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1" svg:viewBox="0.0 0.0 40.350483 20.175264" svg:width="0.40350482mm" svg:x="61.721443mm" svg:y="33.752586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2" svg:viewBox="0.0 0.0 40.350483 20.175264" svg:width="0.40350482mm" svg:x="61.68837mm" svg:y="33.77739mm"/>
                  </draw:g>
                </draw:g>
                <draw:g draw:id="g6480">
                  <draw:g draw:id="g6482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3" svg:viewBox="0.0 0.0 40.350483 20.175264" svg:width="0.40350482mm" svg:x="59.772877mm" svg:y="32.778496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4" svg:viewBox="0.0 0.0 40.350483 20.175264" svg:width="0.40350482mm" svg:x="59.739803mm" svg:y="32.8033mm"/>
                  </draw:g>
                </draw:g>
                <draw:g draw:id="g6488">
                  <draw:g draw:id="g6490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5" svg:viewBox="0.0 0.0 40.350483 20.175264" svg:width="0.40350482mm" svg:x="57.3911mm" svg:y="33.96912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16" svg:viewBox="0.0 0.0 40.350483 20.175264" svg:width="0.40350482mm" svg:x="57.35803mm" svg:y="33.993923mm"/>
                  </draw:g>
                </draw:g>
              </draw:g>
              <draw:g draw:id="g6496">
                <draw:path svg:d="M 396.96298 0.0 L 0.0 198.43748 z" svg:height="1.9843749mm" draw:style-name="style-317" svg:viewBox="0.0 0.0 396.96298 198.43748" svg:width="3.96963mm" svg:x="38.18468mm" svg:y="31.128313mm"/>
                <draw:path svg:d="M 793.9256 0.0 L 0.0 396.87497 L 801.33185 797.5401 L 1595.2566 400.66513 L 793.9256 0.0 z" svg:height="7.975401mm" draw:style-name="style-318" svg:viewBox="0.0 0.0 1595.2566 797.5401" svg:width="15.952566mm" svg:x="34.215054mm" svg:y="31.128313mm"/>
                <draw:path svg:d="M 21.989532 0.0 L 812.1714 398.74664 L 793.9256 407.78354 L 0.0 10.908571 L 21.989532 0.0 z" svg:height="4.0778356mm" draw:style-name="style-319" svg:viewBox="0.0 0.0 812.1714 407.78354" svg:width="8.121714mm" svg:x="34.215054mm" svg:y="34.987976mm"/>
                <draw:path svg:d="M 26.464388 211.66666 L 419.7749 14.882812 L 390.00928 0.0 L 0.0 198.43748 L 26.464388 211.66666 z" svg:height="2.1166666mm" draw:style-name="style-320" svg:viewBox="0.0 0.0 419.7749 211.66666" svg:width="4.197749mm" svg:x="41.92443mm" svg:y="32.96386mm"/>
                <draw:path svg:d="M 29.941242 222.1069 L 445.61838 14.398345 L 421.49313 0.0 L 0.0 207.22409 L 29.941242 222.1069 z" svg:height="2.221069mm" draw:style-name="style-321" svg:viewBox="0.0 0.0 445.61838 222.1069" svg:width="4.456184mm" svg:x="41.854897mm" svg:y="36.84474mm"/>
                <draw:path svg:d="M 29.941242 209.15067 L 409.22726 14.882812 L 379.46164 0.0 L 0.0 194.26785 L 29.941242 209.15067 z" svg:height="2.0915065mm" draw:style-name="style-322" svg:viewBox="0.0 0.0 409.22726 209.15067" svg:width="4.0922728mm" svg:x="41.758045mm" svg:y="32.790226mm"/>
                <draw:path svg:d="M 22.97098 205.94995 L 408.49774 13.229166 L 382.03415 0.0 L 0.0 190.9751 L 22.97098 205.94995 z" svg:height="2.0594995mm" draw:style-name="style-323" svg:viewBox="0.0 0.0 408.49774 205.94995" svg:width="4.084977mm" svg:x="41.809074mm" svg:y="36.80032mm"/>
                <draw:path svg:d="M 21.989128 0.0 L 812.1714 398.74503 L 793.9252 407.78192 L 0.0 10.906957 L 21.989128 0.0 z" svg:height="4.0778193mm" draw:style-name="style-324" svg:viewBox="0.0 0.0 812.1714 407.78192" svg:width="8.121714mm" svg:x="38.219444mm" svg:y="32.987083mm"/>
                <draw:g draw:id="g6514">
                  <draw:g draw:id="g6516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25" svg:viewBox="0.0 0.0 40.350483 20.175264" svg:width="0.40350482mm" svg:x="38.22124mm" svg:y="33.65256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26" svg:viewBox="0.0 0.0 40.350483 20.175264" svg:width="0.40350482mm" svg:x="38.188168mm" svg:y="33.677372mm"/>
                  </draw:g>
                </draw:g>
                <draw:g draw:id="g6522">
                  <draw:g draw:id="g652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27" svg:viewBox="0.0 0.0 40.350483 20.175264" svg:width="0.40350482mm" svg:x="35.54617mm" svg:y="34.9831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28" svg:viewBox="0.0 0.0 40.350483 20.175264" svg:width="0.40350482mm" svg:x="35.513096mm" svg:y="35.007957mm"/>
                  </draw:g>
                </draw:g>
                <draw:g draw:id="g6530">
                  <draw:g draw:id="g6532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29" svg:viewBox="0.0 0.0 40.350483 20.175264" svg:width="0.40350482mm" svg:x="41.484478mm" svg:y="37.89831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0" svg:viewBox="0.0 0.0 40.350483 20.175264" svg:width="0.40350482mm" svg:x="41.451405mm" svg:y="37.92312mm"/>
                  </draw:g>
                </draw:g>
                <draw:g draw:id="g6538">
                  <draw:g draw:id="g6540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1" svg:viewBox="0.0 0.0 40.350483 20.175264" svg:width="0.40350482mm" svg:x="44.182102mm" svg:y="36.4869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2" svg:viewBox="0.0 0.0 40.350483 20.175264" svg:width="0.40350482mm" svg:x="44.14903mm" svg:y="36.511753mm"/>
                  </draw:g>
                </draw:g>
                <draw:g draw:id="g6546">
                  <draw:g draw:id="g6548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3" svg:viewBox="0.0 0.0 40.350483 20.175264" svg:width="0.40350482mm" svg:x="43.475876mm" svg:y="34.862217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4" svg:viewBox="0.0 0.0 40.350483 20.175264" svg:width="0.40350482mm" svg:x="43.442806mm" svg:y="34.88702mm"/>
                  </draw:g>
                </draw:g>
                <draw:g draw:id="g6554">
                  <draw:g draw:id="g6556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5" svg:viewBox="0.0 0.0 40.350483 20.175264" svg:width="0.40350482mm" svg:x="45.87771mm" svg:y="33.681618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6" svg:viewBox="0.0 0.0 40.350483 20.175264" svg:width="0.40350482mm" svg:x="45.844635mm" svg:y="33.70642mm"/>
                  </draw:g>
                </draw:g>
                <draw:g draw:id="g6562">
                  <draw:g draw:id="g656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7" svg:viewBox="0.0 0.0 40.350483 20.175264" svg:width="0.40350482mm" svg:x="43.929142mm" svg:y="32.707527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8" svg:viewBox="0.0 0.0 40.350483 20.175264" svg:width="0.40350482mm" svg:x="43.89607mm" svg:y="32.73233mm"/>
                  </draw:g>
                </draw:g>
                <draw:g draw:id="g6570">
                  <draw:g draw:id="g6572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39" svg:viewBox="0.0 0.0 40.350483 20.175264" svg:width="0.40350482mm" svg:x="41.547367mm" svg:y="33.8981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40" svg:viewBox="0.0 0.0 40.350483 20.175264" svg:width="0.40350482mm" svg:x="41.514294mm" svg:y="33.922955mm"/>
                  </draw:g>
                </draw:g>
              </draw:g>
              <draw:g draw:id="g6578">
                <draw:path svg:d="M 396.96298 0.0 L 0.0 198.43748 z" svg:height="1.9843749mm" draw:style-name="style-341" svg:viewBox="0.0 0.0 396.96298 198.43748" svg:width="3.96963mm" svg:x="46.087414mm" svg:y="35.113598mm"/>
                <draw:path svg:d="M 793.9256 0.0 L 0.0 396.87497 L 801.33185 797.5401 L 1595.2566 400.66513 L 793.9256 0.0 z" svg:height="7.975401mm" draw:style-name="style-342" svg:viewBox="0.0 0.0 1595.2566 797.5401" svg:width="15.952566mm" svg:x="42.11779mm" svg:y="35.113598mm"/>
                <draw:path svg:d="M 21.989532 0.0 L 812.1714 398.74664 L 793.9256 407.78354 L 0.0 10.908571 L 21.989532 0.0 z" svg:height="4.0778356mm" draw:style-name="style-343" svg:viewBox="0.0 0.0 812.1714 407.78354" svg:width="8.121714mm" svg:x="42.11779mm" svg:y="38.973263mm"/>
                <draw:path svg:d="M 26.464388 211.66666 L 419.7749 14.882812 L 390.00928 0.0 L 0.0 198.43748 L 26.464388 211.66666 z" svg:height="2.1166666mm" draw:style-name="style-344" svg:viewBox="0.0 0.0 419.7749 211.66666" svg:width="4.197749mm" svg:x="49.827164mm" svg:y="36.949142mm"/>
                <draw:path svg:d="M 29.941242 222.1069 L 445.61838 14.398345 L 421.49313 0.0 L 0.0 207.22409 L 29.941242 222.1069 z" svg:height="2.221069mm" draw:style-name="style-345" svg:viewBox="0.0 0.0 445.61838 222.1069" svg:width="4.456184mm" svg:x="49.757633mm" svg:y="40.83003mm"/>
                <draw:path svg:d="M 29.941242 209.15067 L 409.22726 14.882812 L 379.46164 0.0 L 0.0 194.26785 L 29.941242 209.15067 z" svg:height="2.0915065mm" draw:style-name="style-346" svg:viewBox="0.0 0.0 409.22726 209.15067" svg:width="4.0922728mm" svg:x="49.660778mm" svg:y="36.775513mm"/>
                <draw:path svg:d="M 22.97098 205.94995 L 408.49774 13.229166 L 382.03415 0.0 L 0.0 190.9751 L 22.97098 205.94995 z" svg:height="2.0594995mm" draw:style-name="style-347" svg:viewBox="0.0 0.0 408.49774 205.94995" svg:width="4.084977mm" svg:x="49.71181mm" svg:y="40.785603mm"/>
                <draw:path svg:d="M 21.989128 0.0 L 812.1714 398.74503 L 793.9252 407.78192 L 0.0 10.906957 L 21.989128 0.0 z" svg:height="4.0778193mm" draw:style-name="style-348" svg:viewBox="0.0 0.0 812.1714 407.78192" svg:width="8.121714mm" svg:x="46.122177mm" svg:y="36.972366mm"/>
                <draw:g draw:id="g6596">
                  <draw:g draw:id="g6598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49" svg:viewBox="0.0 0.0 40.350483 20.175264" svg:width="0.40350482mm" svg:x="46.123974mm" svg:y="37.6378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0" svg:viewBox="0.0 0.0 40.350483 20.175264" svg:width="0.40350482mm" svg:x="46.0909mm" svg:y="37.662655mm"/>
                  </draw:g>
                </draw:g>
                <draw:g draw:id="g6604">
                  <draw:g draw:id="g6606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1" svg:viewBox="0.0 0.0 40.350483 20.175264" svg:width="0.40350482mm" svg:x="43.448902mm" svg:y="38.968437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2" svg:viewBox="0.0 0.0 40.350483 20.175264" svg:width="0.40350482mm" svg:x="43.41583mm" svg:y="38.99324mm"/>
                  </draw:g>
                </draw:g>
                <draw:g draw:id="g6612">
                  <draw:g draw:id="g661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3" svg:viewBox="0.0 0.0 40.350483 20.175264" svg:width="0.40350482mm" svg:x="49.38721mm" svg:y="41.8836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4" svg:viewBox="0.0 0.0 40.350483 20.175264" svg:width="0.40350482mm" svg:x="49.354137mm" svg:y="41.9084mm"/>
                  </draw:g>
                </draw:g>
                <draw:g draw:id="g6620">
                  <draw:g draw:id="g6622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5" svg:viewBox="0.0 0.0 40.350483 20.175264" svg:width="0.40350482mm" svg:x="52.084835mm" svg:y="40.472233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6" svg:viewBox="0.0 0.0 40.350483 20.175264" svg:width="0.40350482mm" svg:x="52.05176mm" svg:y="40.497036mm"/>
                  </draw:g>
                </draw:g>
                <draw:g draw:id="g6628">
                  <draw:g draw:id="g6630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7" svg:viewBox="0.0 0.0 40.350483 20.175264" svg:width="0.40350482mm" svg:x="51.378613mm" svg:y="38.8475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8" svg:viewBox="0.0 0.0 40.350483 20.175264" svg:width="0.40350482mm" svg:x="51.34554mm" svg:y="38.872303mm"/>
                  </draw:g>
                </draw:g>
                <draw:g draw:id="g6636">
                  <draw:g draw:id="g6638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59" svg:viewBox="0.0 0.0 40.350483 20.175264" svg:width="0.40350482mm" svg:x="53.78044mm" svg:y="37.6669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60" svg:viewBox="0.0 0.0 40.350483 20.175264" svg:width="0.40350482mm" svg:x="53.747368mm" svg:y="37.691704mm"/>
                  </draw:g>
                </draw:g>
                <draw:g draw:id="g6644">
                  <draw:g draw:id="g6646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61" svg:viewBox="0.0 0.0 40.350483 20.175264" svg:width="0.40350482mm" svg:x="51.831875mm" svg:y="36.69281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62" svg:viewBox="0.0 0.0 40.350483 20.175264" svg:width="0.40350482mm" svg:x="51.7988mm" svg:y="36.717613mm"/>
                  </draw:g>
                </draw:g>
                <draw:g draw:id="g6652">
                  <draw:g draw:id="g6654"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63" svg:viewBox="0.0 0.0 40.350483 20.175264" svg:width="0.40350482mm" svg:x="49.4501mm" svg:y="37.883434mm"/>
                    <draw:path svg:d="M 40.350483 10.087632 C 40.350483 15.658886 31.317726 20.175264 20.175259 20.175264 C 9.032754 20.175264 0.0 15.658886 0.0 10.087632 C 0.0 4.516379 9.032754 0.0 20.175259 0.0 C 31.317726 0.0 40.350483 4.516379 40.350483 10.087632 z" svg:height="0.20175265mm" draw:style-name="style-364" svg:viewBox="0.0 0.0 40.350483 20.175264" svg:width="0.40350482mm" svg:x="49.417027mm" svg:y="37.908237mm"/>
                  </draw:g>
                </draw:g>
              </draw:g>
            </draw:g>
            <draw:g draw:id="g9967">
              <draw:path svg:d="M 1587.8524 0.0 L 0.0 793.74994 L 1602.6637 1595.0818 L 3190.5125 801.33185 L 1587.8524 0.0 z" svg:height="15.950818mm" draw:style-name="style-365" svg:viewBox="0.0 0.0 3190.5125 1595.0818" svg:width="31.905125mm" svg:x="50.935734mm" svg:y="18.049019mm"/>
              <draw:g draw:id="g9110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66" svg:viewBox="0.0 0.0 255.9507 211.31439" svg:width="2.559507mm" svg:x="72.346634mm" svg:y="26.750011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67" svg:viewBox="0.0 0.0 255.76175 208.05931" svg:width="2.5576177mm" svg:x="72.3637mm" svg:y="26.733118mm"/>
              </draw:g>
              <draw:g draw:id="g9116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68" svg:viewBox="0.0 0.0 255.9507 211.31439" svg:width="2.559507mm" svg:x="57.297462mm" svg:y="23.145697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69" svg:viewBox="0.0 0.0 255.76175 208.05931" svg:width="2.5576177mm" svg:x="57.31453mm" svg:y="23.128805mm"/>
              </draw:g>
              <draw:g draw:id="g9122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70" svg:viewBox="0.0 0.0 255.9507 211.31439" svg:width="2.559507mm" svg:x="62.937702mm" svg:y="22.365263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71" svg:viewBox="0.0 0.0 255.76175 208.05931" svg:width="2.5576177mm" svg:x="62.95477mm" svg:y="22.34837mm"/>
              </draw:g>
              <draw:g draw:id="g9128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72" svg:viewBox="0.0 0.0 255.9507 211.31439" svg:width="2.559507mm" svg:x="67.77482mm" svg:y="26.021132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73" svg:viewBox="0.0 0.0 255.76175 208.05931" svg:width="2.5576177mm" svg:x="67.79188mm" svg:y="26.004238mm"/>
              </draw:g>
              <draw:g draw:id="g9134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74" svg:viewBox="0.0 0.0 255.9507 211.31439" svg:width="2.559507mm" svg:x="63.44mm" svg:y="25.944332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75" svg:viewBox="0.0 0.0 255.76175 208.05931" svg:width="2.5576177mm" svg:x="63.45706mm" svg:y="25.927439mm"/>
              </draw:g>
              <draw:g draw:id="g9140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376" draw:transform="rotate(-3.141592653589793) translate(60.539043mm,28.382763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377" draw:transform="rotate(-3.141592653589793) translate(60.52198mm,28.333319mm)" svg:viewBox="0.0 0.0 255.76175 208.05931" svg:width="2.5576177mm"/>
              </draw:g>
              <draw:g draw:id="g9152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378" draw:transform="rotate(-3.141592653589793) translate(68.49741mm,22.115005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379" draw:transform="rotate(-3.141592653589793) translate(68.480354mm,22.065561mm)" svg:viewBox="0.0 0.0 255.76175 208.05931" svg:width="2.5576177mm"/>
              </draw:g>
              <draw:g draw:id="g9158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380" draw:transform="rotate(-3.141592653589793) translate(67.1745mm,32.235317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381" draw:transform="rotate(-3.141592653589793) translate(67.15743mm,32.18587mm)" svg:viewBox="0.0 0.0 255.76175 208.05931" svg:width="2.5576177mm"/>
              </draw:g>
              <draw:g draw:id="g9164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382" draw:transform="rotate(-3.141592653589793) translate(74.429665mm,25.273909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383" draw:transform="rotate(-3.141592653589793) translate(74.412605mm,25.224464mm)" svg:viewBox="0.0 0.0 255.76175 208.05931" svg:width="2.5576177mm"/>
              </draw:g>
            </draw:g>
            <draw:g draw:id="g9775">
              <draw:path svg:d="M 1587.8528 0.0 L 0.0 793.74994 L 1602.6637 1595.0818 L 3190.5132 801.33185 L 1587.8528 0.0 z" svg:height="15.950818mm" draw:style-name="style-384" svg:viewBox="0.0 0.0 3190.5132 1595.0818" svg:width="31.905132mm" svg:x="51.26758mm" svg:y="-2.0186105E-6mm"/>
              <draw:path svg:d="M 0.0 793.74994 C 0.0 793.74994 436.27664 612.8566 459.66266 598.8257 C 483.04865 584.7939 744.9722 383.67328 744.9722 383.67328 L 1095.7639 224.64793 L 1278.1753 163.84416 L 1587.8495 0.0 L 1799.563 105.83333 L 1481.1716 236.64978 L 1479.2952 271.41995 L 1161.2452 430.44528 L 740.29553 678.3379 L 459.66266 809.29974 L 211.71349 899.5833 L 0.0 793.74994 z" svg:height="8.995832mm" draw:style-name="style-385" svg:viewBox="0.0 0.0 1799.563 899.5833" svg:width="17.99563mm" svg:x="53.1201mm" svg:y="0.9260396mm"/>
              <draw:path svg:d="M 0.0 794.32806 C 0.0 794.32806 419.7119 611.47266 443.09793 597.4409 C 466.48395 583.4091 756.47107 508.57358 756.47107 508.57358 L 1317.7368 106.33233 L 1500.1489 12.789109 L 1586.6925 0.0 L 1772.2722 92.76969 L 1462.7303 270.0352 L 1144.6805 429.06052 L 715.2543 647.3644 L 443.09793 807.915 L 184.09163 886.3541 L 0.0 794.32806 z" svg:height="8.863542mm" draw:style-name="style-386" svg:viewBox="0.0 0.0 1772.2722 886.3541" svg:width="17.722723mm" svg:x="58.89116mm" svg:y="3.8051515mm"/>
              <draw:path svg:d="M 0.0 795.88727 C 0.0 795.88727 432.14334 628.1165 455.52933 614.0847 C 478.91534 600.053 768.90247 525.2174 768.90247 525.2174 L 1330.1691 122.97698 L 1512.5804 29.432957 L 1585.4297 0.0 L 1824.253 119.385475 L 1475.1626 286.67984 L 1157.1119 445.70517 L 736.16223 693.5978 L 455.52933 824.55963 L 238.17747 914.94977 L 0.0 795.88727 z" svg:height="9.149498mm" draw:style-name="style-387" svg:viewBox="0.0 0.0 1824.253 914.94977" svg:width="18.24253mm" svg:x="63.38914mm" svg:y="6.047335mm"/>
              <draw:g draw:id="g9785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88" svg:viewBox="0.0 0.0 255.9507 211.31439" svg:width="2.559507mm" svg:x="76.59832mm" svg:y="6.0662155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89" svg:viewBox="0.0 0.0 255.76175 208.05931" svg:width="2.5576177mm" svg:x="76.61539mm" svg:y="6.0493226mm"/>
              </draw:g>
              <draw:g draw:id="g9791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90" svg:viewBox="0.0 0.0 255.9507 211.31439" svg:width="2.559507mm" svg:x="56.072384mm" svg:y="5.7101164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91" svg:viewBox="0.0 0.0 255.76175 208.05931" svg:width="2.5576177mm" svg:x="56.08945mm" svg:y="5.6932235mm"/>
              </draw:g>
              <draw:g draw:id="g9797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92" svg:viewBox="0.0 0.0 255.9507 211.31439" svg:width="2.559507mm" svg:x="61.572308mm" svg:y="2.9652503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93" svg:viewBox="0.0 0.0 255.76175 208.05931" svg:width="2.5576177mm" svg:x="61.58937mm" svg:y="2.948357mm"/>
              </draw:g>
              <draw:g draw:id="g9803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94" svg:viewBox="0.0 0.0 255.9507 211.31439" svg:width="2.559507mm" svg:x="71.712105mm" svg:y="8.565764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95" svg:viewBox="0.0 0.0 255.76175 208.05931" svg:width="2.5576177mm" svg:x="71.729164mm" svg:y="8.548871mm"/>
              </draw:g>
              <draw:g draw:id="g9809">
                <draw:path svg:d="M 214.00383 0.24904417 C 189.66136 -2.4065561 170.30354 16.667673 156.69783 34.47491 C 132.79932 66.118034 117.30343 103.1246 104.92132 140.54044 C 96.69111 113.53657 88.05583 83.51455 63.84108 66.330215 C 49.1675 57.120514 28.523249 62.75913 19.190334 76.97468 C 10.18193 87.904755 4.7935195 101.20423 -2.2737368E-13 114.38442 C 9.773532 115.28742 26.983122 131.2335 30.716028 114.98526 C 34.51308 105.93694 38.010002 91.15626 50.39371 92.13415 C 65.19239 105.02611 69.92351 125.14411 76.54901 142.79868 C 83.1404 163.8969 86.919464 185.83165 88.27919 207.8799 C 97.88292 209.22583 118.203674 217.7154 118.10107 201.6085 C 129.23752 146.94215 148.52553 92.70422 182.24446 47.73898 C 190.01765 36.808323 209.56181 19.033012 219.47278 37.190014 C 224.25484 48.512238 226.15765 70.70619 243.94601 60.054184 C 251.47365 57.48334 259.84494 58.01829 253.97731 48.131413 C 248.42345 27.715017 237.13257 4.29964 214.00383 0.24904417 z" svg:height="2.113144mm" draw:style-name="style-396" svg:viewBox="0.0 0.0 255.9507 211.31439" svg:width="2.559507mm" svg:x="66.02904mm" svg:y="7.1561mm"/>
                <draw:path svg:d="M 209.54541 0.0 C 187.3114 -0.02757482 169.3943 17.784018 156.63892 34.478394 C 132.7404 66.12122 117.30343 103.17249 104.92132 140.58862 C 96.69125 113.58475 88.118675 83.46579 63.90392 66.28174 C 49.230488 57.07204 28.355478 62.766388 19.022562 76.98193 C 10.014159 87.91201 4.7935195 101.25242 0.0 114.4326 C 2.9249628 114.702835 6.409549 116.30072 10.105737 117.99934 C 13.467397 110.61944 17.40871 103.4793 22.589293 97.193405 C 31.922209 82.97786 52.499992 77.283516 67.17342 86.49321 C 91.388176 103.67726 99.960754 133.79622 108.19083 160.8001 C 120.57294 123.38397 136.0099 86.3327 159.90842 54.689865 C 173.51413 36.88263 192.931 17.85281 217.27333 20.5087 C 236.06557 23.799683 247.10043 39.90715 253.5351 56.77046 C 255.99911 55.358627 256.85046 53.23624 253.83232 48.15086 C 248.27846 27.734465 237.13257 4.347533 214.00383 0.29722753 C 212.48257 0.1311981 211.02777 0.0017415676 209.54541 0.0 z M 86.79044 191.41454 C 87.43903 196.90105 87.93668 202.24998 88.27658 207.76205 C 88.60849 207.80849 89.10948 207.99716 89.46549 208.05928 C 88.73432 202.47755 87.857735 196.94081 86.79044 191.41454 z" svg:height="2.080593mm" draw:style-name="style-397" svg:viewBox="0.0 0.0 255.76175 208.05931" svg:width="2.5576177mm" svg:x="66.0461mm" svg:y="7.1392064mm"/>
              </draw:g>
              <draw:g draw:id="g9815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398" draw:transform="rotate(-3.141592653589793) translate(62.753902mm,10.997691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399" draw:transform="rotate(-3.141592653589793) translate(62.73684mm,10.948247mm)" svg:viewBox="0.0 0.0 255.76175 208.05931" svg:width="2.5576177mm"/>
              </draw:g>
              <draw:g draw:id="g9821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400" draw:transform="rotate(-3.141592653589793) translate(68.76904mm,2.527904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401" draw:transform="rotate(-3.141592653589793) translate(68.751976mm,2.47846mm)" svg:viewBox="0.0 0.0 255.76175 208.05931" svg:width="2.5576177mm"/>
              </draw:g>
              <draw:g draw:id="g9827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402" draw:transform="rotate(-3.141592653589793) translate(68.16514mm,13.844509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403" draw:transform="rotate(-3.141592653589793) translate(68.14807mm,13.795065mm)" svg:viewBox="0.0 0.0 255.76175 208.05931" svg:width="2.5576177mm"/>
              </draw:g>
              <draw:g draw:id="g9833">
                <draw:path svg:d="M 214.00383 211.06535 C 189.66136 213.72095 170.30354 194.64671 156.69783 176.83948 C 132.79932 145.19637 117.30343 108.18979 104.92132 70.77395 C 96.69111 97.777824 88.05583 127.79984 63.84108 144.98418 C 49.1675 154.19388 28.523249 148.55527 19.190334 134.33972 C 10.18193 123.40964 4.7935195 110.11016 -2.2737368E-13 96.92998 C 9.773532 96.02697 26.983122 80.08089 30.716028 96.32913 C 34.51308 105.37745 38.010002 120.158134 50.39371 119.180244 C 65.19239 106.28829 69.92351 86.17028 76.54901 68.51572 C 83.1404 47.4175 86.919464 25.482744 88.27919 3.4344983 C 97.88292 2.0885568 118.203674 -6.401005 118.10107 9.705883 C 129.23752 64.37224 148.52553 118.61017 182.24446 163.57541 C 190.01765 174.50607 209.56181 192.28139 219.47278 174.12437 C 224.25484 162.80215 226.15765 140.6082 243.94601 151.26021 C 251.47365 153.83105 259.84494 153.2961 253.97731 163.18298 C 248.42345 183.59938 237.13257 207.01476 214.00383 211.06535 z" svg:height="2.113144mm" draw:style-name="style-404" draw:transform="rotate(-3.141592653589793) translate(73.07543mm,6.062693mm)" svg:viewBox="0.0 0.0 255.9507 211.31439" svg:width="2.559507mm"/>
                <draw:path svg:d="M 209.54541 208.05931 C 187.3114 208.08688 169.3943 190.2753 156.63892 173.58092 C 132.7404 141.93808 117.30343 104.88682 104.92132 67.47069 C 96.69125 94.47456 88.118675 124.59352 63.90392 141.77757 C 49.230488 150.98727 28.355478 145.29292 19.022562 131.07738 C 10.014159 120.1473 4.7935195 106.80689 0.0 93.62671 C 2.9249628 93.356476 6.409549 91.75859 10.105737 90.05998 C 13.467397 97.43987 17.40871 104.58001 22.589293 110.865906 C 31.922209 125.08145 52.499992 130.7758 67.17342 121.5661 C 91.388176 104.38205 99.960754 74.26309 108.19083 47.259216 C 120.57294 84.67535 136.0099 121.726616 159.90842 153.36945 C 173.51413 171.17668 192.931 190.2065 217.27333 187.55061 C 236.06557 184.25963 247.10043 168.15216 253.5351 151.28885 C 255.99911 152.70068 256.85046 154.82307 253.83232 159.90845 C 248.27846 180.32484 237.13257 203.71178 214.00383 207.76208 C 212.48257 207.92812 211.02777 208.05757 209.54541 208.05931 z M 86.79044 16.64478 C 87.43903 11.15826 87.93668 5.809325 88.27658 0.29726383 C 88.60849 0.250822 89.10948 0.062152196 89.46549 3.6282658E-5 C 88.73432 5.5817604 87.857735 11.118494 86.79044 16.64478 z" svg:height="2.080593mm" draw:style-name="style-405" draw:transform="rotate(-3.141592653589793) translate(73.058365mm,6.013249mm)" svg:viewBox="0.0 0.0 255.76175 208.05931" svg:width="2.5576177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1.687954mm" fo:page-width="83.17271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